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C000001CC9095BB03.jp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Text_20_body">
      <style:paragraph-properties fo:margin-left="0in" fo:margin-right="0in" fo:text-indent="0in" style:auto-text-indent="false">
        <style:tab-stops/>
      </style:paragraph-properties>
      <style:text-properties fo:color="#000000" fo:font-weight="normal" style:font-weight-asian="normal" style:font-weight-complex="normal"/>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10pt" style:font-size-asian="10pt" style:font-size-complex="10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text-properties fo:font-weight="normal" style:font-weight-asian="normal" style:font-weight-complex="normal"/>
    </style:style>
    <style:style style:name="P16"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7" style:family="paragraph" style:parent-style-name="Standard">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Preformatted_20_Text">
      <style:paragraph-properties fo:margin-left="0.2917in" fo:margin-right="0in" fo:text-indent="0in" style:auto-text-indent="false"/>
    </style:style>
    <style:style style:name="P20" style:family="paragraph" style:parent-style-name="Table_20_Heading">
      <style:paragraph-properties fo:text-align="start" style:justify-single-word="false"/>
      <style:text-properties fo:font-weight="normal" style:font-weight-asian="normal" style:font-weight-complex="normal"/>
    </style:style>
    <style:style style:name="P21" style:family="paragraph" style:parent-style-name="Preformatted_20_Text">
      <style:text-properties fo:color="#0000ff"/>
    </style:style>
    <style:style style:name="P22" style:family="paragraph" style:parent-style-name="Preformatted_20_Text">
      <style:text-properties fo:color="#0000ff" fo:font-weight="normal" style:font-weight-asian="normal" style:font-weight-complex="normal"/>
    </style:style>
    <style:style style:name="P23"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4" style:family="paragraph" style:parent-style-name="Preformatted_20_Text">
      <style:text-properties fo:color="#000000"/>
    </style:style>
    <style:style style:name="P25" style:family="paragraph" style:parent-style-name="Preformatted_20_Text">
      <style:text-properties fo:color="#000000" fo:background-color="#dbdbdb"/>
    </style:style>
    <style:style style:name="P26" style:family="paragraph" style:parent-style-name="Preformatted_20_Text">
      <style:text-properties fo:color="#000000" fo:font-weight="normal" style:font-weight-asian="normal" style:font-weight-complex="normal"/>
    </style:style>
    <style:style style:name="P27" style:family="paragraph" style:parent-style-name="Preformatted_20_Text">
      <style:text-properties fo:color="#000000" fo:font-weight="normal" fo:background-color="#dbdbdb" style:font-weight-asian="normal" style:font-weight-complex="normal"/>
    </style:style>
    <style:style style:name="P28" style:family="paragraph" style:parent-style-name="Preformatted_20_Text">
      <style:text-properties fo:color="#ff0000"/>
    </style:style>
    <style:style style:name="P29" style:family="paragraph" style:parent-style-name="Preformatted_20_Text">
      <style:text-properties fo:color="#00ae00"/>
    </style:style>
    <style:style style:name="P30" style:family="paragraph" style:parent-style-name="Preformatted_20_Text">
      <style:text-properties fo:background-color="#ccccff"/>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font-weight="bold" style:font-weight-asian="bold" style:font-weight-complex="bold"/>
    </style:style>
    <style:style style:name="P33" style:family="paragraph" style:parent-style-name="Preformatted_20_Text">
      <style:paragraph-properties fo:text-align="start" style:justify-single-word="false"/>
      <style:text-properties fo:font-size="12pt" style:font-size-asian="12pt" style:font-size-complex="12pt"/>
    </style:style>
    <style:style style:name="P34" style:family="paragraph" style:parent-style-name="Preformatted_20_Text">
      <style:text-properties fo:color="#990066" fo:background-color="#dbdbdb"/>
    </style:style>
    <style:style style:name="P35" style:family="paragraph" style:parent-style-name="Preformatted_20_Text">
      <style:text-properties fo:color="#008000"/>
    </style:style>
    <style:style style:name="P36" style:family="paragraph" style:parent-style-name="Preformatted_20_Text">
      <style:text-properties fo:color="#0000cc" fo:background-color="#e7e7ff"/>
    </style:style>
    <style:style style:name="P37" style:family="paragraph" style:parent-style-name="Preformatted_20_Text">
      <style:text-properties fo:color="#cc0000"/>
    </style:style>
    <style:style style:name="P38" style:family="paragraph" style:parent-style-name="Preformatted_20_Text">
      <style:text-properties fo:color="#cc0000" fo:background-color="transparent"/>
    </style:style>
    <style:style style:name="P39" style:family="paragraph" style:parent-style-name="Preformatted_20_Text">
      <style:paragraph-properties fo:margin-top="0in" fo:margin-bottom="0.1965in"/>
    </style:style>
    <style:style style:name="P40" style:family="paragraph" style:parent-style-name="Preformatted_20_Text">
      <style:paragraph-properties fo:margin-top="0in" fo:margin-bottom="0.1965in"/>
      <style:text-properties fo:color="#000000"/>
    </style:style>
    <style:style style:name="P41" style:family="paragraph" style:parent-style-name="Preformatted_20_Text">
      <style:paragraph-properties fo:margin-top="0in" fo:margin-bottom="0.1965in"/>
      <style:text-properties fo:color="#000000" fo:background-color="transparent"/>
    </style:style>
    <style:style style:name="P42" style:family="paragraph" style:parent-style-name="Preformatted_20_Text">
      <style:paragraph-properties fo:margin-top="0in" fo:margin-bottom="0.1965in"/>
      <style:text-properties fo:color="#0000cc" fo:font-weight="normal" fo:background-color="#e7e7ff" style:font-weight-asian="normal" style:font-weight-complex="normal"/>
    </style:style>
    <style:style style:name="P43" style:family="paragraph" style:parent-style-name="Preformatted_20_Text">
      <style:paragraph-properties fo:margin-top="0in" fo:margin-bottom="0.1965in"/>
      <style:text-properties fo:color="#0000ff"/>
    </style:style>
    <style:style style:name="P44" style:family="paragraph" style:parent-style-name="Preformatted_20_Text">
      <style:paragraph-properties fo:margin-top="0in" fo:margin-bottom="0.1965in"/>
      <style:text-properties fo:color="#0000ff" fo:font-weight="normal" style:font-weight-asian="normal" style:font-weight-complex="normal"/>
    </style:style>
    <style:style style:name="P45" style:family="paragraph" style:parent-style-name="Preformatted_20_Text">
      <style:paragraph-properties fo:margin-top="0in" fo:margin-bottom="0.1965in"/>
      <style:text-properties fo:color="#0000ff" fo:background-color="transparent"/>
    </style:style>
    <style:style style:name="P46" style:family="paragraph" style:parent-style-name="Preformatted_20_Text">
      <style:paragraph-properties fo:margin-top="0in" fo:margin-bottom="0.1965in"/>
      <style:text-properties fo:color="#0000ff" fo:background-color="#e7e7ff"/>
    </style:style>
    <style:style style:name="P47" style:family="paragraph" style:parent-style-name="Text_20_body">
      <style:paragraph-properties fo:margin-top="0in" fo:margin-bottom="0.1965in"/>
      <style:text-properties fo:color="#000000"/>
    </style:style>
    <style:style style:name="P48" style:family="paragraph" style:parent-style-name="Table_20_Contents">
      <style:text-properties fo:font-size="11pt" style:font-size-asian="11pt" style:font-size-complex="11pt"/>
    </style:style>
    <style:style style:name="P49" style:family="paragraph" style:parent-style-name="Table_20_Contents">
      <style:paragraph-properties fo:text-align="start" style:justify-single-word="false"/>
      <style:text-properties fo:font-size="11pt" style:font-size-asian="11pt" style:font-size-complex="11pt"/>
    </style:style>
    <style:style style:name="P50" style:family="paragraph" style:parent-style-name="Preformatted_20_Text">
      <style:paragraph-properties fo:margin-left="-0.0083in" fo:margin-right="0in" fo:text-indent="0in" style:auto-text-indent="false"/>
      <style:text-properties fo:background-color="#ccccff"/>
    </style:style>
    <style:style style:name="P51" style:family="paragraph" style:parent-style-name="Text_20_body">
      <style:paragraph-properties fo:text-align="center" style:justify-single-word="false"/>
    </style:style>
    <style:style style:name="P52" style:family="paragraph" style:parent-style-name="Text_20_body">
      <style:text-properties fo:font-weight="normal" style:font-weight-asian="normal" style:font-weight-complex="normal"/>
    </style:style>
    <style:style style:name="P53" style:family="paragraph" style:parent-style-name="Text_20_body">
      <style:text-properties fo:color="#000000"/>
    </style:style>
    <style:style style:name="P54" style:family="paragraph" style:parent-style-name="Text_20_body">
      <style:text-properties fo:color="#000000" fo:background-color="transparent"/>
    </style:style>
    <style:style style:name="P55" style:family="paragraph" style:parent-style-name="Text_20_body">
      <style:text-properties fo:color="#ff0000" fo:font-weight="bold" style:font-weight-asian="bold" style:font-weight-complex="bold"/>
    </style:style>
    <style:style style:name="P56" style:family="paragraph" style:parent-style-name="Text_20_body">
      <style:text-properties fo:color="#0000ff" fo:font-weight="bold" style:font-weight-asian="bold" style:font-weight-complex="bold"/>
    </style:style>
    <style:style style:name="P57" style:family="paragraph" style:parent-style-name="Text_20_body">
      <style:paragraph-properties fo:margin-left="0.3083in" fo:margin-right="0in" fo:text-indent="0in" style:auto-text-indent="false"/>
    </style:style>
    <style:style style:name="P58" style:family="paragraph" style:parent-style-name="Text_20_body">
      <style:paragraph-properties fo:margin-left="0.3in" fo:margin-right="0in" fo:text-indent="0in" style:auto-text-indent="false"/>
    </style:style>
    <style:style style:name="P59" style:family="paragraph" style:parent-style-name="Text_20_body">
      <style:paragraph-properties fo:margin-left="0.3in" fo:margin-right="0in" fo:text-indent="0in" style:auto-text-indent="false"/>
      <style:text-properties fo:font-weight="bold" style:font-weight-asian="bold" style:font-weight-complex="bold"/>
    </style:style>
    <style:style style:name="P60" style:family="paragraph" style:parent-style-name="Text_20_body">
      <style:paragraph-properties fo:margin-left="0.3in" fo:margin-right="0in" fo:text-indent="0in" style:auto-text-indent="false"/>
      <style:text-properties fo:color="#0000ff"/>
    </style:style>
    <style:style style:name="P61"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62" style:family="paragraph" style:parent-style-name="Text_20_body">
      <style:paragraph-properties fo:margin-left="0.2835in" fo:margin-right="0in" fo:text-indent="0in" style:auto-text-indent="false"/>
      <style:text-properties fo:color="#0000ff"/>
    </style:style>
    <style:style style:name="P63" style:family="paragraph" style:parent-style-name="Text_20_body">
      <style:paragraph-properties fo:margin-left="0.7917in" fo:margin-right="0in" fo:text-indent="-0.4917in" style:auto-text-indent="false">
        <style:tab-stops/>
      </style:paragraph-properties>
    </style:style>
    <style:style style:name="P64" style:family="paragraph" style:parent-style-name="Text_20_body">
      <style:paragraph-properties fo:margin-left="0.8083in" fo:margin-right="0in" fo:text-indent="-0.5in" style:auto-text-indent="false">
        <style:tab-stops/>
      </style:paragraph-properties>
    </style:style>
    <style:style style:name="P65" style:family="paragraph" style:parent-style-name="Text_20_body">
      <style:paragraph-properties fo:margin-left="0.7665in" fo:margin-right="0in" fo:text-indent="-0.4583in" style:auto-text-indent="false">
        <style:tab-stops/>
      </style:paragraph-properties>
    </style:style>
    <style:style style:name="P66" style:family="paragraph" style:parent-style-name="Text_20_body">
      <style:paragraph-properties fo:margin-left="0.0102in" fo:margin-right="0in" fo:text-indent="0in" style:auto-text-indent="false">
        <style:tab-stops/>
      </style:paragraph-properties>
    </style:style>
    <style:style style:name="P67" style:family="paragraph" style:parent-style-name="Text_20_body">
      <style:paragraph-properties fo:margin-left="0.2661in" fo:margin-right="0in" fo:text-indent="0in" style:auto-text-indent="false"/>
    </style:style>
    <style:style style:name="P68" style:family="paragraph" style:parent-style-name="Preformatted_20_Text">
      <style:paragraph-properties fo:margin-left="0.7547in" fo:margin-right="0in" fo:text-indent="0in" style:auto-text-indent="false"/>
      <style:text-properties fo:color="#0000ff"/>
    </style:style>
    <style:style style:name="P69" style:family="paragraph" style:parent-style-name="Text_20_body">
      <style:paragraph-properties fo:margin-left="0.6083in" fo:margin-right="0in" fo:text-indent="-0.3752in" style:auto-text-indent="false">
        <style:tab-stops/>
      </style:paragraph-properties>
    </style:style>
    <style:style style:name="P70" style:family="paragraph" style:parent-style-name="Text_20_body">
      <style:paragraph-properties fo:margin-left="0.298in" fo:margin-right="0in" fo:text-indent="0in" style:auto-text-indent="false"/>
      <style:text-properties fo:color="#000000"/>
    </style:style>
    <style:style style:name="P71" style:family="paragraph" style:parent-style-name="Text_20_body">
      <style:paragraph-properties fo:margin-left="-0.0102in" fo:margin-right="0in" fo:text-indent="0in" style:auto-text-indent="false"/>
    </style:style>
    <style:style style:name="P72" style:family="paragraph" style:parent-style-name="Text_20_body" style:list-style-name="List_20_1"/>
    <style:style style:name="P73" style:family="paragraph" style:parent-style-name="Heading_20_2">
      <style:text-properties fo:font-style="normal" fo:font-weight="bold" style:font-style-asian="normal" style:font-weight-asian="bold" style:font-style-complex="normal" style:font-weight-complex="bold"/>
    </style:style>
    <style:style style:name="P74" style:family="paragraph" style:parent-style-name="Heading_20_1">
      <style:paragraph-properties fo:break-before="page"/>
    </style:style>
    <style:style style:name="P75" style:family="paragraph" style:parent-style-name="Heading_20_1">
      <style:paragraph-properties fo:margin-left="0in" fo:margin-right="0in" fo:text-indent="0in" style:auto-text-indent="false"/>
    </style:style>
    <style:style style:name="P76" style:family="paragraph" style:parent-style-name="Heading_20_4">
      <style:text-properties fo:color="#000000"/>
    </style:style>
    <style:style style:name="P77" style:family="paragraph" style:parent-style-name="Heading_20_3">
      <style:text-properties fo:color="#000000"/>
    </style:style>
    <style:style style:name="P78" style:family="paragraph" style:parent-style-name="Contents_20_2">
      <style:paragraph-properties>
        <style:tab-stops>
          <style:tab-stop style:position="6.7283in" style:type="right" style:leader-style="dotted" style:leader-text="."/>
        </style:tab-stops>
      </style:paragraph-properties>
    </style:style>
    <style:style style:name="P79" style:family="paragraph" style:parent-style-name="Contents_20_3">
      <style:paragraph-properties>
        <style:tab-stops>
          <style:tab-stop style:position="6.5319in" style:type="right" style:leader-style="dotted" style:leader-text="."/>
        </style:tab-stops>
      </style:paragraph-properties>
    </style:style>
    <style:style style:name="P80" style:family="paragraph" style:parent-style-name="Contents_20_1">
      <style:paragraph-properties>
        <style:tab-stops>
          <style:tab-stop style:position="6.9252in" style:type="right" style:leader-style="dotted" style:leader-text="."/>
        </style:tab-stops>
      </style:paragraph-properties>
    </style:style>
    <style:style style:name="P81"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fo:color="#009966" fo:font-weight="bold"/>
    </style:style>
    <style:style style:name="T14" style:family="text">
      <style:text-properties fo:color="#009966" fo:font-weight="bold" fo:background-color="transparent"/>
    </style:style>
    <style:style style:name="T15" style:family="text">
      <style:text-properties fo:color="#ff00cc"/>
    </style:style>
    <style:style style:name="T16" style:family="text">
      <style:text-properties fo:color="#ff00cc" fo:background-color="transparent"/>
    </style:style>
    <style:style style:name="T17" style:family="text">
      <style:text-properties fo:color="#ff00cc" fo:font-weight="bold"/>
    </style:style>
    <style:style style:name="T18" style:family="text">
      <style:text-properties fo:color="#0000ff"/>
    </style:style>
    <style:style style:name="T19" style:family="text">
      <style:text-properties fo:color="#0000ff" fo:font-weight="normal" style:font-weight-asian="normal" style:font-weight-complex="normal"/>
    </style:style>
    <style:style style:name="T20" style:family="text">
      <style:text-properties fo:color="#0000ff" fo:font-weight="bold" style:font-weight-asian="bold" style:font-weight-complex="bold"/>
    </style:style>
    <style:style style:name="T21" style:family="text">
      <style:text-properties fo:color="#0000ff" fo:background-color="#ffffff"/>
    </style:style>
    <style:style style:name="T22" style:family="text">
      <style:text-properties fo:color="#cc0000"/>
    </style:style>
    <style:style style:name="T23" style:family="text">
      <style:text-properties fo:color="#9966ff"/>
    </style:style>
    <style:style style:name="T24" style:family="text">
      <style:text-properties fo:color="#008000" fo:font-weight="bold" style:font-weight-asian="bold" style:font-weight-complex="bold"/>
    </style:style>
    <style:style style:name="T25" style:family="text">
      <style:text-properties fo:color="#02b902"/>
    </style:style>
    <style:style style:name="T26" style:family="text">
      <style:text-properties fo:background-color="#ffffff"/>
    </style:style>
    <style:style style:name="T27" style:family="text">
      <style:text-properties style:font-name="Bitstream Vera Serif1"/>
    </style:style>
    <style:style style:name="T28" style:family="text">
      <style:text-properties style:font-name="Bitstream Vera Serif1" fo:font-size="12pt" style:font-name-asian="Bitstream Vera Serif" style:font-size-asian="12pt" style:font-name-complex="Bitstream Vera Serif" style:font-size-complex="12pt"/>
    </style:style>
    <style:style style:name="T29" style:family="text">
      <style:text-properties fo:color="#006699" fo:font-weight="bold"/>
    </style:style>
    <style:style style:name="T30" style:family="text">
      <style:text-properties fo:font-style="italic" style:font-style-asian="italic" style:font-style-complex="italic"/>
    </style:style>
    <style:style style:name="T31" style:family="text">
      <style:text-properties fo:color="#cc0033" fo:font-weight="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Introduction To Programming With MathRider And MathPip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0"><text:bookmark-start text:name="DDE_LINK22"/>1 Preface<text:tab/>8</text:p>
          <text:p text:style-name="P78">1.1 Dedication<text:tab/>8</text:p>
          <text:p text:style-name="P78">1.2 Acknowledgments<text:tab/>8</text:p>
          <text:p text:style-name="P78">1.3 Support Email List<text:tab/>8</text:p>
          <text:p text:style-name="P78">1.4 Recommended Weekly Sequence When Teaching A Class With This Book<text:tab/>8</text:p>
          <text:p text:style-name="P80">2 Introduction<text:tab/>9</text:p>
          <text:p text:style-name="P78">2.1 What Is A Mathematics Computing Environment?<text:tab/>9</text:p>
          <text:p text:style-name="P78">2.2 What Is MathRider?<text:tab/>10</text:p>
          <text:p text:style-name="P78">2.3 What Inspired The Creation Of Mathrider?<text:tab/>11</text:p>
          <text:p text:style-name="P80">3 Downloading And Installing MathRider<text:tab/>13</text:p>
          <text:p text:style-name="P78">3.1 Installing Sun's Java Implementation<text:tab/>13</text:p>
          <text:p text:style-name="P79">3.1.1 Installing Java On A Windows PC<text:tab/>13</text:p>
          <text:p text:style-name="P79">3.1.2 Installing Java On A Macintosh<text:tab/>13</text:p>
          <text:p text:style-name="P79">3.1.3 Installing Java On A Linux PC<text:tab/>13</text:p>
          <text:p text:style-name="P78">3.2 Downloading And Extracting<text:tab/>13</text:p>
          <text:p text:style-name="P79">3.2.1 Extracting The Archive File For Windows Users<text:tab/>14</text:p>
          <text:p text:style-name="P79">3.2.2 Extracting The Archive File For Unix Users<text:tab/>14</text:p>
          <text:p text:style-name="P78">3.3 MathRider's Directory Structure &amp; Execution Instructions<text:tab/>15</text:p>
          <text:p text:style-name="P79">3.3.1 Executing MathRider On Windows Systems<text:tab/>15</text:p>
          <text:p text:style-name="P79">3.3.2 Executing MathRider On Unix Systems<text:tab/>16</text:p>
          <text:p text:style-name="P81">3.3.2.1 MacOS X<text:tab/>16</text:p>
          <text:p text:style-name="P80">4 The Graphical User Interface<text:tab/>17</text:p>
          <text:p text:style-name="P78">4.1 Buffers And Text Areas<text:tab/>17</text:p>
          <text:p text:style-name="P78">4.2 The Gutter<text:tab/>17</text:p>
          <text:p text:style-name="P78">4.3 Menus<text:tab/>17</text:p>
          <text:p text:style-name="P79">4.3.1 File<text:tab/>18</text:p>
          <text:p text:style-name="P79">4.3.2 Edit<text:tab/>18</text:p>
          <text:p text:style-name="P79">4.3.3 Search<text:tab/>18</text:p>
          <text:p text:style-name="P79">4.3.4 Markers, Folding, and View<text:tab/>19</text:p>
          <text:p text:style-name="P79">4.3.5 Utilities<text:tab/>19</text:p>
          <text:p text:style-name="P79">4.3.6 Macros<text:tab/>19</text:p>
          <text:p text:style-name="P79">4.3.7 Plugins<text:tab/>19</text:p>
          <text:p text:style-name="P79">4.3.8 Help<text:tab/>19</text:p>
          <text:p text:style-name="P78">4.4 The Toolbar<text:tab/>19</text:p>
          <text:p text:style-name="P79">4.4.1 Undo And Redo<text:tab/>20</text:p>
          <text:p text:style-name="P80">5 MathPiper: A Computer Algebra System For Beginners<text:tab/>21</text:p>
          <text:p text:style-name="P78">5.1 Numeric Vs. Symbolic Computations<text:tab/>21</text:p>
          <text:p text:style-name="P78"><text:soft-page-break/>5.2 Using The MathPiper Console As A Numeric (Scientific) Calculator<text:tab/>22</text:p>
          <text:p text:style-name="P79">5.2.1 Functions<text:tab/>23</text:p>
          <text:p text:style-name="P81">5.2.1.1 The Sqrt() Square Root Function<text:tab/>23</text:p>
          <text:p text:style-name="P81">5.2.1.2 The IsEven() Function<text:tab/>24</text:p>
          <text:p text:style-name="P79">5.2.2 Accessing Previous Input And Results<text:tab/>25</text:p>
          <text:p text:style-name="P78">5.3 Saving And Restoring A Console Session<text:tab/>25</text:p>
          <text:p text:style-name="P79">5.3.1 Syntax Errors<text:tab/>25</text:p>
          <text:p text:style-name="P78">5.4 Using The MathPiper Console As A Symbolic Calculator<text:tab/>26</text:p>
          <text:p text:style-name="P79">5.4.1 Variables<text:tab/>26</text:p>
          <text:p text:style-name="P81">5.4.1.1 Calculating With Unbound Variables<text:tab/>27</text:p>
          <text:p text:style-name="P81">5.4.1.2 Variable And Function Names Are Case Sensitive<text:tab/>29</text:p>
          <text:p text:style-name="P81">5.4.1.3 Using More Than One Variable<text:tab/>29</text:p>
          <text:p text:style-name="P78">5.5 Exercises<text:tab/>30</text:p>
          <text:p text:style-name="P79">5.5.1 Exercise 1<text:tab/>30</text:p>
          <text:p text:style-name="P79">5.5.2 Exercise 2<text:tab/>30</text:p>
          <text:p text:style-name="P79">5.5.3 Exercise 3<text:tab/>30</text:p>
          <text:p text:style-name="P80">6 The MathPiper Documentation Plugin<text:tab/>32</text:p>
          <text:p text:style-name="P78">6.1 Function List<text:tab/>32</text:p>
          <text:p text:style-name="P78">6.2 Mini Web Browser Interface<text:tab/>32</text:p>
          <text:p text:style-name="P78">6.3 Exercises<text:tab/>33</text:p>
          <text:p text:style-name="P79">6.3.1 Exercise 1<text:tab/>33</text:p>
          <text:p text:style-name="P79">6.3.2 Exercise 2<text:tab/>33</text:p>
          <text:p text:style-name="P80">7 Using MathRider As A Programmer's Text Editor<text:tab/>34</text:p>
          <text:p text:style-name="P78">7.1 Creating, Opening, Saving, And Closing Text Files<text:tab/>34</text:p>
          <text:p text:style-name="P78">7.2 Editing Files<text:tab/>34</text:p>
          <text:p text:style-name="P78">7.3 File Modes<text:tab/>34</text:p>
          <text:p text:style-name="P78">7.4 Learning How To Type Properly Is An Excellent Investment Of Your Time<text:tab/>35</text:p>
          <text:p text:style-name="P78">7.5 Exercises<text:tab/>35</text:p>
          <text:p text:style-name="P79">7.5.1 Exercise 1<text:tab/>35</text:p>
          <text:p text:style-name="P80">8 MathRider Worksheet Files<text:tab/>36</text:p>
          <text:p text:style-name="P78">8.1 Code Folds<text:tab/>36</text:p>
          <text:p text:style-name="P79">8.1.1 The Description Attribute<text:tab/>37</text:p>
          <text:p text:style-name="P78">8.2 Automatically Inserting Folds &amp; Removing Unpreserved Folds<text:tab/>37</text:p>
          <text:p text:style-name="P78">8.3 Exercises<text:tab/>38</text:p>
          <text:p text:style-name="P79">8.3.1 Exercise 1<text:tab/>38</text:p>
          <text:p text:style-name="P79">8.3.2 Exercise 2<text:tab/>38</text:p>
          <text:p text:style-name="P79">8.3.3 Exercise 3<text:tab/>38</text:p>
          <text:p text:style-name="P79">8.3.4 Exercise 4<text:tab/>38</text:p>
          <text:p text:style-name="P80">9 MathPiper Programming Fundamentals<text:tab/>39</text:p>
          <text:p text:style-name="P78">9.1 Values and Expressions<text:tab/>39</text:p>
          <text:p text:style-name="P78">9.2 Operators<text:tab/>39</text:p>
          <text:p text:style-name="P78"><text:soft-page-break/>9.3 Operator Precedence<text:tab/>40</text:p>
          <text:p text:style-name="P78">9.4 Changing The Order Of Operations In An Expression<text:tab/>41</text:p>
          <text:p text:style-name="P78">9.5 Functions &amp; Function Names<text:tab/>42</text:p>
          <text:p text:style-name="P78">9.6 Functions That Produce Side Effects<text:tab/>43</text:p>
          <text:p text:style-name="P79">9.6.1 Printing Related Functions: Echo(), Write(), And Newline()<text:tab/>43</text:p>
          <text:p text:style-name="P81">9.6.1.1 Echo()<text:tab/>43</text:p>
          <text:p text:style-name="P81">9.6.1.2 Echo Statements Are Useful For "Debugging" Programs<text:tab/>45</text:p>
          <text:p text:style-name="P81">9.6.1.3 Write()<text:tab/>46</text:p>
          <text:p text:style-name="P81">9.6.1.4 NewLine()<text:tab/>46</text:p>
          <text:p text:style-name="P78">9.7 Expressions Are Separated By Semicolons<text:tab/>47</text:p>
          <text:p text:style-name="P79">9.7.1 Placing More Than One Expression On A Line In A Fold<text:tab/>47</text:p>
          <text:p text:style-name="P79">9.7.2 Placing More Than One Expression On A Line In The Console Using A Code Block<text:tab/>48</text:p>
          <text:p text:style-name="P81">9.7.2.1 Automatic Bracket, Parentheses, And Brace Match Indicating<text:tab/>50</text:p>
          <text:p text:style-name="P78">9.8 Strings<text:tab/>50</text:p>
          <text:p text:style-name="P79">9.8.1 The MathPiper Console and MathPiper Folds Can Access The Same Variables<text:tab/>51</text:p>
          <text:p text:style-name="P79">9.8.2 Using Strings To Make Echo's Output Easier To Read<text:tab/>51</text:p>
          <text:p text:style-name="P81">9.8.2.1 Combining Strings <text:s/>With The : Operator<text:tab/>52</text:p>
          <text:p text:style-name="P81">9.8.2.2 WriteString()<text:tab/>52</text:p>
          <text:p text:style-name="P81">9.8.2.3 Nl()<text:tab/>52</text:p>
          <text:p text:style-name="P81">9.8.2.4 Space()<text:tab/>52</text:p>
          <text:p text:style-name="P79">9.8.3 Accessing The Individual Letters In A String<text:tab/>53</text:p>
          <text:p text:style-name="P78">9.9 Comments<text:tab/>53</text:p>
          <text:p text:style-name="P78">9.10 Exercises<text:tab/>54</text:p>
          <text:p text:style-name="P79">9.10.1 Exercise 1<text:tab/>55</text:p>
          <text:p text:style-name="P79">9.10.2 Exercise 2<text:tab/>55</text:p>
          <text:p text:style-name="P79">9.10.3 Exercise 3<text:tab/>55</text:p>
          <text:p text:style-name="P79">9.10.4 Exercise 4<text:tab/>55</text:p>
          <text:p text:style-name="P79">9.10.5 Exercise 5<text:tab/>56</text:p>
          <text:p text:style-name="P79">9.10.6 Exercise 6<text:tab/>56</text:p>
          <text:p text:style-name="P80">10 Rectangular Selection Mode And Text Area Splitting<text:tab/>58</text:p>
          <text:p text:style-name="P78">10.1 Rectangular Selection Mode<text:tab/>58</text:p>
          <text:p text:style-name="P78">10.2 Text area splitting<text:tab/>58</text:p>
          <text:p text:style-name="P80">11 Working With Random Integers<text:tab/>59</text:p>
          <text:p text:style-name="P78">11.1 Obtaining Nonnegative Random Integers With The RandomInteger() Function<text:tab/>59</text:p>
          <text:p text:style-name="P78">11.2 Simulating The Rolling Of Dice<text:tab/>61</text:p>
          <text:p text:style-name="P80">12 Making Decisions<text:tab/>62</text:p>
          <text:p text:style-name="P78">12.1 Conditional Operators<text:tab/>62</text:p>
          <text:p text:style-name="P78">12.2 Predicate Expressions<text:tab/>65</text:p>
          <text:p text:style-name="P78"><text:soft-page-break/>12.3 Exercises<text:tab/>65</text:p>
          <text:p text:style-name="P79">12.3.1 Exercise 1<text:tab/>65</text:p>
          <text:p text:style-name="P79">12.3.2 Exercise 2<text:tab/>66</text:p>
          <text:p text:style-name="P78">12.4 Making Decisions With The If() Function &amp; Predicate Expressions<text:tab/>66</text:p>
          <text:p text:style-name="P79">12.4.1 If() Functions Which Include An "Else" Parameter<text:tab/>67</text:p>
          <text:p text:style-name="P78">12.5 Exercises<text:tab/>68</text:p>
          <text:p text:style-name="P79">12.5.1 Exercise 1<text:tab/>68</text:p>
          <text:p text:style-name="P78">12.6 The And(), Or(), &amp; Not() Boolean Functions &amp; Infix Notation<text:tab/>68</text:p>
          <text:p text:style-name="P79">12.6.1 And()<text:tab/>68</text:p>
          <text:p text:style-name="P79">12.6.2 Or()<text:tab/>70</text:p>
          <text:p text:style-name="P79">12.6.3 Not() &amp; Prefix Notation<text:tab/>71</text:p>
          <text:p text:style-name="P78">12.7 Exercises<text:tab/>72</text:p>
          <text:p text:style-name="P79">12.7.1 Exercise 1<text:tab/>72</text:p>
          <text:p text:style-name="P79">12.7.2 Exercise 2<text:tab/>73</text:p>
          <text:p text:style-name="P80">13 The While() Looping Function &amp; Bodied Notation<text:tab/>74</text:p>
          <text:p text:style-name="P78">13.1 Printing The Integers From 1 to 10<text:tab/>74</text:p>
          <text:p text:style-name="P78">13.2 Printing The Integers From 1 to 100<text:tab/>76</text:p>
          <text:p text:style-name="P78">13.3 Printing The Odd Integers From 1 To 99<text:tab/>76</text:p>
          <text:p text:style-name="P78">13.4 Printing The Integers From 1 To 100 In Reverse Order<text:tab/>77</text:p>
          <text:p text:style-name="P78">13.5 Expressions Inside Of Code Blocks Are Indented<text:tab/>78</text:p>
          <text:p text:style-name="P78">13.6 Long-Running Loops, Infinite Loops, &amp; Interrupting Execution<text:tab/>78</text:p>
          <text:p text:style-name="P78">13.7 A Program That Simulates Rolling Two Dice 50 Times<text:tab/>79</text:p>
          <text:p text:style-name="P78">13.8 Exercises<text:tab/>81</text:p>
          <text:p text:style-name="P79">13.8.1 Exercise 1<text:tab/>81</text:p>
          <text:p text:style-name="P79">13.8.2 Exercise 2<text:tab/>81</text:p>
          <text:p text:style-name="P79">13.8.3 Exercise 3<text:tab/>82</text:p>
          <text:p text:style-name="P80">14 Predicate Functions<text:tab/>83</text:p>
          <text:p text:style-name="P78">14.1 Finding Prime Numbers With A Loop<text:tab/>84</text:p>
          <text:p text:style-name="P78">14.2 Finding The Length Of A String With The Length() Function<text:tab/>86</text:p>
          <text:p text:style-name="P78">14.3 <text:s/>Converting Numbers To Strings With The String() Function<text:tab/>87</text:p>
          <text:p text:style-name="P78">14.4 Finding Prime Numbers Which End With 7 (And Multi-line Function Calls)<text:tab/>87</text:p>
          <text:p text:style-name="P78">14.5 Exercises<text:tab/>89</text:p>
          <text:p text:style-name="P79">14.5.1 Exercise 1<text:tab/>89</text:p>
          <text:p text:style-name="P79">14.5.2 Exercise 2<text:tab/>89</text:p>
          <text:p text:style-name="P80">15 Lists: Values That Hold Sequences Of Expressions<text:tab/>90</text:p>
          <text:p text:style-name="P78">15.1 Append() &amp; Nondestructive List Operations<text:tab/>91</text:p>
          <text:p text:style-name="P78">15.2 Using While Loops With Lists <text:tab/>92</text:p>
          <text:p text:style-name="P79">15.2.1 Using A While Loop And Append() To Place Values In A List<text:tab/>94</text:p>
          <text:p text:style-name="P78">15.3 Exercises<text:tab/>95</text:p>
          <text:p text:style-name="P79">15.3.1 Exercise 1<text:tab/>95</text:p>
          <text:p text:style-name="P79"><text:soft-page-break/>15.3.2 Exercise 2<text:tab/>95</text:p>
          <text:p text:style-name="P79">15.3.3 Exercise 3<text:tab/>95</text:p>
          <text:p text:style-name="P78">15.4 The ForEach() Looping Function<text:tab/>95</text:p>
          <text:p text:style-name="P78">15.5 Print All The Values In A List Using A ForEach() function<text:tab/>95</text:p>
          <text:p text:style-name="P78">15.6 Calculate The Sum Of The Numbers In A List Using ForEach()<text:tab/>96</text:p>
          <text:p text:style-name="P78">15.7 The .. Range Operator<text:tab/>97</text:p>
          <text:p text:style-name="P78">15.8 Using ForEach() With The Range Operator To Print The Prime Numbers Between 1 And 100<text:tab/>98</text:p>
          <text:p text:style-name="P79">15.8.1 Using ForEach() And The Range Operator To Place The Prime Numbers Between 1 And 50 Into A List<text:tab/>99</text:p>
          <text:p text:style-name="P79">15.8.2 Exercises<text:tab/>100</text:p>
          <text:p text:style-name="P79">15.8.3 Exercise 1<text:tab/>100</text:p>
          <text:p text:style-name="P79">15.8.4 Exercise 2<text:tab/>100</text:p>
          <text:p text:style-name="P79">15.8.5 Exercise 3<text:tab/>100</text:p>
          <text:p text:style-name="P79">15.8.6 Exercise 4<text:tab/>100</text:p>
          <text:p text:style-name="P80">16 Functions &amp; Operators Which Loop Internally<text:tab/>101</text:p>
          <text:p text:style-name="P78">16.1 Functions &amp; Operators Which Loop Internally To Process Lists<text:tab/>101</text:p>
          <text:p text:style-name="P79">16.1.1 TableForm()<text:tab/>101</text:p>
          <text:p text:style-name="P79">16.1.2 Contains()<text:tab/>101</text:p>
          <text:p text:style-name="P79">16.1.3 Find()<text:tab/>102</text:p>
          <text:p text:style-name="P79">16.1.4 Count()<text:tab/>102</text:p>
          <text:p text:style-name="P79">16.1.5 Select()<text:tab/>103</text:p>
          <text:p text:style-name="P79">16.1.6 The Nth() Function &amp; The [] Operator<text:tab/>103</text:p>
          <text:p text:style-name="P79">16.1.7 The : Prepend Operator<text:tab/>104</text:p>
          <text:p text:style-name="P79">16.1.8 Concat()<text:tab/>104</text:p>
          <text:p text:style-name="P79">16.1.9 Insert(), Delete(), &amp; Replace()<text:tab/>104</text:p>
          <text:p text:style-name="P79">16.1.10 Take() <text:tab/>105</text:p>
          <text:p text:style-name="P79">16.1.11 Drop()<text:tab/>106</text:p>
          <text:p text:style-name="P79">16.1.12 FillList()<text:tab/>106</text:p>
          <text:p text:style-name="P79">16.1.13 RemoveDuplicates()<text:tab/>107</text:p>
          <text:p text:style-name="P79">16.1.14 Reverse()<text:tab/>107</text:p>
          <text:p text:style-name="P79">16.1.15 Partition()<text:tab/>107</text:p>
          <text:p text:style-name="P79">16.1.16 Table() <text:tab/>108</text:p>
          <text:p text:style-name="P79">16.1.17 HeapSort()<text:tab/>109</text:p>
          <text:p text:style-name="P78">16.2 Functions That Work With Integers<text:tab/>109</text:p>
          <text:p text:style-name="P79">16.2.1 RandomIntegerVector()<text:tab/>109</text:p>
          <text:p text:style-name="P79">16.2.2 Max() &amp; Min()<text:tab/>110</text:p>
          <text:p text:style-name="P79">16.2.3 Div() &amp; Mod()<text:tab/>110</text:p>
          <text:p text:style-name="P79">16.2.4 Gcd()<text:tab/>111</text:p>
          <text:p text:style-name="P79">16.2.5 Lcm()<text:tab/>111</text:p>
          <text:p text:style-name="P79">16.2.6 Sum()<text:tab/>112</text:p>
          <text:p text:style-name="P79">16.2.7 Product()<text:tab/>112</text:p>
          <text:p text:style-name="P78"><text:soft-page-break/>16.3 Exercises<text:tab/>112</text:p>
          <text:p text:style-name="P79">16.3.1 Exercise 1<text:tab/>112</text:p>
          <text:p text:style-name="P79">16.3.2 Exercise 2<text:tab/>113</text:p>
          <text:p text:style-name="P79">16.3.3 Exercise 3<text:tab/>113</text:p>
          <text:p text:style-name="P79">16.3.4 Exercise 4<text:tab/>113</text:p>
          <text:p text:style-name="P79">16.3.5 Exercise 5<text:tab/>113</text:p>
          <text:p text:style-name="P80">17 Nested Loops<text:tab/>114</text:p>
          <text:p text:style-name="P78">17.1 Generate All The Combinations That Can Be Entered Into A Two Digit Wheel Lock Using Two Nested Loops<text:tab/>114</text:p>
          <text:p text:style-name="P78">17.2 Exercises<text:tab/>115</text:p>
          <text:p text:style-name="P79">17.2.1 Exercise 1<text:tab/>115</text:p>
          <text:p text:style-name="P80">18 User Defined Functions<text:tab/>117</text:p>
          <text:p text:style-name="P78">18.1 Global Variables, Local Variables, &amp; Local()<text:tab/>119</text:p>
          <text:p text:style-name="P78">18.2 Exercises<text:tab/>121</text:p>
          <text:p text:style-name="P79">18.2.1 Exercise 1<text:tab/>121</text:p>
          <text:p text:style-name="P79">18.2.2 Exercise 2<text:tab/>121</text:p>
          <text:p text:style-name="P80">19 Miscellaneous topics<text:tab/>122</text:p>
          <text:p text:style-name="P78">19.1 Incrementing And Decrementing Variables With The ++ And -- Operators<text:tab/>122</text:p>
          <text:p text:style-name="P79">19.1.1 Incrementing Variables With The ++ Operator<text:tab/>122</text:p>
          <text:p text:style-name="P79">19.1.2 Decrementing Variables With The -- Operator<text:tab/>123</text:p>
        </text:index-body>
      </text:table-of-content>
      <text:p text:style-name="Standard"><text:bookmark-end text:name="DDE_LINK22"/></text:p>
      <text:h text:style-name="P74"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57">Susan Addington</text:p>
      <text:p text:style-name="P57">Matthew Moelter </text:p>
      <text:p text:style-name="P57">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815257281" text:style-name="List_20_1">
        <text:list-item>
          <text:p text:style-name="P72">Week 1: Sections 1 - 6.</text:p>
        </text:list-item>
        <text:list-item>
          <text:p text:style-name="P72">Week 2: Sections 7 - 9.</text:p>
        </text:list-item>
        <text:list-item>
          <text:p text:style-name="P72">Week 3: Sections 10 - 13.</text:p>
        </text:list-item>
        <text:list-item>
          <text:p text:style-name="P72">Week 4: Sections 14 - 15.</text:p>
        </text:list-item>
        <text:list-item>
          <text:p text:style-name="P72">Week 5: Sections 16 - 19.</text:p>
        </text:list-item>
      </text:list>
      <text:h text:style-name="P75"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1"><draw:frame draw:style-name="fr4" draw:name="Object1" text:anchor-type="as-char" svg:width="1.4689in" svg:height="0.5244in" draw:z-index="4"><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51">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0">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0">MathRider Customizer</text:p>
          </table:table-cell>
          <table:table-cell table:style-name="Table1.B2" office:value-type="string">
            <text:p text:style-name="P20">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8">1) Math is a lot easier to pick up after you know how to program. In fact, if you're a halfway decent programmer, you'll find it's almost a snap.</text:p>
      <text:p text:style-name="P18">2) They teach math all wrong in school. Way, WAY wrong. If you teach yourself math the right way, you'll learn faster, remember it longer, and it'll be much more valuable to you as a programmer.</text:p>
      <text:p text:style-name="P18">3) The right way to learn math is breadth-first, not depth-first. You need to survey the space, learn the names of things, figure out what's what.</text:p>
      <text:p text:style-name="P18"><text:a xlink:type="simple" xlink:href="http://steve-yegge.blogspot.com/2006/03/math-for-programmers.html" office:target-frame-name="_blank" xlink:show="new">http://steve-yegge.blogspot.com/2006/03/math-for-programmers.html</text:a></text:p>
      <text:p text:style-name="Text_20_body"><text:soft-page-break/></text:p>
      <text:p text:style-name="Text_20_body">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6) must be installed on your computer before MathRider can be run. </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6) <text:s/>before running MathRider. <text:s/>If you need to update your version of Java, visit the following website:</text:p>
      <text:p text:style-name="P57"><text:a xlink:type="simple" xlink:href="http://developer.apple.com/java">http://developer.apple.com/java.</text:a></text:p>
      <text:h text:style-name="Heading_20_3" text:outline-level="3">Installing Java On A Linux PC</text:h>
      <text:p text:style-name="P71">Locate the Java documentation for your Linux distribution and carefully follow the instructions provided for installing a Java 6 compatible version of Java on your system. <text:s/></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8"><text:a xlink:type="simple" xlink:href="https://mathrider.dev.java.net/">http://mathrider.org</text:a></text:p>
      <text:p text:style-name="Text_20_body"><text:soft-page-break/>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text:span text:style-name="T9">archive file</text:span> can be easily copied to a CD or USB drive if you would like to install MathRider on another computer or give it to a friend. <text:s/><text:span text:style-name="T9">However, don't try to run MathRider from a USB drive because it will not work correctly.</text:span></text:p>
      <text:p text:style-name="P55">(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9">(Note: be careful 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58"><text:soft-page-break/>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2"><draw:text-box fo:min-height="1.0256in"><text:p text:style-name="Illustration"><draw:frame draw:style-name="fr5" draw:name="Object4" text:anchor-type="paragraph" svg:x="0.0016in" svg:y="0.0008in" svg:width="6.7835in" style:rel-width="100%" svg:height="1.0252in" style:rel-height="scale" draw:z-index="3"><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
      <text:p text:style-name="Text_20_body"><text:span text:style-name="T20">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9">(not the archive file!)</text:span> and double click on the <text:span text:style-name="T9">win_run</text:span> file.</text:p>
      <text:h text:style-name="Heading_20_3" text:outline-level="3"><text:soft-page-break/>Executing MathRider On Unix Systems</text:h>
      <text:p text:style-name="Text_20_body">Open a shell, change to the <text:span text:style-name="T6">mathrider</text:span> folder, and execute the <text:span text:style-name="T9">unix_run.sh</text:span> script by typing the following:</text:p>
      <text:p text:style-name="P57">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58">cd <text:s text:c="2"/>/Applications/mathrider</text:p>
      <text:p text:style-name="Text_20_body">Run mathrider by typing:</text:p>
      <text:p text:style-name="P58">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56">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text:soft-page-break/>executed in alternate ways (such as keyboard shortcuts). <text:s/>The menu items (and 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ext:span><text:soft-page-break/><text:span text:style-name="T7">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9">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text:soft-page-break/>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3" text:outline-level="3">Undo And Redo</text:h>
      <text:p text:style-name="Text_20_body">The <text:span text:style-name="T6">Undo</text:span> button on the toolbar is able to undo any text was entered since the current session of MathRider was launched. <text:s/>This is very handy for undoing mistakes or getting back text which was deleted. <text:s/>The <text:span text:style-name="T6">Redo</text:span> button can be used if you have selected Undo too many times and you need to "undo" one ore more Undo operations.</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MathPiper plugin by selecting the <text:span text:style-name="T6">MathPiper</text:span> tab in the lower left part of the MathRider application. <text:s/>The MathPiper <text:span text:style-name="T6">console</text:span> interface is a text area which is inside this plugin. <text:s/>Feel free to increase or decrease the size of the console text area if you would like by dragging on the dotted lines which are at the top side and right side of the console window. <text:s/></text:p>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6x".</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shift&gt;&lt;enter&gt; (or &lt;shift&gt;&lt;return&gt; on a Macintosh)</text:span>:</text:p>
      <text:p text:style-name="Preformatted_20_Text"/>
      <text:p text:style-name="Preformatted_20_Text">In&gt; 2+2</text:p>
      <text:p text:style-name="P21">Result&gt; 4</text:p>
      <text:p text:style-name="Preformatted_20_Text"/>
      <text:p text:style-name="Preformatted_20_Text">In&gt;</text:p>
      <text:p text:style-name="Preformatted_20_Text"/>
      <text:p text:style-name="Text_20_body">When <text:span text:style-name="T6">&lt;shift&gt;&lt;enter&gt; </text:span>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1">Result&gt; 3</text:p>
      <text:p text:style-name="Preformatted_20_Text"/>
      <text:p text:style-name="Preformatted_20_Text">In&gt; 3*4</text:p>
      <text:p text:style-name="P21">Result&gt; 12</text:p>
      <text:p text:style-name="P21"/>
      <text:p text:style-name="P24">In&gt; <text:bookmark-start text:name="DDE_LINK19"/>2^3<text:bookmark-end text:name="DDE_LINK19"/></text:p>
      <text:p text:style-name="P21">Result&gt; 8</text:p>
      <text:p text:style-name="Preformatted_20_Text"/>
      <text:p text:style-name="Preformatted_20_Text">In&gt; 12/6</text:p>
      <text:p text:style-name="P21">Result&gt; 2</text:p>
      <text:p text:style-name="Preformatted_20_Text"/>
      <text:p text:style-name="Text_20_body">Notice that the multiplication symbol is an asterisk (*), the exponent symbol is a caret (^), and the division symbol is a forward slash (/). <text:s/>These symbols<text:span text:style-name="T27"> </text:span><text:span text:style-name="T28">(along </text:span><text:soft-page-break/><text:span text:style-name="T28">with addtion (+) , subtraction (−), and ones we will talk about later)</text:span><text:span text:style-name="T27">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1">Result&gt; 1.7</text:p>
      <text:p text:style-name="Preformatted_20_Text"/>
      <text:p text:style-name="Preformatted_20_Text">In&gt; 3.7-2.6</text:p>
      <text:p text:style-name="P21">Result&gt; 1.1</text:p>
      <text:p text:style-name="Preformatted_20_Text"/>
      <text:p text:style-name="Preformatted_20_Text">In&gt; 2.2*3.9</text:p>
      <text:p text:style-name="P21">Result&gt; 8.58</text:p>
      <text:p text:style-name="P21"/>
      <text:p text:style-name="P24">In&gt; 2.2^3</text:p>
      <text:p text:style-name="P21">Result&gt; 10.648</text:p>
      <text:p text:style-name="Preformatted_20_Text"/>
      <text:p text:style-name="Preformatted_20_Text">In&gt; 9.5/3.2</text:p>
      <text:p text:style-name="P21">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8"/><text:bookmark-start text:name="DDE_LINK17"/><text:span text:style-name="T9">N(</text:span>9.5/3.2<text:span text:style-name="T9">)</text:span><text:bookmark-end text:name="DDE_LINK18"/><text:bookmark-end text:name="DDE_LINK17"/></text:p>
      <text:p text:style-name="P21">Result&gt; 2.96875</text:p>
      <text:p text:style-name="P21"/>
      <text:p text:style-name="Text_20_body">As can be seen here, when a result is given in numeric form, it means that it is given as a decimal number. <text:s/>The <text:span text:style-name="T6">N()</text:span> function is discussed in the next section.</text:p>
      <text:h text:style-name="Heading_20_3" text:outline-level="3">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text:span><text:span text:style-name="T11">N()</text:span><text:span text:style-name="T10"> function is to make sure that the information that is sent to it is processed numerically instead of symbolically.</text:span></text:p>
      <text:h text:style-name="P76" text:outline-level="4">The Sqrt() Square Root Function</text:h>
      <text:p text:style-name="Text_20_body"><text:span text:style-name="T10">The following example show the </text:span><text:span text:style-name="T11">N()</text:span><text:span text:style-name="T10"> function being used with the square root function </text:span><text:span text:style-name="T11">Sqrt()</text:span><text:span text:style-name="T10">:</text:span></text:p>
      <text:p text:style-name="P24"/>
      <text:p text:style-name="P24">In&gt; Sqrt(9)</text:p>
      <text:p text:style-name="P21"><text:soft-page-break/>Result: 3</text:p>
      <text:p text:style-name="P24"/>
      <text:p text:style-name="P24">In&gt; Sqrt(8)</text:p>
      <text:p text:style-name="P21">Result: Sqrt(8)</text:p>
      <text:p text:style-name="P24"/>
      <text:p text:style-name="P24">In&gt; N(Sqrt(8))</text:p>
      <text:p text:style-name="P21">Result: 2.828427125</text:p>
      <text:p text:style-name="P24"/>
      <text:p text:style-name="Text_20_body"><text:span text:style-name="T10">Notice that Sqrt(9) returned 3 as expected but Sqrt(8) returned Sqrt(8). <text:s/>We needed to use the N()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11">symbolic</text:span><text:span text:style-name="T10"> value Sqrt(8) represents the number that is the square root of 8 more accurately than any decimal number can.</text:span></text:p>
      <text:p text:style-name="Text_20_body"><text:span text:style-name="T10">For example, the following four decimal numbers all represent</text:span><text:span text:style-name="T10"><draw:frame draw:style-name="fr4" draw:name="Object2" text:anchor-type="as-char" svg:width="0.3835in" svg:height="0.2161in" draw:z-index="12"><draw:object xlink:href="./Object 3" xlink:type="simple" xlink:show="embed" xlink:actuate="onLoad"/><draw:image xlink:href="./ObjectReplacements/Object 3" xlink:type="simple" xlink:show="embed" xlink:actuate="onLoad"/></draw:frame></text:span><text:span text:style-name="T10">, but none of them represent it more accurately than Sqrt(8) does:</text:span></text:p>
      <text:p text:style-name="P70">2.828427125</text:p>
      <text:p text:style-name="P70">2.82842712474619</text:p>
      <text:p text:style-name="P70">2.82842712474619009760337744842</text:p>
      <text:p text:style-name="P70">2.8284271247461900976033774484193961571393437507539</text:p>
      <text:p text:style-name="P53">Whenever MathPiper returns a symbolic result and a numeric result is desired, simply use the N() function to obtain one. <text:s/>The ability to work with symbolic values are one of the things that make computer algebra systems so powerful and they are discussed in more depth in later sections.</text:p>
      <text:h text:style-name="P76" text:outline-level="4">The IsEven() Function</text:h>
      <text:p text:style-name="Text_20_body"><text:span text:style-name="T10">Another often used function is </text:span><text:span text:style-name="T11">IsEven()</text:span><text:span text:style-name="T10">.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4"/>
      <text:p text:style-name="P24">In&gt; IsEven(4)</text:p>
      <text:p text:style-name="P21">Result&gt; True</text:p>
      <text:p text:style-name="P24"/>
      <text:p text:style-name="P24">In&gt; IsEven(5)</text:p>
      <text:p text:style-name="P21">Result&gt; False</text:p>
      <text:p text:style-name="P24"/>
      <text:p text:style-name="Text_20_body"><text:span text:style-name="T10">MathPiper has a large number of functions some of which are described in more </text:span><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text:soft-page-break/>Accessing Previous Input And Results</text:h>
      <text:p text:style-name="Text_20_body">The MathPiper console is like a mini text editor which means you can copy text from it, paste text into it, and edit existing text. <text:s/>You can also reevaluate previous input by simply placing the cursor on the desired <text:span text:style-name="T6">In&gt;</text:span> line and pressing <text:bookmark-start text:name="DDE_LINK42"/><text:span text:style-name="T6">&lt;shift&gt;&lt;enter&gt;</text:span><text:bookmark-end text:name="DDE_LINK42"/><text:span text:style-name="T6"> </text:span><text:span text:style-name="T7">on it again.</text:span></text:p>
      <text:p text:style-name="Text_20_body">The console also keeps a history of all input lines that have been evaluated. <text:s/>If the cursor is placed on any <text:span text:style-name="T6">In&gt;</text:span> line, pressing <text:span text:style-name="T6">&lt;ctrl&gt;&lt;up arrow&gt;</text:span> will display each previous line of input that has been entered.</text:p>
      <text:p text:style-name="Text_20_body">Finally, 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1">Result&gt; 40</text:p>
      <text:p text:style-name="Preformatted_20_Text"/>
      <text:p text:style-name="Preformatted_20_Text">In&gt; %</text:p>
      <text:p text:style-name="P21">Result&gt; 40</text:p>
      <text:p text:style-name="P21"/>
      <text:p text:style-name="P24">In&gt; %*2</text:p>
      <text:p text:style-name="P21">Result&gt; 80</text:p>
      <text:h text:style-name="Heading_20_2" text:outline-level="2">Saving And Restoring A Console Session</text:h>
      <text:p text:style-name="Text_20_body">If you need to save the contents of a console session, you can copy and paste it into a MathRider buffer and then save the buffer. <text:s/>You can also copy a console session out of a previously saved buffer and paste it into the console for further processing. <text:s/>Section 7 <text:span text:style-name="T6">Using MathRider As A Programmer's Text Editor</text:span> discusses how to use the text editor that is built into MathRider.</text:p>
      <text:h text:style-name="P77" text:outline-level="3">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4"/>
      <text:p text:style-name="P24">In&gt; 12 \ 6</text:p>
      <text:p text:style-name="P24"/>
      <text:p text:style-name="P28">Error parsing expression, near token \</text:p>
      <text:p text:style-name="P24"/>
      <text:p text:style-name="Text_20_body">The easiest way to fix this problem is to press the <text:span text:style-name="T6">up arrow</text:span> key to display the previously entered line in the console, change the \ to a /, and reevaluate the expression.</text:p>
      <text:p text:style-name="Text_20_body"><text:soft-page-break/>This section provided a short introduction to using MathPiper as a numeric calculator and the next section contains a short introduction to using MathPiper as a symbolic calculator. </text:p>
      <text:h text:style-name="Heading_20_2" text:outline-level="2">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4" draw:name="Object3" text:anchor-type="as-char" svg:width="0.4602in" svg:height="0.4264in" draw:z-index="5"><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1">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4"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1">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ator()</text:span> function:</text:p>
      <text:p text:style-name="Preformatted_20_Text"/>
      <text:p text:style-name="Preformatted_20_Text">In&gt; Numerator(%)</text:p>
      <text:p text:style-name="P21">Result&gt; 5</text:p>
      <text:p text:style-name="Preformatted_20_Text"/>
      <text:p text:style-name="Text_20_body">Unfortunately, the % symbol cannot be used to have MathPiper determine the denominator of <draw:frame draw:style-name="fr4" draw:name="Object6" text:anchor-type="as-char" svg:width="0.1992in" svg:height="0.3925in" draw:z-index="7"><draw:object xlink:href="./Object 6" xlink:type="simple" xlink:show="embed" xlink:actuate="onLoad"/><draw:image xlink:href="./ObjectReplacements/Object 6" xlink:type="simple" xlink:show="embed" xlink:actuate="onLoad"/></draw:frame>because it only holds the result of the most recent calculation and<draw:frame draw:style-name="fr4" draw:name="Object7" text:anchor-type="as-char" svg:width="0.1992in" svg:height="0.3925in" draw:z-index="8"><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text:soft-page-break/>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variable you </text:span><text:span text:style-name="T7">would like to create on the left side of an assignment operator (</text:span><text:span text:style-name="T6">:=</text:span><text:span text:style-name="T7">) and an expression on the right side of this operator. When the expression returns a value, the value is assigned (or bound to) to the variable.</text:span></text:p>
      <text:p text:style-name="Text_20_body">Lets recalculate<draw:frame draw:style-name="fr4" draw:name="Object8" text:anchor-type="as-char" svg:width="0.4602in" svg:height="0.4264in" draw:z-index="20"><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1">Result&gt; 5/6</text:p>
      <text:p text:style-name="Preformatted_20_Text"/>
      <text:p text:style-name="Preformatted_20_Text">In&gt; a</text:p>
      <text:p text:style-name="P21">Result&gt; 5/6</text:p>
      <text:p text:style-name="Preformatted_20_Text"/>
      <text:p text:style-name="Preformatted_20_Text">In&gt; Numerator(a)<text:bookmark-end text:name="DDE_LINK21"/></text:p>
      <text:p text:style-name="P21">Result&gt; 5</text:p>
      <text:p text:style-name="Preformatted_20_Text"/>
      <text:p text:style-name="Preformatted_20_Text">In&gt; Denominator(a)</text:p>
      <text:p text:style-name="P21">Result&gt; 6</text:p>
      <text:p text:style-name="Preformatted_20_Text"/>
      <text:p text:style-name="Text_20_body">In this example, the assignment operator (<text:span text:style-name="T6">:=</text:span>) was used to assign the result (or <text:span text:style-name="T6">value</text:span>)<draw:frame draw:style-name="fr4" draw:name="Object9" text:anchor-type="as-char" svg:width="0.1992in" svg:height="0.3925in" draw:z-index="9"><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4" draw:name="Object10" text:anchor-type="as-char" svg:width="0.1992in" svg:height="0.3925in" draw:z-index="10"><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1">Result&gt; 9</text:p>
      <text:p text:style-name="Preformatted_20_Text"/>
      <text:p text:style-name="Preformatted_20_Text">In&gt; a</text:p>
      <text:p text:style-name="P21">Result&gt; 9</text:p>
      <text:p text:style-name="P21"/>
      <text:p text:style-name="Text_20_body">and the following example shows 'a' being cleared (or <text:span text:style-name="T6">unbound</text:span>) with the <text:span text:style-name="T6">Clear()</text:span> function:</text:p>
      <text:p text:style-name="Preformatted_20_Text"/>
      <text:p text:style-name="Preformatted_20_Text"><text:soft-page-break/>In&gt; Clear(a)</text:p>
      <text:p text:style-name="P21">Result&gt; True</text:p>
      <text:p text:style-name="Preformatted_20_Text"/>
      <text:p text:style-name="Preformatted_20_Text">In&gt; a</text:p>
      <text:p text:style-name="P21">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1">Result&gt; 2^3</text:p>
      <text:p text:style-name="Preformatted_20_Text"/>
      <text:p text:style-name="Preformatted_20_Text">In&gt; Factor(14)</text:p>
      <text:p text:style-name="P21">Result&gt; 2*7</text:p>
      <text:p text:style-name="Preformatted_20_Text"/>
      <text:p text:style-name="Preformatted_20_Text">In&gt; Factor(2343)</text:p>
      <text:p text:style-name="P21">Result&gt; 3*11*71</text:p>
      <text:p text:style-name="Preformatted_20_Text"/>
      <text:p text:style-name="Text_20_body">Now lets factor an expression that contains the unbound variable 'x':</text:p>
      <text:p text:style-name="Preformatted_20_Text">In&gt; x</text:p>
      <text:p text:style-name="P21">Result&gt; x</text:p>
      <text:p text:style-name="Preformatted_20_Text"/>
      <text:p text:style-name="Preformatted_20_Text">In&gt; IsBound(x)</text:p>
      <text:p text:style-name="P21">Result&gt; False</text:p>
      <text:p text:style-name="Preformatted_20_Text"/>
      <text:p text:style-name="Preformatted_20_Text">In&gt; <text:bookmark-start text:name="DDE_LINK24"/>Factor(x^2 + 24*x + 80)<text:bookmark-end text:name="DDE_LINK24"/></text:p>
      <text:p text:style-name="P21">Result&gt; (x+20)*(x+4)</text:p>
      <text:p text:style-name="P24"/>
      <text:p text:style-name="P24">In&gt; Expand(%)</text:p>
      <text:p text:style-name="P21">Result&gt; x^2+24*x+80</text:p>
      <text:p text:style-name="P21"/>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4" draw:name="Object12" text:anchor-type="as-char" svg:width="1.0634in" svg:height="0.1902in" draw:z-index="13"><draw:object xlink:href="./Object 12" xlink:type="simple" xlink:show="embed" xlink:actuate="onLoad"/><draw:image xlink:href="./ObjectReplacements/Object 12" xlink:type="simple" xlink:show="embed" xlink:actuate="onLoad"/></draw:frame>and manipulate it until it was expanded. <text:s/>One way to <text:soft-page-break/>remember what the functions <text:span text:style-name="T6">Factor()</text:span> and <text:span text:style-name="T6">Expand()</text:span> do is to look at the second letters of their names. <text:s/>The '<text:span text:style-name="T24">a</text:span>' in <text:span text:style-name="T6">F</text:span><text:span text:style-name="T24">a</text:span><text:span text:style-name="T6">ctor</text:span> can be thought of as <text:span text:style-name="T24">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1">Result&gt; 1</text:p>
      <text:p text:style-name="Preformatted_20_Text"/>
      <text:p text:style-name="Preformatted_20_Text">In&gt; box := 2</text:p>
      <text:p text:style-name="P21">Result&gt; 2</text:p>
      <text:p text:style-name="Preformatted_20_Text"/>
      <text:p text:style-name="Preformatted_20_Text">In&gt; Box</text:p>
      <text:p text:style-name="P21">Result&gt; 1</text:p>
      <text:p text:style-name="Preformatted_20_Text"/>
      <text:p text:style-name="Preformatted_20_Text">In&gt; box</text:p>
      <text:p text:style-name="P21">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1">Result&gt; 2</text:p>
      <text:p text:style-name="Standard"/>
      <text:p text:style-name="Preformatted_20_Text">b := 3</text:p>
      <text:p text:style-name="P21">Result&gt; 3</text:p>
      <text:p text:style-name="Standard"/>
      <text:p text:style-name="Preformatted_20_Text">a + b</text:p>
      <text:p text:style-name="P21">Result&gt; 5</text:p>
      <text:p text:style-name="Standard"/>
      <text:p text:style-name="Preformatted_20_Text">answer := a + b</text:p>
      <text:p text:style-name="P21">Result&gt; 5</text:p>
      <text:p text:style-name="Standard"/>
      <text:p text:style-name="Preformatted_20_Text">answer</text:p>
      <text:p text:style-name="P21">Result&gt; 5</text:p>
      <text:p text:style-name="Standard"/>
      <text:p text:style-name="P53"><text:soft-page-break/>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53"/>
      <text:p text:style-name="P53">Now that you have seen how to use the MathPiper console as both a <text:span text:style-name="T6">symbolic</text:span> 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Perform the following calculation:</text:p>
      <text:p text:style-name="Preformatted_20_Text"/>
      <text:p text:style-name="Preformatted_20_Text"><draw:frame draw:style-name="fr4" draw:name="Object16" text:anchor-type="as-char" svg:width="0.8063in" svg:height="0.4256in" draw:z-index="14"><draw:object xlink:href="./Object 16" xlink:type="simple" xlink:show="embed" xlink:actuate="onLoad"/><draw:image xlink:href="./ObjectReplacements/Object 16" xlink:type="simple" xlink:show="embed" xlink:actuate="onLoad"/></draw:frame></text:p>
      <text:h text:style-name="Heading_20_3" text:outline-level="3">Exercise 2</text:h>
      <text:p text:style-name="Preformatted_20_Text">a) Assign the variable <text:span text:style-name="T6">ans</text:span> to the result of the calculation<draw:frame draw:style-name="fr4" draw:name="Object20" text:anchor-type="as-char" svg:width="0.8075in" svg:height="0.4256in" draw:z-index="15"><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ans := 1/5 + 7/4 + 15/16</text:p>
      <text:p text:style-name="Preformatted_20_Text"/>
      <text:p text:style-name="Preformatted_20_Text">b) Use the Numerator() function to calculate the numerator of ans.</text:p>
      <text:p text:style-name="Preformatted_20_Text"/>
      <text:p text:style-name="Preformatted_20_Text">c) Use the Denominator() function to calculate the denominator of ans.</text:p>
      <text:p text:style-name="Preformatted_20_Text"/>
      <text:p text:style-name="Preformatted_20_Text">d) Use the N() function to calculate the numeric value of ans.</text:p>
      <text:p text:style-name="Preformatted_20_Text"/>
      <text:p text:style-name="Preformatted_20_Text">e) Use the Clear() function to unbind the variable ans and verify that ans is unbound by executing the following code and by using the IsBound() function:</text:p>
      <text:p text:style-name="Preformatted_20_Text"/>
      <text:p text:style-name="Preformatted_20_Text">In&gt; ans</text:p>
      <text:h text:style-name="Heading_20_3" text:outline-level="3">Exercise 3</text:h>
      <text:p text:style-name="Preformatted_20_Text">Assign<draw:frame draw:style-name="fr4" draw:name="Object17" text:anchor-type="as-char" svg:width="0.2063in" svg:height="0.4256in" draw:z-index="16"><draw:object xlink:href="./Object 17" xlink:type="simple" xlink:show="embed" xlink:actuate="onLoad"/><draw:image xlink:href="./ObjectReplacements/Object 17" xlink:type="simple" xlink:show="embed" xlink:actuate="onLoad"/></draw:frame>to variable <text:span text:style-name="T6">x</text:span>,<draw:frame draw:style-name="fr4" draw:name="Object18" text:anchor-type="as-char" svg:width="0.1972in" svg:height="0.4256in" draw:z-index="17"><draw:object xlink:href="./Object 18" xlink:type="simple" xlink:show="embed" xlink:actuate="onLoad"/><draw:image xlink:href="./ObjectReplacements/Object 18" xlink:type="simple" xlink:show="embed" xlink:actuate="onLoad"/></draw:frame>to variable <text:span text:style-name="T6">y</text:span>, and<draw:frame draw:style-name="fr4" draw:name="Object19" text:anchor-type="as-char" svg:width="0.2835in" svg:height="0.4256in" draw:z-index="18"><draw:object xlink:href="./Object 19" xlink:type="simple" xlink:show="embed" xlink:actuate="onLoad"/><draw:image xlink:href="./ObjectReplacements/Object 19" xlink:type="simple" xlink:show="embed" xlink:actuate="onLoad"/></draw:frame>to variable <text:span text:style-name="T6">z</text:span> using the <text:soft-page-break/><text:span text:style-name="T6">:=</text:span> operator.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d)</text:p>
      <text:p text:style-name="Preformatted_20_Text">In&gt; x + z</text:p>
      <text:p text:style-name="Preformatted_20_Text"/>
      <text:p text:style-name="Preformatted_20_Text">e)</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text:soft-page-break/>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Locate the N(), IsEven(), IsOdd(), Clear(), IsBound(), Numerator(), Denominator(), and Factor() functions in the <text:span text:style-name="T6">All Functions</text:span> section of the MathPiperDocs plugin and read the information that is available on them.</text:p>
      <text:h text:style-name="Heading_20_3" text:outline-level="3">Exercise 2</text:h>
      <text:p text:style-name="Preformatted_20_Text">Locate the N(), IsEven(), IsOdd(), Clear(), IsBound(), Numerator(), Denominator(), and Factor() functions in the <text:span text:style-name="T6">User Functions</text:span> section of the MathPiperDocs plugin and list which section each function is contained in. <text:s/>Don't include the <text:span text:style-name="T6">Alphabetical</text:span> or <text:span text:style-name="T6">Built In</text:span> subsections in your search.</text:p>
      <text:h text:style-name="Heading_20_1" text:outline-level="1">Using MathRider As A Programmer's Text Editor</text:h>
      <text:p text:style-name="Text_20_body">We have cover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Rider has, what is covered will enable the user to begin writing useful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text:soft-page-break/>file it is. <text:s/>For example, test.<text:span text:style-name="T6">txt</text:span> is a generic text file, test.<text:span text:style-name="T6">bat</text:span> is a Windows batch 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30">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5">you need to learn to type!</text:span> I don't know how to put it any more clearly than that."</text:p>
      <text:p text:style-name="Text_20_body">A good way to learn how to program is to locate a free "learn how to type" program on the web and use it.</text:p>
      <text:h text:style-name="Heading_20_2" text:outline-level="2">Exercises</text:h>
      <text:h text:style-name="Heading_20_3" text:outline-level="3">Exercise 1</text:h>
      <text:p text:style-name="Preformatted_20_Text">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55"/>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9">Note: the semicolon ';' which is at the end of the line of code is required</text:span>):</text:p>
      <text:p text:style-name="Preformatted_20_Text"/>
      <text:p text:style-name="P36">%mathpiper</text:p>
      <text:p text:style-name="P25"/>
      <text:p text:style-name="P24"><text:span text:style-name="T16">2 + 3</text:span>;</text:p>
      <text:p text:style-name="P25"/>
      <text:p text:style-name="P42">%/mathpiper</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5"/>
      <text:p text:style-name="P36">%mathpiper</text:p>
      <text:p text:style-name="P25"/>
      <text:p text:style-name="P24"><text:span text:style-name="T15">2 + 3</text:span>;</text:p>
      <text:p text:style-name="P25"/>
      <text:p text:style-name="P36">%/mathpiper</text:p>
      <text:p text:style-name="P25"/>
      <text:p text:style-name="P24"><text:s text:c="4"/><text:span text:style-name="T18">%output,preserve="false"</text:span></text:p>
      <text:p text:style-name="P24"><text:span text:style-name="T18"><text:s text:c="6"/>Result:</text:span> 5</text:p>
      <text:p text:style-name="P44">. <text:s text:c="2"/>%/output</text:p>
      <text:p text:style-name="Text_20_body"><text:soft-page-break/>The most common type of output fold is <text:span text:style-name="T6">%output</text:span> and 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 <text:s/>If preserve is set to <text:span text:style-name="T6">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Description Attribute</text:h>
      <text:p text:style-name="Text_20_body">Folds can also have what is called a "<text:span text:style-name="T6">description attribute</text:span>" placed after the start tag which describes what the fold contains. <text:s/>For example, the following %mathpiper fold has a description attribute which indicates that the fold adds two number together:</text:p>
      <text:p text:style-name="P25"/>
      <text:p text:style-name="P36">%mathpiper,title="Add two numbers together."</text:p>
      <text:p text:style-name="P25"/>
      <text:p text:style-name="P24"><text:span text:style-name="T16">2 + 3</text:span>;</text:p>
      <text:p text:style-name="P25"/>
      <text:p text:style-name="P42">%/mathpiper</text:p>
      <text:p text:style-name="P54"><text:span text:style-name="T7">The description attribute is added to the start tag of a fold by placing a comma after the fold's type name and then adding the text </text:span><text:span text:style-name="T6">title="&lt;text&gt;"</text:span><text:span text:style-name="T7"> after the comma. <text:s/>(</text:span><text:span text:style-name="T9">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Rider has a way to automatically insert them. <text:s/>Place the cursor at the beginning of a blank line in a .mrw worksheet file where you would like a fold inserted and then <text:span text:style-name="T9">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Heading_20_2" text:outline-level="2"><text:soft-page-break/>Exercises</text:h>
      <text:p text:style-name="Text_20_body">A MathRider worksheet file called "<text:span text:style-name="T6">newbies_book_examples_1.mrw</text:span>" can be obtained from this website:</text:p>
      <text:p text:style-name="Text_20_body"><text:a xlink:type="simple" xlink:href="https://mathrider.dev.java.net/source/browse/mathrider/trunk/src/doc/newbies_book/examples/proposed/misc/newbies_book_examples_1.mrw">https://mathrider.dev.java.net/source/browse/mathrider/trunk/src/doc/newbies_book/examples/proposed/misc/newbies_book_examples_1.mrw</text:a></text:p>
      <text:p text:style-name="Text_20_body">It contains a number of %mathpiper folds which contain code examples from the previous sections of this book. <text:s/>Notice that all of the lines of code have a semicolon (;) placed after them. <text:s/>The reason this is needed is explained in a later section.</text:p>
      <text:p text:style-name="Text_20_body">Download this worksheet file to your computer from the section on this website that contains the highest revision number and then open it in MathRider. <text:s/>Then, use the worksheet to do the following exercises.</text:p>
      <text:h text:style-name="Heading_20_3" text:outline-level="3">Exercise 1</text:h>
      <text:p text:style-name="Preformatted_20_Text">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7"/><text:bookmark-start text:name="DDE_LINK26"/>324802984 * 2308098234<text:bookmark-end text:name="DDE_LINK27"/><text:bookmark-end text:name="DDE_LINK26"/></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58"><text:span text:style-name="T18">3</text:span> </text:p>
      <text:p text:style-name="Text_20_body">represents the number three, the value:</text:p>
      <text:p text:style-name="P59"><text:span text:style-name="T19">0.5</text:span> </text:p>
      <text:p text:style-name="Text_20_body">represents the number one half, and the value: </text:p>
      <text:p text:style-name="P62">"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60">3</text:p>
      <text:p text:style-name="P60">2 + 3</text:p>
      <text:p text:style-name="P60"><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1">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text:soft-page-break/>"result of the last calculation" symbol),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1">Result&gt; 3</text:p>
      <text:p text:style-name="Standard"/>
      <text:p text:style-name="Preformatted_20_Text">In&gt; 3*4</text:p>
      <text:p text:style-name="P21">Result&gt; 12</text:p>
      <text:p text:style-name="Standard"/>
      <text:p text:style-name="Preformatted_20_Text">In&gt; 30/3</text:p>
      <text:p text:style-name="P21">Result&gt; 10</text:p>
      <text:p text:style-name="Standard"/>
      <text:p text:style-name="Preformatted_20_Text">In&gt; 8%5</text:p>
      <text:p text:style-name="P21">Result&gt; 3</text:p>
      <text:p text:style-name="Standard"/>
      <text:p text:style-name="Preformatted_20_Text">In&gt; 2^3</text:p>
      <text:p text:style-name="P21">Result&gt; 8</text:p>
      <text:p text:style-name="Standard"/>
      <text:p text:style-name="Text_20_body">The <text:span text:style-name="T6">−</text:span> character can also be used to indicate a negative number:</text:p>
      <text:p text:style-name="Preformatted_20_Text">In&gt; -3</text:p>
      <text:p text:style-name="P21">Result&gt; -3</text:p>
      <text:p text:style-name="Standard"/>
      <text:p text:style-name="Text_20_body">Subtracting a negative number results in a positive number (Note: there must be a space between the two negative signs):</text:p>
      <text:p text:style-name="Preformatted_20_Text">In&gt; - -3</text:p>
      <text:p text:style-name="P21">Result&gt; 3</text:p>
      <text:p text:style-name="P21"/>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text:soft-page-break/></text:p>
      <text:p text:style-name="P58">^<text:tab/>Exponents are evaluated right to left.</text:p>
      <text:p text:style-name="P64">*,%,/<text:tab/>Then multiplication, remainder, and division operations are evaluated left to right.</text:p>
      <text:p text:style-name="P58">+, −<text:tab/>Finally, addition and subtraction are evaluated left to right.</text:p>
      <text:p text:style-name="P58"/>
      <text:p text:style-name="Text_20_body">Lets manually apply these precedence rules to the multi-operator expression we used earlier. <text:s/>Here is the expression in source code form:</text:p>
      <text:p text:style-name="P19"/>
      <text:p text:style-name="P9">5 + 6*21/18 - 2^3</text:p>
      <text:p text:style-name="P19"/>
      <text:p text:style-name="Text_20_body">And here it is in traditional form:</text:p>
      <text:p text:style-name="P51"><draw:frame draw:style-name="fr4" draw:name="Object15" text:anchor-type="as-char" svg:width="0.9874in" svg:height="0.4256in" draw:z-index="19"><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3">5 + 6*21/18 - 2<text:span text:style-name="T9">^</text:span>3</text:p>
      <text:p text:style-name="P33">5 + 6<text:span text:style-name="T9">*</text:span>21/18 - <text:span text:style-name="T20">8</text:span></text:p>
      <text:p text:style-name="P33">5 + <text:span text:style-name="T20">126</text:span><text:span text:style-name="T9">/</text:span>18 - 8</text:p>
      <text:p text:style-name="P33">5 <text:span text:style-name="T9">+</text:span> <text:span text:style-name="T20">7</text:span> - 8</text:p>
      <text:p text:style-name="P33"><text:span text:style-name="T20">12</text:span> <text:span text:style-name="T9">-</text:span> 8</text:p>
      <text:p text:style-name="P23">4</text:p>
      <text:p text:style-name="P23"/>
      <text:p text:style-name="Text_20_body">Starting with the first expression, MathPiper evaluates the <text:span text:style-name="T9">^</text:span> operator first which results in the <text:span text:style-name="T20">8</text:span> in the expression below it. <text:s/>In the second expression, the <text:span text:style-name="T9">*</text:span> operator is executed next, and so on. <text:s/>The last expression shows that the final result after all of the operators have been evaluated is <text:span text:style-name="T20">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1">Result&gt; 22</text:p>
      <text:p text:style-name="Standard"/>
      <text:p text:style-name="Text_20_body">If parentheses are placed around 4 + 5, however, the addition operator is forced <text:soft-page-break/>to be evaluated before the multiplication operator and the result is 30:</text:p>
      <text:p text:style-name="Standard"/>
      <text:p text:style-name="Preformatted_20_Text">In&gt; (2 + 4)*5</text:p>
      <text:p text:style-name="P21">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1">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65">()<text:tab/>Parentheses are evaluated from the inside out.</text:p>
      <text:p text:style-name="P65">^<text:tab/>Then exponents are evaluated right to left.</text:p>
      <text:p text:style-name="P65">*,%,/ Then multiplication, remainder, and division operations are evaluated left to right.</text:p>
      <text:p text:style-name="P65">+, − Finally, addition and subtraction are evaluated left to right.</text:p>
      <text:p text:style-name="P53"/>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Sum()</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Printing Related Functions: Echo(), Write(), And Newline()</text:h>
      <text:p text:style-name="Text_20_body"><text:span text:style-name="T7">The printing</text:span> related functions send text information to the user and this is usually referred to as "printing" in this document. <text:s/>However, 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1">Result&gt; True</text:p>
      <text:p text:style-name="P29">Side Effects&gt;</text:p>
      <text:p text:style-name="P29">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1">Result&gt; True</text:p>
      <text:p text:style-name="P29">Side Effects&gt;</text:p>
      <text:p text:style-name="P29">1 3 6 </text:p>
      <text:p text:style-name="Standard"/>
      <text:p text:style-name="Text_20_body"><text:soft-page-break/>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
      <text:p text:style-name="Preformatted_20_Text">In&gt; <text:bookmark-start text:name="DDE_LINK281"/>Echo(1,,,1+2,,,2*3)<text:bookmark-end text:name="DDE_LINK281"/></text:p>
      <text:p text:style-name="P21">Result&gt; True</text:p>
      <text:p text:style-name="P29">Side Effects&gt;</text:p>
      <text:p text:style-name="P29">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36">%mathpiper</text:p>
      <text:p text:style-name="P25"/>
      <text:p text:style-name="P24"><text:span text:style-name="T13">Echo</text:span><text:span text:style-name="T5">(</text:span><text:span text:style-name="T8">1</text:span><text:span text:style-name="T5">)</text:span>;</text:p>
      <text:p text:style-name="P25"/>
      <text:p text:style-name="P24"><text:span text:style-name="T13">Echo</text:span><text:span text:style-name="T5">(</text:span><text:span text:style-name="T8">1</text:span><text:span text:style-name="T5">+</text:span><text:span text:style-name="T8">2</text:span><text:span text:style-name="T5">)</text:span>;</text:p>
      <text:p text:style-name="P25"/>
      <text:p text:style-name="P24"><text:span text:style-name="T13">Echo</text:span><text:span text:style-name="T5">(</text:span><text:span text:style-name="T8">2</text:span><text:span text:style-name="T5">*</text:span><text:span text:style-name="T8">3</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3 </text:p>
      <text:p text:style-name="P24"><text:s text:c="6"/>6</text:p>
      <text:p text:style-name="P44">. <text:s text:c="2"/>%/output</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36">%mathpiper</text:p>
      <text:p text:style-name="P25"/>
      <text:p text:style-name="P24">a <text:span text:style-name="T5">:=</text:span> <text:span text:style-name="T8">1</text:span>;</text:p>
      <text:p text:style-name="P24">b <text:span text:style-name="T5">:=</text:span> <text:span text:style-name="T8">2</text:span>;</text:p>
      <text:p text:style-name="P24">c <text:span text:style-name="T5">:=</text:span> <text:span text:style-name="T8">3</text:span>;</text:p>
      <text:p text:style-name="P25"/>
      <text:p text:style-name="P36">%/mathpiper</text:p>
      <text:p text:style-name="P25"><text:soft-page-break/></text:p>
      <text:p text:style-name="P24"><text:s text:c="4"/><text:span text:style-name="T18">%output,preserve="false"</text:span></text:p>
      <text:p text:style-name="P24"><text:s text:c="6"/><text:span text:style-name="T18">Result:</text:span> 3</text:p>
      <text:p text:style-name="P44">. <text:s text:c="2"/>%/output</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36"><text:bookmark-start text:name="DDE_LINK32"/><text:bookmark-start text:name="DDE_LINK29"/>%mathpiper</text:p>
      <text:p text:style-name="P25"/>
      <text:p text:style-name="P24">a <text:span text:style-name="T5">:=</text:span> <text:span text:style-name="T8">1</text:span>;</text:p>
      <text:p text:style-name="P24"><text:span text:style-name="T13">Echo</text:span><text:span text:style-name="T5">(</text:span>a<text:span text:style-name="T5">)</text:span>;</text:p>
      <text:p text:style-name="P25"/>
      <text:p text:style-name="P24">b <text:span text:style-name="T5">:=</text:span> <text:span text:style-name="T8">2</text:span>;</text:p>
      <text:p text:style-name="P24"><text:span text:style-name="T13">Echo</text:span><text:span text:style-name="T5">(</text:span>b<text:span text:style-name="T5">)</text:span>;</text:p>
      <text:p text:style-name="P25"/>
      <text:p text:style-name="P24">c <text:span text:style-name="T5">:=</text:span> <text:span text:style-name="T8">3</text:span>;</text:p>
      <text:p text:style-name="P24"><text:span text:style-name="T13">Echo</text:span><text:span text:style-name="T5">(</text:span>c<text:span text:style-name="T5">)</text:span>;</text:p>
      <text:p text:style-name="P25"/>
      <text:p text:style-name="P36">%/mathpiper<text:bookmark-end text:name="DDE_LINK32"/><text:bookmark-end text:name="DDE_LINK29"/></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 text:c="6"/>3</text:p>
      <text:p text:style-name="P44">. <text:s text:c="2"/>%/output</text:p>
      <text:h text:style-name="Heading_20_4" text:outline-level="4">Echo Statements Are Useful For "Debugging" Programs</text:h>
      <text:p text:style-name="Text_20_body">The errors that are in a program are often called "bugs". <text:s/>This name came from the days when computers were the size of large rooms and were made using electromechanical parts. <text:s/>Periodically, bugs would crawl into the machines and interfere with its moving mechanical parts and this would cause the machine to malfunction. <text:s/>The bugs needed to be located and removed before the machine would run properly again. <text:s/></text:p>
      <text:p text:style-name="Text_20_body">Of course, even back then most program errors were produced by programmers entering wrong programs or entering programs wrong, but they liked to say that all of the errors were caused by bugs and not by themselves! <text:s/>The process of <text:soft-page-break/>fixing errors in a program became known as <text:span text:style-name="T6">debugging</text:span> and the names "bugs" and "debugging" are still used by programmers today.</text:p>
      <text:p text:style-name="Text_20_body">One of the standard ways to locate bugs in a program is to place <text:span text:style-name="T6">Echo() </text:span>function calls in the code at strategic places which <text:span text:style-name="T6">print the contents of variables and display messages</text:span>. <text:s/>These Echo() functions will enable you to see what your program is doing while it is running. <text:s/>After you have found and fixed the bugs in your program, you can remove the debugging Echo() function calls or comment them out if you think they may be needed later.</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36">%mathpiper</text:p>
      <text:p text:style-name="P25"/>
      <text:p text:style-name="P24"><text:span text:style-name="T13">Write</text:span><text:span text:style-name="T5">(</text:span><text:span text:style-name="T8">1</text:span><text:span text:style-name="T5">)</text:span>;</text:p>
      <text:p text:style-name="P25"/>
      <text:p text:style-name="P24"><text:span text:style-name="T13">Write</text:span><text:span text:style-name="T5">(</text:span><text:span text:style-name="T8">1</text:span><text:span text:style-name="T5">+</text:span><text:span text:style-name="T8">2</text:span><text:span text:style-name="T5">)</text:span>;</text:p>
      <text:p text:style-name="P25"/>
      <text:p text:style-name="P24"><text:span text:style-name="T13">Echo</text:span><text:span text:style-name="T5">(</text:span><text:span text:style-name="T8">2</text:span><text:span text:style-name="T5">*</text:span><text:span text:style-name="T8">3</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3 6</text:p>
      <text:p text:style-name="P44">. <text:s text:c="2"/>%/output</text:p>
      <text:p text:style-name="P47">Write() and Echo() have other differences besides the one discussed here and more information about them can be found in the documentation for these functions.</text:p>
      <text:h text:style-name="Heading_20_4" text:outline-level="4">NewLine()</text:h>
      <text:p text:style-name="P47">The <text:span text:style-name="T6">NewLine()</text:span> function simply prints a blank line in the side effects output. <text:s/>It is useful for placing vertical space between printed lines:</text:p>
      <text:p text:style-name="P36"><text:bookmark-start text:name="DDE_LINK292"/><text:bookmark-start text:name="DDE_LINK321"/>%mathpiper</text:p>
      <text:p text:style-name="P25"/>
      <text:p text:style-name="P24">a <text:span text:style-name="T5">:=</text:span> <text:span text:style-name="T8">1</text:span>;</text:p>
      <text:p text:style-name="P24"><text:span text:style-name="T13">Echo</text:span><text:span text:style-name="T5">(</text:span>a<text:span text:style-name="T5">)</text:span>;</text:p>
      <text:p text:style-name="P24"><text:span text:style-name="T14">NewLine</text:span><text:span text:style-name="T5">()</text:span>;</text:p>
      <text:p text:style-name="P25"/>
      <text:p text:style-name="P24"><text:soft-page-break/>b <text:span text:style-name="T5">:=</text:span> <text:span text:style-name="T8">2</text:span>;</text:p>
      <text:p text:style-name="P24"><text:span text:style-name="T13">Echo</text:span><text:span text:style-name="T5">(</text:span>b<text:span text:style-name="T5">)</text:span>;</text:p>
      <text:p text:style-name="P24"><text:span text:style-name="T14">NewLine</text:span><text:span text:style-name="T5">()</text:span>;</text:p>
      <text:p text:style-name="P25"/>
      <text:p text:style-name="P24">c <text:span text:style-name="T5">:=</text:span> <text:span text:style-name="T8">3</text:span>;</text:p>
      <text:p text:style-name="P24"><text:span text:style-name="T13">Echo</text:span><text:span text:style-name="T5">(</text:span>c<text:span text:style-name="T5">)</text:span>;</text:p>
      <text:p text:style-name="P25"/>
      <text:p text:style-name="P36">%/mathpiper<text:bookmark-end text:name="DDE_LINK292"/><text:bookmark-end text:name="DDE_LINK321"/></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5"/>
      <text:p text:style-name="P24"><text:s text:c="6"/>2 </text:p>
      <text:p text:style-name="P25"/>
      <text:p text:style-name="P24"><text:s text:c="6"/>3</text:p>
      <text:p text:style-name="P43">. <text:s text:c="2"/>%/output</text:p>
      <text:h text:style-name="Heading_20_2" text:outline-level="2">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36">%mathpiper</text:p>
      <text:p text:style-name="P25"/>
      <text:p text:style-name="P24"><text:bookmark-start text:name="DDE_LINK30"/>a <text:span text:style-name="T5">:=</text:span> <text:span text:style-name="T8">1</text:span>; <text:span text:style-name="T13">Echo</text:span><text:span text:style-name="T5">(</text:span>a<text:span text:style-name="T5">)</text:span>; b <text:span text:style-name="T5">:=</text:span> <text:span text:style-name="T8">2</text:span>; <text:span text:style-name="T13">Echo</text:span><text:span text:style-name="T5">(</text:span>b<text:span text:style-name="T5">)</text:span>; c <text:span text:style-name="T5">:=</text:span> <text:span text:style-name="T8">3</text:span>; <text:span text:style-name="T13">Echo</text:span><text:span text:style-name="T5">(</text:span>c<text:span text:style-name="T5">)</text:span>;<text:bookmark-end text:name="DDE_LINK30"/></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oft-page-break/><text:s text:c="6"/>3</text:p>
      <text:p text:style-name="P43">. <text:s text:c="2"/>%/output</text:p>
      <text:p text:style-name="Text_20_body">The spaces that are in the code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36">%mathpiper</text:p>
      <text:p text:style-name="P25"/>
      <text:p text:style-name="P24">a<text:span text:style-name="T5">:=</text:span><text:span text:style-name="T8">1</text:span>;<text:span text:style-name="T13">Echo</text:span><text:span text:style-name="T5">(</text:span>a<text:span text:style-name="T5">)</text:span>;b<text:span text:style-name="T5">:=</text:span><text:span text:style-name="T8">2</text:span>;<text:span text:style-name="T13">Echo</text:span><text:span text:style-name="T5">(</text:span>b<text:span text:style-name="T5">)</text:span>;c<text:span text:style-name="T5">:=</text:span> <text:span text:style-name="T8">3</text:span>;<text:span text:style-name="T13">Echo</text:span><text:span text:style-name="T5">(</text:span>c<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 text:c="6"/>3</text:p>
      <text:p text:style-name="P43">. <text:s text:c="2"/>%/output</text:p>
      <text:h text:style-name="Heading_20_3" text:outline-level="3"><text:bookmark-start text:name="DDE_LINK33"/>Placing More Than One Expression On A Line In The Console Using A Code Block<text:bookmark-end text:name="DDE_LINK33"/></text:h>
      <text:p text:style-name="Text_20_body">The MathPiper console is only able to execute one expression at a time so if the previous code that executes three variable assignments and three Echo() functions on a single line is evaluated in the console, only the expression <text:span text:style-name="T6">a := 1</text:span> is executed:</text:p>
      <text:p text:style-name="Preformatted_20_Text"/>
      <text:p text:style-name="Preformatted_20_Text">In&gt; a := 1; Echo(a); b := 2; Echo(b); c := 3; Echo(c);</text:p>
      <text:p text:style-name="P21">Result&gt; 1</text:p>
      <text:p text:style-name="P21"/>
      <text:p text:style-name="Text_20_body">Fortunately, this limitation can be overcome by placing the code into a <text:span text:style-name="T6">code block</text:span><text:span text:style-name="T7">.</text:span> <text:s/>A <text:span text:style-name="T6">code block</text:span> (which is also called a <text:span text:style-name="T6">compound expression</text:span>) consists of one or more expressions which are separated by semicolons and placed within an open bracket (<text:span text:style-name="T6">[</text:span>) and close bracket (<text:span text:style-name="T6">]</text:span>) pair. <text:s/>If a code block is evaluated in the MathPiper console, each expression in the block will be executed from left to right. <text:s/>The following example shows the previous code being executed within of a code block inside the MathPiper console:</text:p>
      <text:p text:style-name="Preformatted_20_Text"/>
      <text:p text:style-name="Preformatted_20_Text">In&gt; [a := 1; Echo(a); b := 2; Echo(b); c := 3; Echo(c);]</text:p>
      <text:p text:style-name="P21">Result&gt; True</text:p>
      <text:p text:style-name="P29">Side Effects&gt;</text:p>
      <text:p text:style-name="P29"><text:soft-page-break/>1 </text:p>
      <text:p text:style-name="P29">2 </text:p>
      <text:p text:style-name="P29">3</text:p>
      <text:p text:style-name="P29"/>
      <text:p text:style-name="Text_20_body">Notice that this time all of the expressions were executed and 1-3 was printed as a side effect. <text:s/>Code blocks always return the result of the last expression executed as the result of the whole block. <text:s/>In this case, True was returned as the result because the last Echo(c) function returned True. <text:s/>If we place another expression after the Echo(c) function, however, the block will execute this new expression last and its result will be the one returned by the block:</text:p>
      <text:p text:style-name="Preformatted_20_Text"/>
      <text:p text:style-name="Preformatted_20_Text"><text:bookmark-start text:name="DDE_LINK43"/>In&gt; [a := 1; Echo(a); b := 2; Echo(b); c := 3; Echo(c); 2 + 2]</text:p>
      <text:p text:style-name="P21">Result&gt; 4</text:p>
      <text:p text:style-name="P29">Side Effects&gt;</text:p>
      <text:p text:style-name="P29">1 </text:p>
      <text:p text:style-name="P29">2 </text:p>
      <text:p text:style-name="P29">3</text:p>
      <text:p text:style-name="P29"/>
      <text:p text:style-name="Text_20_body"><text:bookmark-end text:name="DDE_LINK43"/>Finally, code blocks can have their contents placed on separate lines if desired:</text:p>
      <text:p text:style-name="P36"/>
      <text:p text:style-name="P36">%mathpiper</text:p>
      <text:p text:style-name="P24">[ <text:s text:c="2"/></text:p>
      <text:p text:style-name="P24"><text:s text:c="4"/>a <text:span text:style-name="T31">:=</text:span> <text:span text:style-name="T8">1</text:span>; </text:p>
      <text:p text:style-name="P24"><text:s text:c="4"/></text:p>
      <text:p text:style-name="P24"><text:s text:c="4"/><text:span text:style-name="T13">Echo</text:span><text:span text:style-name="T5">(</text:span>a<text:span text:style-name="T5">)</text:span>;</text:p>
      <text:p text:style-name="P24"><text:s text:c="4"/></text:p>
      <text:p text:style-name="P24"><text:s text:c="4"/>b <text:span text:style-name="T31">:=</text:span> <text:span text:style-name="T8">2</text:span>; </text:p>
      <text:p text:style-name="P24"><text:s text:c="4"/></text:p>
      <text:p text:style-name="P24"><text:s text:c="4"/><text:span text:style-name="T13">Echo</text:span><text:span text:style-name="T5">(</text:span>b<text:span text:style-name="T5">)</text:span>; </text:p>
      <text:p text:style-name="P24"><text:s text:c="4"/></text:p>
      <text:p text:style-name="P24"><text:s text:c="4"/>c <text:span text:style-name="T31">:=</text:span> <text:span text:style-name="T8">3</text:span>; </text:p>
      <text:p text:style-name="P24"><text:s text:c="4"/></text:p>
      <text:p text:style-name="P24"><text:s text:c="4"/><text:span text:style-name="T13">Echo</text:span><text:span text:style-name="T5">(</text:span>c<text:span text:style-name="T5">)</text:span>;</text:p>
      <text:p text:style-name="P24">];</text:p>
      <text:p text:style-name="Preformatted_20_Text"/>
      <text:p text:style-name="P36">%/mathpiper</text:p>
      <text:p text:style-name="Preformatted_20_Text"/>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 text:c="6"/>3</text:p>
      <text:p text:style-name="P40">. <text:s text:c="2"/><text:span text:style-name="T18">%/output</text:span></text:p>
      <text:p text:style-name="P53">Code blocks are very powerful and we will be discussing them further in later sections.</text:p>
      <text:h text:style-name="Heading_20_4" text:outline-level="4"><text:soft-page-break/>Automatic Bracket, Parentheses, And Brace Match Indicating</text:h>
      <text:p text:style-name="Text_20_body">In programming, most open brackets '<text:span text:style-name="T6">[</text:span>' have a close bracket '<text:span text:style-name="T6">]</text:span>', most open parentheses '<text:span text:style-name="T6">(</text:span>' have a close parentheses '<text:span text:style-name="T6">)</text:span>', and most open braces '<text:span text:style-name="T6">{</text:span>' have a close brace '<text:span text:style-name="T6">}</text:span>'. <text:s/>It is often difficult to make sure that each "open" character has a matching "close" character and if any of these characters don't have a match, then an error will be produced.</text:p>
      <text:p text:style-name="Text_20_body">Thankfully, most programming text editors have a character match indicating tool that will help locate problems. <text:s/>To try this tool, paste the following code into a .mrw file and following the directions that are present in its comments:</text:p>
      <text:p text:style-name="P36"/>
      <text:p text:style-name="P36">%mathpiper</text:p>
      <text:p text:style-name="Preformatted_20_Text"/>
      <text:p text:style-name="P37">/*</text:p>
      <text:p text:style-name="P37"><text:s text:c="4"/>Copy this code into a .mrw file. <text:s/>Then, place the cursor </text:p>
      <text:p text:style-name="P37"><text:s text:c="4"/>to the immediate right of any {, }, [, ], (, or ) character.</text:p>
      <text:p text:style-name="P37"><text:s text:c="4"/>You should notice that the match to this character is </text:p>
      <text:p text:style-name="P37"><text:s text:c="4"/>indicated by a rectangle being drawing around it.</text:p>
      <text:p text:style-name="P37">*/</text:p>
      <text:p text:style-name="Preformatted_20_Text"/>
      <text:p text:style-name="Preformatted_20_Text"/>
      <text:p text:style-name="P24">list <text:span text:style-name="T31">:=</text:span> <text:span text:style-name="T5">{</text:span><text:span text:style-name="T8">1</text:span>,<text:span text:style-name="T8">2</text:span>,<text:span text:style-name="T8">3</text:span><text:span text:style-name="T5">}</text:span>;</text:p>
      <text:p text:style-name="Preformatted_20_Text"/>
      <text:p text:style-name="P24">[</text:p>
      <text:p text:style-name="P24"><text:s text:c="4"/><text:span text:style-name="T13">Echo</text:span><text:span text:style-name="T5">(</text:span><text:span text:style-name="T15">"Hello"</text:span><text:span text:style-name="T5">)</text:span>;</text:p>
      <text:p text:style-name="Preformatted_20_Text"/>
      <text:p text:style-name="P24"><text:s text:c="4"/><text:span text:style-name="T13">Echo</text:span><text:span text:style-name="T5">(</text:span>list<text:span text:style-name="T5">)</text:span>;</text:p>
      <text:p text:style-name="P24">];</text:p>
      <text:p text:style-name="Preformatted_20_Text"/>
      <text:p text:style-name="P36">%/mathpiper</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text:span><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36">%mathpiper</text:p>
      <text:p text:style-name="P25"/>
      <text:p text:style-name="P24"><text:bookmark-start text:name="DDE_LINK3"/>a <text:span text:style-name="T5">:=</text:span> <text:span text:style-name="T15">"Hello, I am a string."</text:span>;<text:bookmark-end text:name="DDE_LINK3"/></text:p>
      <text:p text:style-name="P24"><text:span text:style-name="T13">Echo</text:span><text:span text:style-name="T5">(</text:span>a<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oft-page-break/><text:s text:c="6"/></text:p>
      <text:p text:style-name="P24"><text:s text:c="6"/><text:span text:style-name="T25">Side Effects:</text:span></text:p>
      <text:p text:style-name="P24"><text:s text:c="6"/>Hello, I am a string.</text:p>
      <text:p text:style-name="P40">. <text:s text:c="2"/><text:span text:style-name="T18">%/output</text:span></text:p>
      <text:h text:style-name="Heading_20_3" text:outline-level="3">The MathPiper Console and MathPiper Folds Can Access The Same Variables</text:h>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1">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36"><text:bookmark-start text:name="DDE_LINK291"/>%mathpiper</text:p>
      <text:p text:style-name="P25"/>
      <text:p text:style-name="P24">a <text:span text:style-name="T5">:=</text:span> <text:span text:style-name="T8">1</text:span>;</text:p>
      <text:p text:style-name="P24"><text:span text:style-name="T13">Echo</text:span><text:span text:style-name="T5">(</text:span><text:span text:style-name="T17">"Variable a: "</text:span><text:span text:style-name="T5">, </text:span>a<text:span text:style-name="T5">)</text:span>;</text:p>
      <text:p text:style-name="P25"/>
      <text:p text:style-name="P24">b <text:span text:style-name="T5">:=</text:span> <text:span text:style-name="T8">2</text:span>;</text:p>
      <text:p text:style-name="P24"><text:span text:style-name="T13">Echo</text:span><text:span text:style-name="T5">(</text:span><text:span text:style-name="T17">"Variable b: "</text:span><text:span text:style-name="T5">, </text:span>b<text:span text:style-name="T5">)</text:span>;</text:p>
      <text:p text:style-name="P25"/>
      <text:p text:style-name="P24">c <text:span text:style-name="T5">:=</text:span> <text:span text:style-name="T8">3</text:span>;</text:p>
      <text:p text:style-name="P24"><text:span text:style-name="T13">Echo</text:span><text:span text:style-name="T5">(</text:span><text:span text:style-name="T17">"Variable c: "</text:span><text:span text:style-name="T5">, </text:span>c<text:span text:style-name="T5">)</text:span>;</text:p>
      <text:p text:style-name="P25"/>
      <text:p text:style-name="P36">%/mathpiper<text:bookmark-end text:name="DDE_LINK291"/></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Variable a: 1 </text:p>
      <text:p text:style-name="P24"><text:s text:c="6"/>Variable b: 2 </text:p>
      <text:p text:style-name="P24"><text:s text:c="6"/>Variable c: 3</text:p>
      <text:p text:style-name="P39"><text:soft-page-break/><text:span text:style-name="T10">. <text:s text:c="2"/></text:span><text:span text:style-name="T18">%/output</text:span></text:p>
      <text:h text:style-name="Heading_20_4" text:outline-level="4">Combining Strings <text:s/>With The : Operator</text:h>
      <text:p text:style-name="Text_20_body">If you need to combine two or more strings into one string, you can use the <text:span text:style-name="T6">:</text:span> operator like this:</text:p>
      <text:p text:style-name="Preformatted_20_Text"/>
      <text:p text:style-name="Preformatted_20_Text">In&gt; "A" : "B" : "C"</text:p>
      <text:p text:style-name="P21">Result: "ABC"</text:p>
      <text:p text:style-name="Preformatted_20_Text"/>
      <text:p text:style-name="Preformatted_20_Text">In&gt; "Hello " : "there!"</text:p>
      <text:p text:style-name="P21">Result: "Hello there!"</text:p>
      <text:h text:style-name="Heading_20_4" text:outline-level="4">WriteString()</text:h>
      <text:p text:style-name="Text_20_body">The <text:span text:style-name="T6">WriteString()</text:span> function prints a string without shows the double quotes that are around it.. <text:s/>For example, here is the Write() function being used to print the string "Hello":</text:p>
      <text:p text:style-name="Preformatted_20_Text"/>
      <text:p text:style-name="Preformatted_20_Text">In&gt; Write("Hello")</text:p>
      <text:p text:style-name="P21">Result: True</text:p>
      <text:p text:style-name="P35">Side Effects:</text:p>
      <text:p text:style-name="P35">"Hello"</text:p>
      <text:p text:style-name="P35"/>
      <text:p text:style-name="Text_20_body">Notice the double quotes? <text:s/>Here is how the WriteString() function prints "Hello":</text:p>
      <text:p text:style-name="Preformatted_20_Text"/>
      <text:p text:style-name="Preformatted_20_Text">In&gt; WriteString("Hello")</text:p>
      <text:p text:style-name="P21">Result: True</text:p>
      <text:p text:style-name="P35">Side Effects:</text:p>
      <text:p text:style-name="P35">Hello</text:p>
      <text:h text:style-name="Heading_20_4" text:outline-level="4">Nl()</text:h>
      <text:p text:style-name="Text_20_body"><text:span text:style-name="T10">The </text:span><text:span text:style-name="T11">Nl()</text:span><text:span text:style-name="T10"> (New Line) function is used with the : function to place newline </text:span>characters<text:span text:style-name="T10"> inside of strings:</text:span></text:p>
      <text:p text:style-name="Preformatted_20_Text"/>
      <text:p text:style-name="Preformatted_20_Text">In&gt; WriteString("A": Nl() : "B")</text:p>
      <text:p text:style-name="P21">Result: True</text:p>
      <text:p text:style-name="P35">Side Effects:</text:p>
      <text:p text:style-name="P35">A</text:p>
      <text:p text:style-name="P35">B</text:p>
      <text:h text:style-name="Heading_20_4" text:outline-level="4">Space()</text:h>
      <text:p text:style-name="Text_20_body">The Space() function is used to add spaces to printed output:</text:p>
      <text:p text:style-name="Preformatted_20_Text"/>
      <text:p text:style-name="Preformatted_20_Text"><text:soft-page-break/>In&gt; WriteString("A"); Space(10); WriteString("B")</text:p>
      <text:p text:style-name="P21">Result: True</text:p>
      <text:p text:style-name="P35">Side Effects:</text:p>
      <text:p text:style-name="P35">A <text:s text:c="9"/>B</text:p>
      <text:h text:style-name="Heading_20_3" text:outline-level="3">Accessing The Individual Letters In A String</text:h>
      <text:p text:style-name="Text_20_body">Individual letters in a string (which are also called <text:span text:style-name="T6">characters</text:span>) can be accessed by placing the character's position number (also called an <text:span text:style-name="T6">index</text:span>) inside of 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0">, I am a string.</text:span>"</text:p>
      <text:p text:style-name="P21">Result&gt; "Hello, I am a string."</text:p>
      <text:p text:style-name="Preformatted_20_Text"/>
      <text:p text:style-name="Preformatted_20_Text">In&gt; a[1]</text:p>
      <text:p text:style-name="P21">Result&gt; "H"</text:p>
      <text:p text:style-name="Preformatted_20_Text"/>
      <text:p text:style-name="Preformatted_20_Text">In&gt; a[2]</text:p>
      <text:p text:style-name="P21">Result&gt; "e"</text:p>
      <text:p text:style-name="Preformatted_20_Text"/>
      <text:p text:style-name="Preformatted_20_Text">In&gt; a[3]</text:p>
      <text:p text:style-name="P21">Result&gt; "l"</text:p>
      <text:p text:style-name="Preformatted_20_Text"/>
      <text:p text:style-name="Preformatted_20_Text">In&gt; a[4]</text:p>
      <text:p text:style-name="P21">Result&gt; "l"</text:p>
      <text:p text:style-name="Preformatted_20_Text"/>
      <text:p text:style-name="Preformatted_20_Text">In&gt; a[5]</text:p>
      <text:p text:style-name="P21">Result&gt; "o"</text:p>
      <text:p text:style-name="P53"/>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36"><text:soft-page-break/>%mathpiper</text:p>
      <text:p text:style-name="P37">//This is a comment.</text:p>
      <text:p text:style-name="P25"/>
      <text:p text:style-name="P24">x <text:span text:style-name="T5">:=</text:span> <text:span text:style-name="T8">2</text:span>; <text:span text:style-name="T22">//Set the variable x equal to 2.</text:span></text:p>
      <text:p text:style-name="P25"/>
      <text:p text:style-name="P25"/>
      <text:p text:style-name="P36">%/mathpiper</text:p>
      <text:p text:style-name="P25"/>
      <text:p text:style-name="P24"><text:s text:c="4"/><text:span text:style-name="T18">%output,preserve="false"</text:span></text:p>
      <text:p text:style-name="P24"><text:s text:c="6"/><text:span text:style-name="T18">Result:</text:span> 2</text:p>
      <text:p text:style-name="P39"><text:span text:style-name="T10">. <text:s text:c="2"/></text:span><text:span text:style-name="T18">%/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36">%mathpiper</text:p>
      <text:p text:style-name="P25"/>
      <text:p text:style-name="P37">/*</text:p>
      <text:p text:style-name="P24"><text:span text:style-name="T21"><text:s/></text:span><text:span text:style-name="T22">This is a longer comment and it uses</text:span></text:p>
      <text:p text:style-name="P24"><text:span text:style-name="T21"><text:s/></text:span><text:span text:style-name="T22">more than one line. The following</text:span></text:p>
      <text:p text:style-name="P24"><text:span text:style-name="T21"><text:s/></text:span><text:span text:style-name="T22">code assigns the number 3 to variable</text:span></text:p>
      <text:p text:style-name="P24"><text:span text:style-name="T21"><text:s/></text:span><text:span text:style-name="T22">x and then returns it as a result.</text:span></text:p>
      <text:p text:style-name="P37">*/</text:p>
      <text:p text:style-name="P25"/>
      <text:p text:style-name="P24">x <text:span text:style-name="T5">:=</text:span> <text:span text:style-name="T8">3</text:span>;</text:p>
      <text:p text:style-name="P25"/>
      <text:p text:style-name="P36">%/mathpiper</text:p>
      <text:p text:style-name="P25"/>
      <text:p text:style-name="P24"><text:s text:c="4"/><text:span text:style-name="T18">%output,preserve="false"</text:span></text:p>
      <text:p text:style-name="P24"><text:s text:c="6"/><text:span text:style-name="T18">Result:</text:span> 3</text:p>
      <text:p text:style-name="P43"><text:span text:style-name="T10">.</text:span> <text:s text:c="2"/>%/output</text:p>
      <text:h text:style-name="Heading_20_2" text:outline-level="2">Exercises</text:h>
      <text:p text:style-name="Text_20_body">For the following exercises, create a new MathRider worksheet file called <text:span text:style-name="T6">section_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into its own fold in this worksheet. <text:s/>Place a description attribute in the start tag of <text:soft-page-break/>each fold which indicates the exercise the fold contains the solution to. <text:s/>The folds you create should look similar to this one:</text:p>
      <text:p text:style-name="Text_20_body"/>
      <text:p text:style-name="P36">%mathpiper,title="Exercise 1"</text:p>
      <text:p text:style-name="P25"/>
      <text:p text:style-name="P38">//Sample fold.</text:p>
      <text:p text:style-name="P25"/>
      <text:p text:style-name="P42">%/mathpiper</text:p>
      <text:h text:style-name="Heading_20_3" text:outline-level="3">Exercise 1</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2</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b := 1-2-3-4-5;</text:p>
      <text:p text:style-name="Preformatted_20_Text">c := 1*2*3*4*5;</text:p>
      <text:p text:style-name="Preformatted_20_Text">d := 1/2/3/4/5;</text:p>
      <text:h text:style-name="Heading_20_3" text:outline-level="3">Exercise 3</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
      <text:p text:style-name="Preformatted_20_Text">Clear(x);</text:p>
      <text:p text:style-name="Preformatted_20_Text">a := 2*2*2*2*2;</text:p>
      <text:p text:style-name="Preformatted_20_Text">b := 2^5;</text:p>
      <text:p text:style-name="Preformatted_20_Text">c := x^2 * x^3;</text:p>
      <text:p text:style-name="Preformatted_20_Text">d := 2^2 * 2^3;</text:p>
      <text:h text:style-name="Heading_20_3" text:outline-level="3">Exercise 4</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text:soft-page-break/></text:p>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5</text:h>
      <text:p text:style-name="Preformatted_20_Text">Use Echo() functions to print an index number and the character at this position for the following string (this is similar to what was done in Exercise 4.):</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6</text:h>
      <text:p text:style-name="Preformatted_20_Text">The following program uses strings and index numbers to print a person's name. <text:s/>Create a program which uses the three strings from this program to print the names of three of your favorite movie actors.</text:p>
      <text:p text:style-name="Preformatted_20_Text"/>
      <text:p text:style-name="Preformatted_20_Text"><text:bookmark-start text:name="DDE_LINK2"/>%mathpiper</text:p>
      <text:p text:style-name="Preformatted_20_Text">/*</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DDE_LINK2"/></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text:soft-page-break/></text:p>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Rider has that a word processor may not have is the ability to select rectangular sections of text. <text:s/>To see how this works, do the following:</text:p>
      <text:p text:style-name="P58">1) <text:s/>Type three or four lines of text into a text area.</text:p>
      <text:p text:style-name="P58">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text:span><text:span text:style-name="T9">on</text:span> and <text:span text:style-name="T6">Rectangular selection is </text:span><text:span text:style-name="T9">off</text:span>. </text:p>
      <text:p text:style-name="P61"><text:span text:style-name="T12">3) Turn rectangular selection on and then select some text in order to see how this is different than normal selection mode. <text:s/></text:span>When you are done experimenting, set rectangular selection mode to off.</text:p>
      <text:p text:style-name="P10">Most of the time normal selection mode is what you want to use but in certain situations rectangular selection mode is bett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Rider worksheet contained a list of index numbers and letters which was useful for completing a later exercise.</text:p>
      <text:p text:style-name="Text_20_body">MathRider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span text:style-name="T9">(For now, ignore the icon which has a yellow sunburst on it. <text:s/>It is the New View icon and it is an advanced feature.)</text:span></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text:span><text:span text:style-name="T6">All</text:span>" icon.</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Nonnegative Random Integers With The RandomInteger() Function</text:h>
      <text:p text:style-name="Text_20_body">One way that a MathPiper program can generate random integers is with the RandomInteger() function <text:span text:style-name="T9">(Note: the RandomInteger() function is not currently listed in the MathPiperDocs plugin.)</text:span> <text:s/>The RandomInteger() function takes an integer as a parameter and it returns a random integer between 0 and the passed in integer. <text:s/>The following example shows random integers between 0 and 4 <text:span text:style-name="T6">inclusive</text:span> being obtained from RandomInteger(). <text:s/><text:span text:style-name="T6">Inclusive</text:span> here means that both 0 and 4 are included in the range of random integers that may be returned. <text:s/>If the word <text:span text:style-name="T6">exclusive</text:span> was used instead, this would mean that neither 0 nor 4 would be in the range.</text:p>
      <text:p text:style-name="Text_20_body"/>
      <text:p text:style-name="Preformatted_20_Text">In&gt; RandomInteger(5)</text:p>
      <text:p text:style-name="P21">Result&gt; 3</text:p>
      <text:p text:style-name="Preformatted_20_Text">In&gt; RandomInteger(5)</text:p>
      <text:p text:style-name="P21">Result&gt; 4</text:p>
      <text:p text:style-name="Preformatted_20_Text">In&gt; RandomInteger(5)</text:p>
      <text:p text:style-name="P21">Result&gt; 3</text:p>
      <text:p text:style-name="Preformatted_20_Text">In&gt; RandomInteger(5)</text:p>
      <text:p text:style-name="P21">Result&gt; 1</text:p>
      <text:p text:style-name="Preformatted_20_Text">In&gt; RandomInteger(5)</text:p>
      <text:p text:style-name="P21">Result&gt; 2</text:p>
      <text:p text:style-name="Preformatted_20_Text">In&gt; RandomInteger(5)</text:p>
      <text:p text:style-name="P21">Result&gt; 4</text:p>
      <text:p text:style-name="Preformatted_20_Text">In&gt; RandomInteger(5)</text:p>
      <text:p text:style-name="P21">Result&gt; 1</text:p>
      <text:p text:style-name="Preformatted_20_Text">In&gt; RandomInteger(5)</text:p>
      <text:p text:style-name="P21">Result&gt; 1</text:p>
      <text:p text:style-name="Preformatted_20_Text">In&gt; RandomInteger(5)</text:p>
      <text:p text:style-name="P21">Result&gt; 0</text:p>
      <text:p text:style-name="Preformatted_20_Text">In&gt; RandomInteger(5)</text:p>
      <text:p text:style-name="P21">Result&gt; 1</text:p>
      <text:p text:style-name="P21"/>
      <text:p text:style-name="Text_20_body">If generating integers between 1 and 5 inclusive is desired instead of integers between 0 an 4, the number 1 can simply be added to the value which is returned by RandomInteger():</text:p>
      <text:p text:style-name="Preformatted_20_Text"/>
      <text:p text:style-name="Preformatted_20_Text"><text:soft-page-break/>In&gt; RandomInteger(5) + 1</text:p>
      <text:p text:style-name="P21">Result&gt; 4</text:p>
      <text:p text:style-name="Preformatted_20_Text">In&gt; RandomInteger(5) + 1</text:p>
      <text:p text:style-name="P21">Result&gt; 5</text:p>
      <text:p text:style-name="Preformatted_20_Text">In&gt; RandomInteger(5) + 1</text:p>
      <text:p text:style-name="P21">Result&gt; 4</text:p>
      <text:p text:style-name="Preformatted_20_Text">In&gt; RandomInteger(5) + 1</text:p>
      <text:p text:style-name="P21">Result&gt; 2</text:p>
      <text:p text:style-name="Preformatted_20_Text">In&gt; RandomInteger(5) + 1</text:p>
      <text:p text:style-name="P21">Result&gt; 3</text:p>
      <text:p text:style-name="Preformatted_20_Text">In&gt; RandomInteger(5) + 1</text:p>
      <text:p text:style-name="P21">Result&gt; 5</text:p>
      <text:p text:style-name="Preformatted_20_Text">In&gt; RandomInteger(5) + 1</text:p>
      <text:p text:style-name="P21">Result&gt; 2</text:p>
      <text:p text:style-name="Preformatted_20_Text">In&gt; RandomInteger(5) + 1</text:p>
      <text:p text:style-name="P21">Result&gt; 2</text:p>
      <text:p text:style-name="Preformatted_20_Text">In&gt; RandomInteger(5) + 1</text:p>
      <text:p text:style-name="P21">Result&gt; 1</text:p>
      <text:p text:style-name="Preformatted_20_Text">In&gt; RandomInteger(5) + 1</text:p>
      <text:p text:style-name="P21">Result&gt; 2</text:p>
      <text:p text:style-name="Preformatted_20_Text"/>
      <text:p text:style-name="Text_20_body">Random integers between 1 and 100 can be generated by passing 100 to RandomInteger() and adding 1 to the result.:</text:p>
      <text:p text:style-name="Preformatted_20_Text"/>
      <text:p text:style-name="Preformatted_20_Text">In&gt; RandomInteger(100) + 1</text:p>
      <text:p text:style-name="P21">Result&gt; 15</text:p>
      <text:p text:style-name="Preformatted_20_Text">In&gt; RandomInteger(100) + 1</text:p>
      <text:p text:style-name="P21">Result&gt; 14</text:p>
      <text:p text:style-name="Preformatted_20_Text">In&gt; RandomInteger(100) + 1</text:p>
      <text:p text:style-name="P21">Result&gt; 82</text:p>
      <text:p text:style-name="Preformatted_20_Text">In&gt; RandomInteger(100) + 1</text:p>
      <text:p text:style-name="P21">Result&gt; 93</text:p>
      <text:p text:style-name="Preformatted_20_Text">In&gt; RandomInteger(100) + 1</text:p>
      <text:p text:style-name="P21">Result&gt; 32</text:p>
      <text:p text:style-name="Text_20_body"/>
      <text:p text:style-name="Text_20_body">A range of random integers that does not start with 0 or 1 can also be generated. <text:s/>For example, random integers between 50 and 100 can be obtained by having RandomInteger() generate a random integer between 0 and 49 and then adding 1 and 50 to the result:</text:p>
      <text:p text:style-name="Preformatted_20_Text"/>
      <text:p text:style-name="Preformatted_20_Text">In&gt; RandomInteger(50) + 1 + 50</text:p>
      <text:p text:style-name="P21">Result&gt; 87</text:p>
      <text:p text:style-name="Preformatted_20_Text">In&gt; RandomInteger(50) + 1 + 50</text:p>
      <text:p text:style-name="P21">Result&gt; 100</text:p>
      <text:p text:style-name="Preformatted_20_Text">In&gt; RandomInteger(50) + 1 + 50</text:p>
      <text:p text:style-name="P21">Result&gt; 76</text:p>
      <text:p text:style-name="Preformatted_20_Text">In&gt; RandomInteger(50) + 1 + 50</text:p>
      <text:p text:style-name="P21">Result&gt; 60</text:p>
      <text:p text:style-name="Preformatted_20_Text"><text:soft-page-break/>In&gt; RandomInteger(50) + 1 + 50</text:p>
      <text:p text:style-name="P21">Result&gt; 73</text:p>
      <text:p text:style-name="Preformatted_20_Text"/>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 + 1</text:p>
      <text:p text:style-name="P21">Result&gt; 5</text:p>
      <text:p text:style-name="Preformatted_20_Text">In&gt; RandomInteger(6) + 1</text:p>
      <text:p text:style-name="P21">Result&gt; 6</text:p>
      <text:p text:style-name="Preformatted_20_Text">In&gt; RandomInteger(6) + 1</text:p>
      <text:p text:style-name="P21">Result&gt; 3</text:p>
      <text:p text:style-name="Preformatted_20_Text">In&gt; RandomInteger(6) + 1</text:p>
      <text:p text:style-name="P21">Result&gt; 2</text:p>
      <text:p text:style-name="Preformatted_20_Text">In&gt; RandomInteger(6) + 1</text:p>
      <text:p text:style-name="P21">Result&gt; 5</text:p>
      <text:p text:style-name="P21"/>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a := RandomInteger(6) + 1; b := RandomInteger(6) + 1; a + b;]</text:p>
      <text:p text:style-name="P21">Result&gt; 6</text:p>
      <text:p text:style-name="Preformatted_20_Text">In&gt; [a := RandomInteger(6) + 1; b := RandomInteger(6) + 1; a + b;]</text:p>
      <text:p text:style-name="P21">Result&gt; 12</text:p>
      <text:p text:style-name="Preformatted_20_Text">In&gt; [a := RandomInteger(6) + 1; b := RandomInteger(6) + 1; a + b;]</text:p>
      <text:p text:style-name="P21">Result&gt; 6</text:p>
      <text:p text:style-name="Preformatted_20_Text">In&gt; [a := RandomInteger(6) + 1; b := RandomInteger(6) + 1; a + b;]</text:p>
      <text:p text:style-name="P21">Result&gt; 4</text:p>
      <text:p text:style-name="Preformatted_20_Text">In&gt; [a := RandomInteger(6) + 1; b := RandomInteger(6) + 1; a + b;]</text:p>
      <text:p text:style-name="P21">Result&gt; 3</text:p>
      <text:p text:style-name="Preformatted_20_Text">In&gt; [a := RandomInteger(6) + 1; b := RandomInteger(6) + 1; a + b;]</text:p>
      <text:p text:style-name="P21">Result&gt; 8</text:p>
      <text:p text:style-name="P21"/>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while loops, we will.</text:p>
      <text:p text:style-name="Text_20_body"/>
      <text:p text:style-name="Text_20_body"/>
      <text:p text:style-name="Text_20_body"/>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In case you are curious about the strange name, boolean values come from the area of mathematics called <text:span text:style-name="T6">boolean logic</text:span>. <text:s/>This logic was created by a mathematician named <text:span text:style-name="T6">George Boole</text:span> and this is where the name boolean came from. <text:s text:c="2"/><text:sequence-ref text:reference-format="category-and-value" text:ref-name="refTable1">Table 2</text:sequence-ref> shows the conditional operators that MathPiper uses:</text:p>
      <text:p text:style-name="Standard"/>
      <text:p text:style-name="P15"/>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49"><text:s text:c="2"/>x = y</text:p>
          </table:table-cell>
          <table:table-cell table:style-name="Table2.B2" office:value-type="string">
            <text:p text:style-name="P49">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49"><text:s text:c="2"/>x != y</text:p>
          </table:table-cell>
          <table:table-cell table:style-name="Table2.B2" office:value-type="string">
            <text:p text:style-name="P48">Returns <text:span text:style-name="T6">True</text:span> if the values are not equal and <text:span text:style-name="T6">False</text:span> if they are equal.</text:p>
          </table:table-cell>
        </table:table-row>
        <table:table-row>
          <table:table-cell table:style-name="Table2.A2" office:value-type="string">
            <text:p text:style-name="P49"><text:s text:c="2"/>x &lt; y</text:p>
          </table:table-cell>
          <table:table-cell table:style-name="Table2.B4" office:value-type="string">
            <text:p text:style-name="P48">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49"><text:s text:c="2"/>x &lt;= y</text:p>
          </table:table-cell>
          <table:table-cell table:style-name="Table2.B4" office:value-type="string">
            <text:p text:style-name="P48">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49"><text:s text:c="2"/>x &gt; y</text:p>
          </table:table-cell>
          <table:table-cell table:style-name="Table2.B4" office:value-type="string">
            <text:p text:style-name="P48">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49"><text:s text:c="2"/>x &gt;= y</text:p>
          </table:table-cell>
          <table:table-cell table:style-name="Table2.B4" office:value-type="string">
            <text:p text:style-name="P48">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21">Result&gt; True</text:p>
      <text:p text:style-name="Preformatted_20_Text"><text:soft-page-break/></text:p>
      <text:p text:style-name="Preformatted_20_Text">In&gt; 4 &gt; 5</text:p>
      <text:p text:style-name="P21">Result&gt; False</text:p>
      <text:p text:style-name="Preformatted_20_Text"/>
      <text:p text:style-name="Preformatted_20_Text">In&gt; 8 &gt;= 8</text:p>
      <text:p text:style-name="P21">Result&gt; True</text:p>
      <text:p text:style-name="Preformatted_20_Text"/>
      <text:p text:style-name="Preformatted_20_Text">In&gt; 5 &lt;= 10</text:p>
      <text:p text:style-name="P21">Result&gt; True</text:p>
      <text:p text:style-name="P21"/>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36">%mathpiper</text:p>
      <text:p text:style-name="P25"/>
      <text:p text:style-name="P37">// Example 1.</text:p>
      <text:p text:style-name="P24">x <text:span text:style-name="T5">:=</text:span> <text:span text:style-name="T8">2</text:span>;</text:p>
      <text:p text:style-name="P24">y <text:span text:style-name="T5">:=</text:span> <text:span text:style-name="T8">3</text:span>; </text:p>
      <text:p text:style-name="P25"/>
      <text:p text:style-name="P24"><text:span text:style-name="T13">Echo</text:span><text:span text:style-name="T5">(</text:span>x, <text:span text:style-name="T15">"= "</text:span>, y, <text:span text:style-name="T15">":"</text:span>, x <text:span text:style-name="T5">=</text:span> y<text:span text:style-name="T5">)</text:span>;</text:p>
      <text:p text:style-name="P24"><text:span text:style-name="T13">Echo</text:span><text:span text:style-name="T5">(</text:span>x, <text:span text:style-name="T15">"!= "</text:span>, y, <text:span text:style-name="T15">":"</text:span>, x <text:span text:style-name="T5">!=</text:span> y);</text:p>
      <text:p text:style-name="P24"><text:span text:style-name="T13">Echo</text:span><text:span text:style-name="T5">(</text:span>x, <text:span text:style-name="T15">"&lt; "</text:span>, y, <text:span text:style-name="T15">":"</text:span>, x <text:span text:style-name="T5">&lt;</text:span> y);</text:p>
      <text:p text:style-name="P24"><text:span text:style-name="T13">Echo</text:span><text:span text:style-name="T5">(</text:span>x, <text:span text:style-name="T15">"&lt;= "</text:span>, y, <text:span text:style-name="T15">":"</text:span>, x <text:span text:style-name="T5">&lt;=</text:span> y);</text:p>
      <text:p text:style-name="P24"><text:span text:style-name="T13">Echo</text:span><text:span text:style-name="T5">(</text:span>x, <text:span text:style-name="T15">"&gt; "</text:span>, y, <text:span text:style-name="T15">":"</text:span>, x <text:span text:style-name="T5">&gt;</text:span> y);</text:p>
      <text:p text:style-name="P24"><text:span text:style-name="T13">Echo</text:span><text:span text:style-name="T5">(</text:span>x, <text:span text:style-name="T15">"&gt;= "</text:span>, y, <text:span text:style-name="T15">":"</text:span>, x <text:span text:style-name="T5">&gt;=</text:span> y);</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 = 3 :False </text:p>
      <text:p text:style-name="P24"><text:s text:c="6"/>2 != 3 :True </text:p>
      <text:p text:style-name="P24"><text:s text:c="6"/>2 &lt; 3 :True </text:p>
      <text:p text:style-name="P24"><text:s text:c="6"/>2 &lt;= 3 :True </text:p>
      <text:p text:style-name="P24"><text:s text:c="6"/>2 &gt; 3 :False </text:p>
      <text:p text:style-name="P24"><text:s text:c="6"/>2 &gt;= 3 :False</text:p>
      <text:p text:style-name="P40"><text:bookmark-start text:name="DDE_LINK4"/>.<text:bookmark-end text:name="DDE_LINK4"/> <text:s text:c="2"/><text:span text:style-name="T18">%/output</text:span></text:p>
      <text:p text:style-name="Standard"/>
      <text:p text:style-name="P36">%mathpiper</text:p>
      <text:p text:style-name="P25"/>
      <text:p text:style-name="P24"><text:span text:style-name="T21"><text:s text:c="4"/></text:span><text:span text:style-name="T22">// Example 2.</text:span></text:p>
      <text:p text:style-name="P24"><text:span text:style-name="T21"><text:s text:c="4"/></text:span>x <text:span text:style-name="T5">:=</text:span> <text:span text:style-name="T8">2</text:span>;</text:p>
      <text:p text:style-name="P24"><text:span text:style-name="T21"><text:s text:c="4"/></text:span>y <text:span text:style-name="T5">:=</text:span> <text:span text:style-name="T8">2</text:span>; <text:s/></text:p>
      <text:p text:style-name="P25"/>
      <text:p text:style-name="P24"><text:span text:style-name="T21"><text:s text:c="4"/></text:span><text:span text:style-name="T13">Echo</text:span><text:span text:style-name="T5">(</text:span>x, <text:span text:style-name="T15">"= "</text:span>, y, <text:span text:style-name="T15">":"</text:span>, x <text:span text:style-name="T5">=</text:span> y<text:span text:style-name="T6">)</text:span>;</text:p>
      <text:p text:style-name="P24"><text:span text:style-name="T21"><text:s text:c="4"/></text:span><text:span text:style-name="T13">Echo</text:span><text:span text:style-name="T5">(</text:span>x, <text:span text:style-name="T15">"!= "</text:span>, y, <text:span text:style-name="T15">":"</text:span>, x <text:span text:style-name="T5">!=</text:span> y<text:span text:style-name="T6">)</text:span>;</text:p>
      <text:p text:style-name="P24"><text:soft-page-break/><text:span text:style-name="T21"><text:s text:c="4"/></text:span><text:span text:style-name="T13">Echo</text:span><text:span text:style-name="T5">(</text:span>x, <text:span text:style-name="T15">"&lt; "</text:span>, y, <text:span text:style-name="T15">":"</text:span>, x <text:span text:style-name="T5">&lt;</text:span> y<text:span text:style-name="T6">)</text:span>;</text:p>
      <text:p text:style-name="P24"><text:span text:style-name="T21"><text:s text:c="4"/></text:span><text:span text:style-name="T13">Echo</text:span><text:span text:style-name="T5">(</text:span>x, <text:span text:style-name="T15">"&lt;= "</text:span>, y, <text:span text:style-name="T15">":"</text:span>, x <text:span text:style-name="T5">&lt;=</text:span> y<text:span text:style-name="T6">)</text:span>;</text:p>
      <text:p text:style-name="P24"><text:span text:style-name="T21"><text:s text:c="4"/></text:span><text:span text:style-name="T13">Echo</text:span><text:span text:style-name="T5">(</text:span>x, <text:span text:style-name="T15">"&gt; "</text:span>, y, <text:span text:style-name="T15">":"</text:span>, x <text:span text:style-name="T5">&gt;</text:span> y<text:span text:style-name="T6">)</text:span>;</text:p>
      <text:p text:style-name="P24"><text:span text:style-name="T21"><text:s text:c="4"/></text:span><text:span text:style-name="T13">Echo</text:span><text:span text:style-name="T5">(</text:span>x, <text:span text:style-name="T15">"&gt;= "</text:span>, y, <text:span text:style-name="T15">":"</text:span>, x <text:span text:style-name="T5">&gt;=</text:span> y<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 = 2 :True </text:p>
      <text:p text:style-name="P24"><text:s text:c="6"/>2 != 2 :False </text:p>
      <text:p text:style-name="P24"><text:s text:c="6"/>2 &lt; 2 :False </text:p>
      <text:p text:style-name="P24"><text:s text:c="6"/>2 &lt;= 2 :True </text:p>
      <text:p text:style-name="P24"><text:s text:c="6"/>2 &gt; 2 :False </text:p>
      <text:p text:style-name="P24"><text:s text:c="6"/>2 &gt;= 2 :True</text:p>
      <text:p text:style-name="P40">. <text:s text:c="2"/><text:span text:style-name="T18">%/output</text:span></text:p>
      <text:p text:style-name="Standard"/>
      <text:p text:style-name="P36">%mathpiper</text:p>
      <text:p text:style-name="P25"/>
      <text:p text:style-name="P37">// Example 3.</text:p>
      <text:p text:style-name="P24">x <text:span text:style-name="T5">:=</text:span> <text:span text:style-name="T8">3</text:span>;</text:p>
      <text:p text:style-name="P24">y <text:span text:style-name="T5">:=</text:span> <text:span text:style-name="T8">2</text:span>; </text:p>
      <text:p text:style-name="P25"/>
      <text:p text:style-name="P24"><text:span text:style-name="T13">Echo</text:span><text:span text:style-name="T5">(</text:span>x, <text:span text:style-name="T15">"= "</text:span>, y, <text:span text:style-name="T15">":"</text:span>, x <text:span text:style-name="T5">=</text:span> y<text:span text:style-name="T5">)</text:span>;</text:p>
      <text:p text:style-name="P24"><text:span text:style-name="T13">Echo</text:span><text:span text:style-name="T5">(</text:span>x, <text:span text:style-name="T15">"!= "</text:span>, y, <text:span text:style-name="T15">":"</text:span>, x <text:span text:style-name="T5">!=</text:span> y<text:span text:style-name="T5">)</text:span>;</text:p>
      <text:p text:style-name="P24"><text:span text:style-name="T13">Echo</text:span><text:span text:style-name="T5">(</text:span>x, <text:span text:style-name="T15">"&lt; "</text:span>, y, <text:span text:style-name="T15">":"</text:span>, x <text:span text:style-name="T5">&lt;</text:span> y<text:span text:style-name="T5">)</text:span>;</text:p>
      <text:p text:style-name="P24"><text:span text:style-name="T13">Echo</text:span><text:span text:style-name="T5">(</text:span>x, <text:span text:style-name="T15">"&lt;= "</text:span>, y, <text:span text:style-name="T15">":"</text:span>, x <text:span text:style-name="T5">&lt;=</text:span> y<text:span text:style-name="T5">)</text:span>;</text:p>
      <text:p text:style-name="P24"><text:span text:style-name="T13">Echo</text:span><text:span text:style-name="T5">(</text:span>x, <text:span text:style-name="T15">"&gt; "</text:span>, y, <text:span text:style-name="T15">":"</text:span>, x <text:span text:style-name="T5">&gt;</text:span> y<text:span text:style-name="T5">)</text:span>;</text:p>
      <text:p text:style-name="P24"><text:span text:style-name="T13">Echo</text:span><text:span text:style-name="T5">(</text:span>x, <text:span text:style-name="T15">"&gt;= "</text:span>, y, <text:span text:style-name="T15">":"</text:span>, x <text:span text:style-name="T5">&gt;=</text:span> y<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3 = 2 :False </text:p>
      <text:p text:style-name="P24"><text:s text:c="6"/>3 != 2 :True </text:p>
      <text:p text:style-name="P24"><text:s text:c="6"/>3 &lt; 2 :False </text:p>
      <text:p text:style-name="P24"><text:s text:c="6"/>3 &lt;= 2 :False </text:p>
      <text:p text:style-name="P24"><text:s text:c="6"/>3 &gt; 2 :True </text:p>
      <text:p text:style-name="P24"><text:s text:c="6"/>3 &gt;= 2 :True</text:p>
      <text:p text:style-name="P39"><text:bookmark-start text:name="DDE_LINK5"/><text:span text:style-name="T10">.</text:span><text:bookmark-end text:name="DDE_LINK5"/><text:span text:style-name="T10"> <text:s text:c="2"/></text:span><text:span text:style-name="T18">%/output</text:span></text:p>
      <text:p text:style-name="Text_20_body">Conditional operators are placed at a lower level of precedence than the other operators we have covered to this point:</text:p>
      <text:p text:style-name="Preformatted_20_Text"><text:soft-page-break/></text:p>
      <text:p text:style-name="P63">()<text:tab/>Parentheses are evaluated from the inside out.</text:p>
      <text:p text:style-name="P63">^<text:tab/>Then exponents are evaluated right to left.</text:p>
      <text:p text:style-name="P63">*,%,/ Then multiplication, remainder, and division operations are evaluated left to right.</text:p>
      <text:p text:style-name="P63">+, − Then addition and subtraction are evaluated left to right.</text:p>
      <text:p text:style-name="P63">=,!=,&lt;,&lt;=,&gt;,&gt;= <text:s/>Finally, conditional operators are evaluated.</text:p>
      <text:p text:style-name="P66"/>
      <text:h text:style-name="Heading_20_2" text:outline-level="2">Predicate Expressions</text:h>
      <text:p text:style-name="P66">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h text:style-name="Heading_20_3" text:outline-level="3">Exercise 1</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text:soft-page-break/>In&gt; N(1/2) = .5</text:p>
      <text:h text:style-name="Heading_20_3" text:outline-level="3">Exercise 2</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39">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hat accepts a predicate expression as a parameter can also accept the boolean values True and False).</text:p>
      <text:p text:style-name="Text_20_body">The following program uses an <text:span text:style-name="T6">If()</text:span> function to determine if the value in variable number is greater than 5. <text:s/>If number is greater than 5, the program will echo "<text:span text:style-name="T7">Greater</text:span>" and then "<text:span text:style-name="T7">End of program</text:span>":</text:p>
      <text:p text:style-name="Standard"/>
      <text:p text:style-name="P36">%mathpiper</text:p>
      <text:p text:style-name="P25"/>
      <text:p text:style-name="P24">number <text:span text:style-name="T5">:=</text:span> <text:span text:style-name="T8">6</text:span>;</text:p>
      <text:p text:style-name="P25"/>
      <text:p text:style-name="P24"><text:span text:style-name="T13">If</text:span><text:span text:style-name="T5">(</text:span><text:span text:style-name="T7">number</text:span> <text:span text:style-name="T5">&gt;</text:span> <text:span text:style-name="T8">5</text:span>, <text:span text:style-name="T13">Echo</text:span><text:span text:style-name="T5">(</text:span><text:span text:style-name="T7">number</text:span>, <text:span text:style-name="T15">"is greater than 5."</text:span><text:span text:style-name="T5">))</text:span>;</text:p>
      <text:p text:style-name="P25"/>
      <text:p text:style-name="P24"><text:span text:style-name="T13">Echo</text:span><text:span text:style-name="T5">(</text:span><text:span text:style-name="T15">"End of program."</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6 is greater than 5.</text:p>
      <text:p text:style-name="P24"><text:s text:c="6"/>End of program.</text:p>
      <text:p text:style-name="P39"><text:bookmark-start text:name="DDE_LINK6"/><text:span text:style-name="T10">.</text:span><text:bookmark-end text:name="DDE_LINK6"/><text:span text:style-name="T10"> <text:s text:c="2"/></text:span><text:span text:style-name="T18">%/output</text:span></text:p>
      <text:p text:style-name="Text_20_body"><text:soft-page-break/>In this program, number has been set to 6 and therefore the expression number &gt; 5 is <text:span text:style-name="T6">True</text:span>. <text:s/>When the <text:span text:style-name="T6">If()</text:span> functions evaluates the <text:span text:style-name="T6">predicate expression</text:span> and determines it is <text:span text:style-name="T6">True</text:span>, it then executes the <text:span text:style-name="T6">first Echo()</text:span> function. <text:s/>The <text:span text:style-name="T6">second Echo()</text:span> function at the bottom of the program prints "End of program" regardless of what the If() function does. (<text:span text:style-name="T9">Note: semicolons cannot be placed after expressions which are in function calls.</text:span>)</text:p>
      <text:p text:style-name="Text_20_body">Here is the same program except that <text:span text:style-name="T6">number</text:span> has been set to <text:span text:style-name="T6">4</text:span> instead of <text:span text:style-name="T6">6</text:span>:</text:p>
      <text:p text:style-name="Preformatted_20_Text"/>
      <text:p text:style-name="P36">%mathpiper</text:p>
      <text:p text:style-name="P25"/>
      <text:p text:style-name="P24">number <text:span text:style-name="T5">:=</text:span> <text:span text:style-name="T8">4</text:span>;</text:p>
      <text:p text:style-name="P25"/>
      <text:p text:style-name="P24"><text:span text:style-name="T13">If</text:span><text:span text:style-name="T5">(</text:span><text:span text:style-name="T7">number</text:span> <text:span text:style-name="T5">&gt;</text:span> <text:span text:style-name="T8">5</text:span>, <text:span text:style-name="T13">Echo</text:span><text:span text:style-name="T5">(</text:span>number, <text:span text:style-name="T15">"is greater than 5."</text:span><text:span text:style-name="T5">))</text:span>;</text:p>
      <text:p text:style-name="P25"/>
      <text:p text:style-name="P24"><text:span text:style-name="T13">Echo</text:span><text:span text:style-name="T5">(</text:span><text:span text:style-name="T15">"End of program."</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End of program.</text:p>
      <text:p text:style-name="P39"><text:span text:style-name="T10">. <text:s text:c="2"/></text:span><text:span text:style-name="T18">%/output</text:span></text:p>
      <text:p text:style-name="Text_20_body">This time the expression <text:span text:style-name="T11">number</text:span><text:span text:style-name="T6"> &gt; 4</text:span> returns a value of <text:span text:style-name="T6">False</text:span> which causes the <text:span text:style-name="T6">If()</text:span>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36"><text:bookmark-start text:name="DDE_LINK31"/>%mathpiper</text:p>
      <text:p text:style-name="P25"/>
      <text:p text:style-name="P24">x <text:span text:style-name="T5">:=</text:span> <text:span text:style-name="T8">4</text:span>;</text:p>
      <text:p text:style-name="P25"/>
      <text:p text:style-name="P24"><text:bookmark-start text:name="DDE_LINK34"/><text:span text:style-name="T13">If</text:span><text:span text:style-name="T5">(</text:span>x <text:span text:style-name="T5">&gt;</text:span> <text:span text:style-name="T8">5</text:span>,<text:span text:style-name="T13">Echo</text:span><text:span text:style-name="T5">(</text:span>x,<text:span text:style-name="T15">"is greater than 5."</text:span><text:span text:style-name="T5">)</text:span>,<text:span text:style-name="T13">Echo</text:span><text:span text:style-name="T5">(</text:span>x,<text:span text:style-name="T15">"is NOT greater than 5."</text:span><text:span text:style-name="T5">))</text:span>;<text:bookmark-end text:name="DDE_LINK34"/></text:p>
      <text:p text:style-name="P25"/>
      <text:p text:style-name="P24"><text:span text:style-name="T13">Echo</text:span><text:span text:style-name="T5">(</text:span><text:span text:style-name="T15">"End of program."</text:span><text:span text:style-name="T5">)</text:span>;</text:p>
      <text:p text:style-name="P25"/>
      <text:p text:style-name="P36">%/mathpiper<text:bookmark-end text:name="DDE_LINK31"/></text:p>
      <text:p text:style-name="P25"/>
      <text:p text:style-name="P24"><text:s text:c="4"/><text:span text:style-name="T18">%output,preserve="false"</text:span></text:p>
      <text:p text:style-name="P24"><text:s text:c="6"/><text:span text:style-name="T18">Result:</text:span> True</text:p>
      <text:p text:style-name="P24"><text:s text:c="6"/></text:p>
      <text:p text:style-name="P24"><text:soft-page-break/><text:s text:c="6"/><text:span text:style-name="T25">Side Effects:</text:span></text:p>
      <text:p text:style-name="P24"><text:s text:c="6"/>4 is NOT greater than 5.</text:p>
      <text:p text:style-name="P24"><text:s text:c="6"/>End of program.</text:p>
      <text:p text:style-name="P40">. <text:s text:c="2"/><text:span text:style-name="T18">%/output</text:span></text:p>
      <text:h text:style-name="Heading_20_2" text:outline-level="2">Exercises</text:h>
      <text:h text:style-name="Heading_20_3" text:outline-level="3">Exercise 1</text:h>
      <text:p text:style-name="P24">Write a program which uses the RandomInteger() function to simulate the flipping of a coin (Hint: you can use 1 to represent a head and 0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39">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s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And(True, True)</text:p>
      <text:p text:style-name="P21">Result&gt; True</text:p>
      <text:p text:style-name="Preformatted_20_Text"/>
      <text:p text:style-name="Preformatted_20_Text">In&gt; And(True, False)</text:p>
      <text:p text:style-name="P21">Result&gt; False</text:p>
      <text:p text:style-name="Preformatted_20_Text"/>
      <text:p text:style-name="Preformatted_20_Text">In&gt; And(False, True)</text:p>
      <text:p text:style-name="P21">Result&gt; False</text:p>
      <text:p text:style-name="P21"/>
      <text:p text:style-name="P24">In&gt; And(True, True, True, True)</text:p>
      <text:p text:style-name="P21">Result&gt; True</text:p>
      <text:p text:style-name="P21"/>
      <text:p text:style-name="P24">In&gt; And(True, True, False, True)</text:p>
      <text:p text:style-name="P21"><text:soft-page-break/>Result&gt; False</text:p>
      <text:p text:style-name="Standard"/>
      <text:p text:style-name="Text_20_body">The second format (or notatio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39">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1">Result&gt; True</text:p>
      <text:p text:style-name="Preformatted_20_Text"/>
      <text:p text:style-name="Preformatted_20_Text">In&gt; True And False</text:p>
      <text:p text:style-name="P21">Result&gt; False</text:p>
      <text:p text:style-name="Preformatted_20_Text"/>
      <text:p text:style-name="Preformatted_20_Text">In&gt; False And True</text:p>
      <text:p text:style-name="P21">Result&gt; Fals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36">%mathpiper</text:p>
      <text:p text:style-name="P25"/>
      <text:p text:style-name="P24">a <text:span text:style-name="T5">:=</text:span> <text:span text:style-name="T8">7</text:span>;</text:p>
      <text:p text:style-name="P24">b <text:span text:style-name="T5">:=</text:span> <text:span text:style-name="T8">9</text:span>;</text:p>
      <text:p text:style-name="P25"/>
      <text:p text:style-name="P24"><text:span text:style-name="T13">Echo</text:span><text:span text:style-name="T5">(</text:span><text:span text:style-name="T15">"1: "</text:span>, a <text:span text:style-name="T5">&lt;</text:span> <text:span text:style-name="T8">5</text:span> And b <text:span text:style-name="T5">&lt;</text:span> <text:span text:style-name="T8">10</text:span><text:span text:style-name="T6">)</text:span>;</text:p>
      <text:p text:style-name="P24"><text:span text:style-name="T13">Echo</text:span><text:span text:style-name="T5">(</text:span><text:span text:style-name="T15">"2: "</text:span>, a <text:span text:style-name="T5">&gt;</text:span> <text:span text:style-name="T8">5</text:span> And b <text:span text:style-name="T5">&gt;</text:span> <text:span text:style-name="T8">10</text:span><text:span text:style-name="T5">)</text:span>;</text:p>
      <text:p text:style-name="P24"><text:span text:style-name="T13">Echo</text:span><text:span text:style-name="T5">(</text:span><text:span text:style-name="T15">"3: "</text:span>, a <text:span text:style-name="T5">&lt;</text:span> <text:span text:style-name="T8">5</text:span> And b <text:span text:style-name="T5">&gt;</text:span> <text:span text:style-name="T8">10</text:span><text:span text:style-name="T5">)</text:span>;</text:p>
      <text:p text:style-name="P24"><text:span text:style-name="T13">Echo</text:span><text:span text:style-name="T5">(</text:span><text:span text:style-name="T15">"4: "</text:span>, a <text:span text:style-name="T5">&gt;</text:span> <text:span text:style-name="T8">5</text:span> And b <text:span text:style-name="T5">&lt;</text:span> <text:span text:style-name="T8">10</text:span><text:span text:style-name="T5">)</text:span>;</text:p>
      <text:p text:style-name="P25"/>
      <text:p text:style-name="P24"><text:span text:style-name="T13">If</text:span><text:span text:style-name="T5">(</text:span>a <text:span text:style-name="T5">&gt;</text:span> <text:span text:style-name="T8">5</text:span> And b <text:span text:style-name="T5">&lt;</text:span> <text:span text:style-name="T8">10</text:span>, <text:span text:style-name="T13">Echo</text:span><text:span text:style-name="T5">(</text:span><text:span text:style-name="T15">"These expressions are both true."</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False </text:p>
      <text:p text:style-name="P24"><text:s text:c="6"/>2: False </text:p>
      <text:p text:style-name="P24"><text:s text:c="6"/>3: False </text:p>
      <text:p text:style-name="P24"><text:s text:c="6"/>4: True </text:p>
      <text:p text:style-name="P24"><text:s text:c="6"/>These expressions are both true.</text:p>
      <text:p text:style-name="P40"><text:bookmark-start text:name="DDE_LINK7"/>.<text:bookmark-end text:name="DDE_LINK7"/> <text:s text:c="2"/>%/output</text:p>
      <text:h text:style-name="Heading_20_3" text:outline-level="3"><text:soft-page-break/>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39">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Or(True, False)</text:p>
      <text:p text:style-name="P21">Result&gt; True</text:p>
      <text:p text:style-name="Preformatted_20_Text"/>
      <text:p text:style-name="Preformatted_20_Text">In&gt; Or(False, True)</text:p>
      <text:p text:style-name="P21">Result&gt; True</text:p>
      <text:p text:style-name="Preformatted_20_Text"/>
      <text:p text:style-name="Preformatted_20_Text">In&gt; Or(False, False)</text:p>
      <text:p text:style-name="P21">Result&gt; False</text:p>
      <text:p text:style-name="Preformatted_20_Text"/>
      <text:p text:style-name="Preformatted_20_Text">In&gt; Or(False, False, False, False)</text:p>
      <text:p text:style-name="P21">Result&gt; False</text:p>
      <text:p text:style-name="Preformatted_20_Text"/>
      <text:p text:style-name="Preformatted_20_Text">In&gt; Or(False, True, False, False)</text:p>
      <text:p text:style-name="P21">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39">expression1 Or expression2</text:p>
          </table:table-cell>
        </table:table-row>
      </table:table>
      <text:p text:style-name="Standard"/>
      <text:p text:style-name="Text_20_body">and this example shows infix notation being used:</text:p>
      <text:p text:style-name="Preformatted_20_Text"/>
      <text:p text:style-name="Preformatted_20_Text">In&gt; True Or False</text:p>
      <text:p text:style-name="P21">Result&gt; True</text:p>
      <text:p text:style-name="Preformatted_20_Text"/>
      <text:p text:style-name="Preformatted_20_Text">In&gt; False Or True</text:p>
      <text:p text:style-name="P21">Result&gt; True</text:p>
      <text:p text:style-name="Preformatted_20_Text"/>
      <text:p text:style-name="Preformatted_20_Text">In&gt; False Or False</text:p>
      <text:p text:style-name="P21">Result&gt; False</text:p>
      <text:p text:style-name="Preformatted_20_Text"/>
      <text:p text:style-name="Text_20_body">The following program also demonstrates the infix version of the Or() function being used:</text:p>
      <text:p text:style-name="Standard"><text:soft-page-break/></text:p>
      <text:p text:style-name="P36">%mathpiper</text:p>
      <text:p text:style-name="P25"/>
      <text:p text:style-name="P24">a <text:span text:style-name="T5">:=</text:span> <text:span text:style-name="T8">7</text:span>;</text:p>
      <text:p text:style-name="P24">b <text:span text:style-name="T5">:=</text:span> <text:span text:style-name="T8">9</text:span>;</text:p>
      <text:p text:style-name="P25"/>
      <text:p text:style-name="P24"><text:span text:style-name="T13">Echo</text:span><text:span text:style-name="T5">(</text:span><text:span text:style-name="T15">"1: "</text:span>, a <text:span text:style-name="T5">&lt;</text:span> <text:span text:style-name="T8">5</text:span> Or b <text:span text:style-name="T5">&lt;</text:span> <text:span text:style-name="T8">10</text:span><text:span text:style-name="T5">)</text:span>;</text:p>
      <text:p text:style-name="P24"><text:span text:style-name="T13">Echo</text:span><text:span text:style-name="T5">(</text:span><text:span text:style-name="T15">"2: "</text:span>, a <text:span text:style-name="T5">&gt;</text:span> <text:span text:style-name="T8">5</text:span> Or b <text:span text:style-name="T5">&gt;</text:span> <text:span text:style-name="T8">10</text:span><text:span text:style-name="T5">)</text:span>;</text:p>
      <text:p text:style-name="P24"><text:span text:style-name="T13">Echo</text:span><text:span text:style-name="T5">(</text:span><text:span text:style-name="T15">"3: "</text:span>, a <text:span text:style-name="T5">&gt;</text:span> <text:span text:style-name="T8">5</text:span> Or b <text:span text:style-name="T5">&lt;</text:span> <text:span text:style-name="T8">10</text:span><text:span text:style-name="T5">)</text:span>;</text:p>
      <text:p text:style-name="P24"><text:span text:style-name="T13">Echo</text:span><text:span text:style-name="T5">(</text:span><text:span text:style-name="T15">"4: "</text:span>, a <text:span text:style-name="T5">&lt;</text:span> <text:span text:style-name="T8">5</text:span> Or b <text:span text:style-name="T5">&gt;</text:span> <text:span text:style-name="T8">10</text:span><text:span text:style-name="T5">)</text:span>;</text:p>
      <text:p text:style-name="P25"/>
      <text:p text:style-name="P24"><text:span text:style-name="T13">If</text:span><text:span text:style-name="T5">(</text:span>a <text:span text:style-name="T5">&lt;</text:span> <text:span text:style-name="T8">5</text:span> Or b <text:span text:style-name="T5">&lt;</text:span> <text:span text:style-name="T8">10</text:span>,<text:span text:style-name="T13">Echo</text:span><text:span text:style-name="T5">(</text:span><text:span text:style-name="T15">"At least one of these expressions is true."</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rue </text:p>
      <text:p text:style-name="P24"><text:s text:c="6"/>2: True </text:p>
      <text:p text:style-name="P24"><text:s text:c="6"/>3: True </text:p>
      <text:p text:style-name="P24"><text:s text:c="6"/>4: False </text:p>
      <text:p text:style-name="P24"><text:s text:c="6"/>At least one of these expressions is true.</text:p>
      <text:p text:style-name="P39"><text:span text:style-name="T10">. <text:s text:c="2"/></text:span><text:span text:style-name="T18">%/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able:table-row>
          <table:table-cell table:style-name="Table8.A1" office:value-type="string">
            <text:p text:style-name="P39">Not(expression)</text:p>
          </table:table-cell>
        </table:table-row>
      </table:table>
      <text:p text:style-name="Preformatted_20_Text"/>
      <text:p text:style-name="Standard">and this example shows Not() being used with function calling format:</text:p>
      <text:p text:style-name="Preformatted_20_Text"/>
      <text:p text:style-name="Preformatted_20_Text">In&gt; Not(True)</text:p>
      <text:p text:style-name="P21">Result&gt; False</text:p>
      <text:p text:style-name="Preformatted_20_Text"/>
      <text:p text:style-name="Preformatted_20_Text">In&gt; Not(False)</text:p>
      <text:p text:style-name="P21">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ext:soft-page-break/>
        <table:table-row>
          <table:table-cell table:style-name="Table9.A1" office:value-type="string">
            <text:p text:style-name="P39">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1">Result&gt; False</text:p>
      <text:p text:style-name="Preformatted_20_Text"/>
      <text:p text:style-name="Preformatted_20_Text">In&gt; Not False</text:p>
      <text:p text:style-name="P21">Result&gt; True</text:p>
      <text:p text:style-name="Preformatted_20_Text"/>
      <text:p text:style-name="Text_20_body">Finally, here is a program that also uses the prefix version of Not():</text:p>
      <text:p text:style-name="Preformatted_20_Text"/>
      <text:p text:style-name="P36">%mathpiper</text:p>
      <text:p text:style-name="P25"/>
      <text:p text:style-name="P24"><text:span text:style-name="T13">Echo</text:span><text:span text:style-name="T5">(</text:span><text:span text:style-name="T15">"3 = 3 is "</text:span>, <text:span text:style-name="T8">3</text:span> <text:span text:style-name="T5">=</text:span> <text:span text:style-name="T8">3</text:span><text:span text:style-name="T5">)</text:span>;</text:p>
      <text:p text:style-name="P25"/>
      <text:p text:style-name="P24"><text:span text:style-name="T13">Echo</text:span><text:span text:style-name="T5">(</text:span><text:span text:style-name="T15">"Not 3 = 3 is "</text:span>, <text:span text:style-name="T13">Not</text:span> <text:span text:style-name="T8">3</text:span> <text:span text:style-name="T5">=</text:span> <text:span text:style-name="T8">3</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3 = 3 is True </text:p>
      <text:p text:style-name="P24"><text:s text:c="6"/>Not 3 = 3 is False</text:p>
      <text:p text:style-name="P39"><text:span text:style-name="T10">. <text:s text:c="2"/></text:span><text:span text:style-name="T18">%/output</text:span></text:p>
      <text:h text:style-name="Heading_20_2" text:outline-level="2">Exercises</text:h>
      <text:h text:style-name="Heading_20_3" text:outline-level="3">Exercise 1</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ce1 := RandomInteger(6) + 1;</text:p>
      <text:p text:style-name="Preformatted_20_Text">dice2 := RandomInteger(6) + 1;</text:p>
      <text:p text:style-name="Preformatted_20_Text"/>
      <text:p text:style-name="Preformatted_20_Text"><text:soft-page-break/>Echo("Dice1: ", dice1, " <text:s/>Dice2: ", dice2);</text:p>
      <text:p text:style-name="Preformatted_20_Text">NewLine();</text:p>
      <text:p text:style-name="Preformatted_20_Text"/>
      <text:p text:style-name="Preformatted_20_Text">If( dice1 &lt;= 3 And dice2 &lt;= 3, Echo("Both dice came up &lt;= to 3.") );</text:p>
      <text:p text:style-name="Preformatted_20_Text"/>
      <text:p text:style-name="Preformatted_20_Text">%/mathpiper</text:p>
      <text:h text:style-name="Heading_20_3" text:outline-level="3">Exercise 2</text:h>
      <text:p text:style-name="Preformatted_20_Text">The following program simulates the rolling of two dice and prints a message if <text:span text:style-name="T6">either</text:span> of the two dice come up less than or equal to 3. <text:s/>Create a similar program which simulates the flipping of two coins and print the message "At least one coin came up heads." if at least one coin comes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ce1 := RandomInteger(6) + 1;</text:p>
      <text:p text:style-name="Preformatted_20_Text">dice2 := RandomInteger(6) + 1;</text:p>
      <text:p text:style-name="Preformatted_20_Text"/>
      <text:p text:style-name="Preformatted_20_Text">Echo("Dice1: ", dice1, " <text:s/>Dice2: ", dice2);</text:p>
      <text:p text:style-name="Preformatted_20_Text">NewLine();</text:p>
      <text:p text:style-name="Preformatted_20_Text"/>
      <text:p text:style-name="Preformatted_20_Text">If( dice1 &lt;= 3 Or dice2 &lt;= 3, Echo("At least one die came up &lt;= 3.") );</text:p>
      <text:p text:style-name="Preformatted_20_Text"/>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0">While(predicate)<text:tab/><text:tab/><text:tab/><text:tab/><text:tab/><text:tab/><text:tab/><text:tab/><text:tab/><text:tab/><text:tab/></text:p>
      <text:p text:style-name="P30">[ <text:tab/><text:tab/><text:tab/><text:tab/><text:tab/><text:tab/><text:tab/><text:tab/><text:tab/><text:tab/><text:tab/><text:tab/><text:tab/></text:p>
      <text:p text:style-name="P8"><text:s text:c="4"/>body_expressions<text:tab/><text:tab/><text:tab/><text:tab/><text:tab/><text:tab/><text:tab/><text:tab/><text:tab/><text:tab/></text:p>
      <text:p text:style-name="P50">];<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36">%mathpiper</text:p>
      <text:p text:style-name="P25"/>
      <text:p text:style-name="P37">// This program prints the integers from 1 to 10.</text:p>
      <text:p text:style-name="P25"/>
      <text:p text:style-name="P25"/>
      <text:p text:style-name="P37">/*</text:p>
      <text:p text:style-name="P37"><text:s text:c="4"/>Initialize the variable count to 1</text:p>
      <text:p text:style-name="P37"><text:s text:c="4"/>outside of the While "loop".</text:p>
      <text:p text:style-name="P37">*/</text:p>
      <text:p text:style-name="P24">count <text:span text:style-name="T5">:=</text:span> <text:span text:style-name="T8">1</text:span>;</text:p>
      <text:p text:style-name="P25"/>
      <text:p text:style-name="P24"><text:span text:style-name="T13">While</text:span><text:span text:style-name="T5">(</text:span><text:span text:style-name="T7">count</text:span> <text:span text:style-name="T5">&lt;=</text:span> <text:span text:style-name="T8">10</text:span><text:span text:style-name="T5">)</text:span></text:p>
      <text:p text:style-name="P24">[</text:p>
      <text:p text:style-name="P24"><text:soft-page-break/><text:s text:c="4"/><text:span text:style-name="T13">Echo</text:span><text:span text:style-name="T5">(</text:span><text:span text:style-name="T7">count</text:span><text:span text:style-name="T5">)</text:span>;</text:p>
      <text:p text:style-name="P24"><text:s text:c="4"/></text:p>
      <text:p text:style-name="P24"><text:s text:c="4"/>count <text:span text:style-name="T5">:=</text:span> count <text:span text:style-name="T5">+</text:span> <text:span text:style-name="T8">1</text:span>; <text:s/><text:span text:style-name="T22">//Increment count by 1.</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 text:c="6"/>3 </text:p>
      <text:p text:style-name="P24"><text:s text:c="6"/>4 </text:p>
      <text:p text:style-name="P24"><text:s text:c="6"/>5 </text:p>
      <text:p text:style-name="P24"><text:s text:c="6"/>6 </text:p>
      <text:p text:style-name="P24"><text:s text:c="6"/>7 </text:p>
      <text:p text:style-name="P24"><text:s text:c="6"/>8 </text:p>
      <text:p text:style-name="P24"><text:s text:c="6"/>9 </text:p>
      <text:p text:style-name="P24"><text:s text:c="6"/>10</text:p>
      <text:p text:style-name="P40"><text:bookmark-start text:name="DDE_LINK8"/>.<text:bookmark-end text:name="DDE_LINK8"/> <text:s text:c="2"/><text:span text:style-name="T18">%/output</text:span></text:p>
      <text:p text:style-name="Text_20_body">In this program, a single variable called <text:span text:style-name="T6">count</text:span> is created. <text:s/>It is used to tell the Echo() function which <text:span text:style-name="T7">integer</text:span> to print and it is also used in the predicate expression that determines if the While() function should continue to <text:span text:style-name="T6">loop</text:span> or not.</text:p>
      <text:p text:style-name="Text_20_body">When the program is executed, 1 is placed into <text:span text:style-name="T6">count</text:span> and then the While() function is <text:s/>called. <text:s/>The predicate expression <text:span text:style-name="T20">count</text:span><text:span text:style-name="T6"> &lt;= 10</text:span> becomes <text:span text:style-name="T20">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count (which is 1) and then the expression count<text:span text:style-name="T10"> := count + 1</text:span> is executed. <text:s/></text:p>
      <text:p text:style-name="Text_20_body">The expression <text:span text:style-name="T6">count := count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count</text:span> is to say that it <text:span text:style-name="T6">increments</text:span> <text:span text:style-name="T6">count</text:span> by <text:span text:style-name="T6">1</text:span>.</text:p>
      <text:p text:style-name="Text_20_body">In this case <text:span text:style-name="T6">count</text:span> contains <text:span text:style-name="T6">1</text:span> and, after the expression is evaluated, <text:span text:style-name="T6">count</text:span> contains <text:span text:style-name="T6">2</text:span>.</text:p>
      <text:p text:style-name="Text_20_body">After the last expression inside the body of the While() function is executed, the While() function reevaluates its predicate expression to determine whether it should continue looping or not. <text:s/>Since <text:span text:style-name="T6">count</text:span> is <text:span text:style-name="T6">2</text:span> at this point, the predicate expression returns <text:span text:style-name="T6">True</text:span> and the code inside the body of the While() function is <text:soft-page-break/>executed again. <text:s/>This loop will be repeated until <text:span text:style-name="T6">count</text:span> is incremented to <text:span text:style-name="T6">11</text:span> and the predicate expression returns <text:span text:style-name="T6">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Rider (which can be set in Utilities -&gt; Buffer Options...).</text:p>
      <text:p text:style-name="Preformatted_20_Text"/>
      <text:p text:style-name="P36"><text:bookmark-start text:name="DDE_LINK41"/>%mathpiper</text:p>
      <text:p text:style-name="P25"/>
      <text:p text:style-name="P37">// Print the integers from 1 to 100.</text:p>
      <text:p text:style-name="P25"/>
      <text:p text:style-name="P24">count <text:span text:style-name="T5">:=</text:span> <text:span text:style-name="T8">1</text:span>;</text:p>
      <text:p text:style-name="P25"/>
      <text:p text:style-name="P24"><text:span text:style-name="T13">While</text:span><text:span text:style-name="T5">(</text:span><text:span text:style-name="T7">count</text:span> <text:span text:style-name="T5">&lt;=</text:span> <text:span text:style-name="T8">100</text:span><text:span text:style-name="T5">)</text:span></text:p>
      <text:p text:style-name="P24">[</text:p>
      <text:p text:style-name="P24"><text:s text:c="4"/><text:span text:style-name="T13">Write</text:span><text:span text:style-name="T5">(</text:span><text:span text:style-name="T7">count</text:span>,,<text:span text:style-name="T5">)</text:span>;</text:p>
      <text:p text:style-name="P24"><text:s text:c="4"/></text:p>
      <text:p text:style-name="P24"><text:s text:c="4"/>count <text:span text:style-name="T5">:=</text:span> count <text:span text:style-name="T5">+</text:span> <text:span text:style-name="T8">1</text:span>; <text:s/><text:span text:style-name="T22">//Increment count by 1.</text:span></text:p>
      <text:p text:style-name="P24">];</text:p>
      <text:p text:style-name="P25"/>
      <text:p text:style-name="P36">%/mathpiper<text:bookmark-end text:name="DDE_LINK41"/></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2,3,4,5,6,7,8,9,10,11,12,13,14,15,16,17,18,19,20,21,22,23,</text:p>
      <text:p text:style-name="P24"><text:s text:c="6"/>24,25,26,27,28,29,30,31,32,33,34,35,36,37,38,39,40,41,42,43,</text:p>
      <text:p text:style-name="P24"><text:s text:c="6"/>44,45,46,47,48,49,50,51,52,53,54,55,56,57,58,59,60,61,62,63,</text:p>
      <text:p text:style-name="P24"><text:s text:c="6"/>64,65,66,67,68,69,70,71,72,73,74,75,76,77,78,79,80,81,82,83,</text:p>
      <text:p text:style-name="P24"><text:s text:c="6"/>84,85,86,87,88,89,90,91,92,93,94,95,96,97,98,99,100</text:p>
      <text:p text:style-name="P39"><text:bookmark-start text:name="DDE_LINK9"/><text:span text:style-name="T10">.</text:span><text:bookmark-end text:name="DDE_LINK9"/><text:span text:style-name="T10"> <text:s text:c="2"/></text:span><text:span text:style-name="T18">%/output</text:span></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36">%mathpiper</text:p>
      <text:p text:style-name="P25"/>
      <text:p text:style-name="P37">//Print the odd integers from 1 to 99.</text:p>
      <text:p text:style-name="P25"/>
      <text:p text:style-name="P24"><text:soft-page-break/>x <text:span text:style-name="T5">:=</text:span> <text:span text:style-name="T8">1</text:span>; </text:p>
      <text:p text:style-name="P25"/>
      <text:p text:style-name="P24"><text:span text:style-name="T13">While</text:span><text:span text:style-name="T5">(</text:span>x <text:span text:style-name="T5">&lt;=</text:span> <text:span text:style-name="T8">100</text:span><text:span text:style-name="T5">)</text:span></text:p>
      <text:p text:style-name="P24">[</text:p>
      <text:p text:style-name="P24"><text:s text:c="4"/><text:span text:style-name="T13">Write</text:span><text:span text:style-name="T5">(</text:span>x,,<text:span text:style-name="T5">)</text:span>;</text:p>
      <text:p text:style-name="P24"><text:s text:c="4"/>x <text:span text:style-name="T5">:=</text:span> x <text:span text:style-name="T5">+</text:span> <text:span text:style-name="T8">2</text:span>; <text:s/><text:span text:style-name="T22">//Increment x by 2.</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3,5,7,9,11,13,15,17,19,21,23,25,27,29,31,33,35,37,39,41,43,</text:p>
      <text:p text:style-name="P24"><text:s text:c="6"/>45,47,49,51,53,55,57,59,61,63,65,67,69,71,73,75,77,79,81,83,</text:p>
      <text:p text:style-name="P24"><text:s text:c="6"/>85,87,89,91,93,95,97,99</text:p>
      <text:p text:style-name="P39"><text:bookmark-start text:name="DDE_LINK11"/><text:span text:style-name="T10">.</text:span><text:bookmark-end text:name="DDE_LINK11"/><text:span text:style-name="T10"> <text:s text:c="2"/></text:span><text:span text:style-name="T18">%/output</text:span></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36">%mathpiper</text:p>
      <text:p text:style-name="P25"/>
      <text:p text:style-name="P37">//Print the integers from 1 to 100 in reverse order.</text:p>
      <text:p text:style-name="P25"/>
      <text:p text:style-name="P24">x <text:span text:style-name="T5">:=</text:span> <text:span text:style-name="T8">100</text:span>; </text:p>
      <text:p text:style-name="P25"/>
      <text:p text:style-name="P24"><text:span text:style-name="T13">While</text:span><text:span text:style-name="T5">(</text:span>x <text:span text:style-name="T5">&gt;=</text:span> <text:span text:style-name="T8">1</text:span><text:span text:style-name="T5">)</text:span></text:p>
      <text:p text:style-name="P24">[</text:p>
      <text:p text:style-name="P24"><text:s text:c="4"/><text:span text:style-name="T13">Write</text:span><text:span text:style-name="T5">(</text:span>x,,<text:span text:style-name="T5">)</text:span>;</text:p>
      <text:p text:style-name="P24"><text:s text:c="4"/>x <text:span text:style-name="T5">:=</text:span> x <text:span text:style-name="T5">-</text:span> <text:span text:style-name="T8">1</text:span>; <text:s/><text:span text:style-name="T22">//Decrement x by 1.</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7"/>100,99,98,97,96,95,94,93,92,91,90,89,88,87,86,85,84,83,82,</text:p>
      <text:p text:style-name="P24"><text:s text:c="7"/>81,80,79,78,77,76,75,74,73,72,71,70,69,68,67,66,65,64,63,</text:p>
      <text:p text:style-name="P24"><text:s text:c="7"/>62,61,60,59,58,57,56,55,54,53,52,51,50,49,48,47,46,45,44,</text:p>
      <text:p text:style-name="P24"><text:s text:c="7"/>43,42,41,40,39,38,37,36,35,34,33,32,31,30,29,28,27,26,25,</text:p>
      <text:p text:style-name="P24"><text:s text:c="7"/>24,23,22,21,20,19,18,17,16,15,14,13,12,11,10,9,8,7,6,5,4,</text:p>
      <text:p text:style-name="P24"><text:s text:c="7"/>3,2,1</text:p>
      <text:p text:style-name="P39"><text:bookmark-start text:name="DDE_LINK10"/><text:span text:style-name="T10">.</text:span><text:bookmark-end text:name="DDE_LINK10"/><text:span text:style-name="T10"> <text:s text:c="2"/></text:span><text:span text:style-name="T18">%/output</text:span></text:p>
      <text:p text:style-name="Text_20_body"><text:soft-page-break/>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console and then pressing the <text:s/>"<text:span text:style-name="T9">Stop</text:span>" button which it contains. <text:s/>The Stop button is circular and it has an X on it. (<text:span text:style-name="T9">Note: currently this button only works if MathPiper is executed inside of a %mathpiper fold.</text:span>)</text:p>
      <text:p text:style-name="Text_20_body">Lets experiment with the <text:span text:style-name="T6">Stop</text:span> button by executing a program that contains an infinite loop and then stopping it:</text:p>
      <text:p text:style-name="Standard"/>
      <text:p text:style-name="P36">%mathpiper</text:p>
      <text:p text:style-name="P25"/>
      <text:p text:style-name="P37">//Infinite loop example program.</text:p>
      <text:p text:style-name="P25"/>
      <text:p text:style-name="P24">x <text:span text:style-name="T5">:=</text:span> <text:span text:style-name="T8">1</text:span>;</text:p>
      <text:p text:style-name="P24"><text:span text:style-name="T13">While</text:span><text:span text:style-name="T5">(</text:span>x <text:span text:style-name="T5">&lt;</text:span> <text:span text:style-name="T8">10</text:span><text:span text:style-name="T5">)</text:span></text:p>
      <text:p text:style-name="P24">[</text:p>
      <text:p text:style-name="P24"><text:s text:c="4"/>x := <text:span text:style-name="T8">3</text:span>; <text:span text:style-name="T22">//Oops, x is not being incremented!.</text:span> </text:p>
      <text:p text:style-name="P24">];</text:p>
      <text:p text:style-name="P25"/>
      <text:p text:style-name="P36">%/mathpiper</text:p>
      <text:p text:style-name="P25"/>
      <text:p text:style-name="P24"><text:s text:c="4"/><text:span text:style-name="T18">%output,preserve="false"</text:span></text:p>
      <text:p text:style-name="P24"><text:s text:c="6"/>Processing...</text:p>
      <text:p text:style-name="P40"><text:bookmark-start text:name="DDE_LINK12"/>.<text:bookmark-end text:name="DDE_LINK12"/> <text:s text:c="2"/><text:span text:style-name="T18">%/output</text:span></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still running the code.</text:p>
      <text:p text:style-name="Text_20_body">Execute this program now and then interrupt it using the "<text:span text:style-name="T9">Stop</text:span>" button. <text:s/>When <text:soft-page-break/>the program is interrupted, the %output fold will display the message "<text:span text:style-name="T9">User interrupted calculation</text:span>" to indicate that the program was 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Rider worksheet, you can use <text:span text:style-name="T6">rectangular selection mode</text:span> to easily remove the line numbers).</text:p>
      <text:p text:style-name="P25"/>
      <text:p text:style-name="P36">%mathpiper</text:p>
      <text:p text:style-name="P37">/*</text:p>
      <text:p text:style-name="P37"><text:s text:c="2"/>This program simulates rolling two dice 50 times.</text:p>
      <text:p text:style-name="P37">*/</text:p>
      <text:p text:style-name="P34"/>
      <text:p text:style-name="P25"/>
      <text:p text:style-name="P37">/*</text:p>
      <text:p text:style-name="P37"><text:s text:c="2"/>These variables are used to record how many times</text:p>
      <text:p text:style-name="P37"><text:s text:c="2"/>a possible sum of two dice has been rolled. <text:s/>They are</text:p>
      <text:p text:style-name="P37"><text:s text:c="2"/>all initialized to 0 before the simulation begins.</text:p>
      <text:p text:style-name="P37">*/</text:p>
      <text:p text:style-name="P24">numberOfTwosRolled <text:span text:style-name="T5">:=</text:span> <text:span text:style-name="T8">0</text:span>;</text:p>
      <text:p text:style-name="P24">numberOfThreesRolled <text:span text:style-name="T5">:=</text:span> <text:span text:style-name="T8">0</text:span>;</text:p>
      <text:p text:style-name="P24">numberOfFoursRolled <text:span text:style-name="T5">:=</text:span> <text:span text:style-name="T8">0</text:span>;</text:p>
      <text:p text:style-name="P24">numberOfFivesRolled <text:span text:style-name="T5">:=</text:span> <text:span text:style-name="T8">0</text:span>;</text:p>
      <text:p text:style-name="P24">numberOfSixesRolled <text:span text:style-name="T5">:=</text:span> <text:span text:style-name="T8">0</text:span>;</text:p>
      <text:p text:style-name="P24">numberOfSevensRolled <text:span text:style-name="T5">:=</text:span> <text:span text:style-name="T8">0</text:span>;</text:p>
      <text:p text:style-name="P24">numberOfEightsRolled <text:span text:style-name="T5">:=</text:span> <text:span text:style-name="T8">0</text:span>;</text:p>
      <text:p text:style-name="P24">numberOfNinesRolled <text:span text:style-name="T5">:=</text:span> <text:span text:style-name="T8">0</text:span>;</text:p>
      <text:p text:style-name="P24">numberOfTensRolled <text:span text:style-name="T5">:=</text:span> <text:span text:style-name="T8">0</text:span>;</text:p>
      <text:p text:style-name="P24">numberOfElevensRolled <text:span text:style-name="T5">:=</text:span> <text:span text:style-name="T8">0</text:span>;</text:p>
      <text:p text:style-name="P24">numberOfTwelvesRolled <text:span text:style-name="T5">:=</text:span> <text:span text:style-name="T8">0</text:span>;</text:p>
      <text:p text:style-name="P25"/>
      <text:p text:style-name="P25"/>
      <text:p text:style-name="P37">//This variable keeps track of the number of the current roll.</text:p>
      <text:p text:style-name="P24">roll <text:span text:style-name="T5">:=</text:span> <text:span text:style-name="T8">1</text:span>;</text:p>
      <text:p text:style-name="P25"/>
      <text:p text:style-name="P25"/>
      <text:p text:style-name="P24"><text:span text:style-name="T13">Echo</text:span><text:span text:style-name="T5">(</text:span><text:span text:style-name="T15">"These are the rolls:"</text:span><text:span text:style-name="T5">)</text:span>;</text:p>
      <text:p text:style-name="P34"/>
      <text:p text:style-name="P25"/>
      <text:p text:style-name="P37">/*</text:p>
      <text:p text:style-name="P37"><text:s/>The simulation is performed inside of this while loop. <text:s/>The number of</text:p>
      <text:p text:style-name="P37"><text:s/>times the dice will be rolled can be changed by changing the number 50</text:p>
      <text:p text:style-name="P37"><text:soft-page-break/><text:s/>which is in the While function's predicate expression.</text:p>
      <text:p text:style-name="P37">*/</text:p>
      <text:p text:style-name="P24"><text:span text:style-name="T29">While</text:span><text:span text:style-name="T5">(</text:span>roll <text:span text:style-name="T5">&lt;=</text:span> <text:span text:style-name="T8">50</text:span><text:span text:style-name="T5">)</text:span></text:p>
      <text:p text:style-name="P24">[</text:p>
      <text:p text:style-name="P24"><text:s text:c="4"/><text:span text:style-name="T22">//Roll the dice.</text:span></text:p>
      <text:p text:style-name="P24"><text:s text:c="4"/>die1 <text:span text:style-name="T5">:=</text:span> <text:span text:style-name="T23">RandomInteger</text:span><text:span text:style-name="T5">(</text:span><text:span text:style-name="T8">6</text:span><text:span text:style-name="T5">)</text:span> <text:span text:style-name="T5">+</text:span> <text:span text:style-name="T8">1</text:span>;</text:p>
      <text:p text:style-name="P24"><text:s text:c="4"/>die2 <text:span text:style-name="T5">:=</text:span> <text:span text:style-name="T23">RandomInteger</text:span><text:span text:style-name="T5">(</text:span><text:span text:style-name="T8">6</text:span><text:span text:style-name="T5">)</text:span> <text:span text:style-name="T5">+</text:span> <text:span text:style-name="T8">1</text:span>;</text:p>
      <text:p text:style-name="P24"><text:s text:c="4"/></text:p>
      <text:p text:style-name="P24"><text:s text:c="4"/></text:p>
      <text:p text:style-name="P24"><text:s text:c="4"/><text:span text:style-name="T22">//Calculate the sum of the two dice.</text:span></text:p>
      <text:p text:style-name="P24"><text:s text:c="4"/>rollSum <text:span text:style-name="T5">:=</text:span> die1 <text:span text:style-name="T5">+</text:span> die2;</text:p>
      <text:p text:style-name="P24"><text:s text:c="4"/></text:p>
      <text:p text:style-name="P24"><text:s text:c="4"/></text:p>
      <text:p text:style-name="P24"><text:s text:c="4"/><text:span text:style-name="T22">/*</text:span></text:p>
      <text:p text:style-name="P37"><text:s text:c="5"/>Print the sum that was rolled. <text:s/>Note: if a large number of rolls </text:p>
      <text:p text:style-name="P37"><text:s text:c="5"/>is going to be performed (say &gt; 1000), it would be best to comment</text:p>
      <text:p text:style-name="P37"><text:s text:c="5"/>out this Write() function so that it does not put too much text</text:p>
      <text:p text:style-name="P37"><text:s text:c="5"/>into the output fold.</text:p>
      <text:p text:style-name="P37"><text:s text:c="4"/>*/</text:p>
      <text:p text:style-name="P24"><text:s text:c="4"/><text:span text:style-name="T29">Write</text:span><text:span text:style-name="T5">(</text:span>rollSum,,<text:span text:style-name="T5">)</text:span>;</text:p>
      <text:p text:style-name="P24"><text:s text:c="4"/></text:p>
      <text:p text:style-name="P24"><text:s text:c="4"/></text:p>
      <text:p text:style-name="P24"><text:s text:c="4"/><text:span text:style-name="T22">/*</text:span></text:p>
      <text:p text:style-name="P37"><text:s text:c="5"/>These If() functions determine which sum was rolled and then add</text:p>
      <text:p text:style-name="P37"><text:s text:c="5"/>1 to the variable which is keeping track of the number of times</text:p>
      <text:p text:style-name="P37"><text:s text:c="5"/>that sum was rolled.</text:p>
      <text:p text:style-name="P37"><text:s text:c="4"/>*/</text:p>
      <text:p text:style-name="P24"><text:s text:c="4"/><text:span text:style-name="T29">If</text:span><text:span text:style-name="T5">(</text:span>rollSum <text:span text:style-name="T5">= </text:span><text:span text:style-name="T8">2</text:span>, numberOfTwosRolled <text:span text:style-name="T5">:=</text:span> numberOfTwosRolled <text:span text:style-name="T5">+</text:span> <text:span text:style-name="T8">1</text:span><text:span text:style-name="T5">)</text:span>;</text:p>
      <text:p text:style-name="P24"><text:s text:c="4"/><text:span text:style-name="T29">If</text:span><text:span text:style-name="T5">(</text:span>rollSum <text:span text:style-name="T5">=</text:span> <text:span text:style-name="T8">3</text:span>, numberOfThreesRolled <text:span text:style-name="T5">:=</text:span> numberOfThreesRolled <text:span text:style-name="T5">+</text:span> <text:span text:style-name="T8">1</text:span><text:span text:style-name="T5">)</text:span>;</text:p>
      <text:p text:style-name="P24"><text:s text:c="4"/><text:span text:style-name="T29">If</text:span><text:span text:style-name="T5">(</text:span>rollSum <text:span text:style-name="T5">=</text:span> <text:span text:style-name="T8">4</text:span>, numberOfFoursRolled <text:span text:style-name="T5">:=</text:span> numberOfFoursRolled <text:span text:style-name="T5">+</text:span> <text:span text:style-name="T8">1</text:span><text:span text:style-name="T5">)</text:span>;</text:p>
      <text:p text:style-name="P24"><text:s text:c="4"/><text:span text:style-name="T29">If</text:span><text:span text:style-name="T5">(</text:span>rollSum <text:span text:style-name="T5">=</text:span> <text:span text:style-name="T8">5</text:span>, numberOfFivesRolled <text:span text:style-name="T5">:=</text:span> numberOfFivesRolled <text:span text:style-name="T5">+</text:span> <text:span text:style-name="T8">1</text:span><text:span text:style-name="T5">)</text:span>;</text:p>
      <text:p text:style-name="P24"><text:s text:c="4"/><text:span text:style-name="T29">If</text:span><text:span text:style-name="T5">(</text:span>rollSum <text:span text:style-name="T5">=</text:span> <text:span text:style-name="T8">6</text:span>, numberOfSixesRolled <text:span text:style-name="T5">:=</text:span> numberOfSixesRolled <text:span text:style-name="T5">+</text:span> <text:span text:style-name="T8">1</text:span><text:span text:style-name="T5">)</text:span>;</text:p>
      <text:p text:style-name="P24"><text:s text:c="4"/><text:span text:style-name="T29">If</text:span><text:span text:style-name="T5">(</text:span>rollSum <text:span text:style-name="T5">=</text:span> <text:span text:style-name="T8">7</text:span>, numberOfSevensRolled <text:span text:style-name="T5">:=</text:span> numberOfSevensRolled <text:span text:style-name="T5">+</text:span> <text:span text:style-name="T8">1</text:span><text:span text:style-name="T5">)</text:span>;</text:p>
      <text:p text:style-name="P24"><text:s text:c="4"/><text:span text:style-name="T29">If</text:span><text:span text:style-name="T5">(</text:span>rollSum <text:span text:style-name="T5">=</text:span> <text:span text:style-name="T8">8</text:span>, numberOfEightsRolled <text:span text:style-name="T5">:=</text:span> numberOfEightsRolled <text:span text:style-name="T5">+</text:span> <text:span text:style-name="T8">1</text:span><text:span text:style-name="T5">)</text:span>;</text:p>
      <text:p text:style-name="P24"><text:s text:c="4"/><text:span text:style-name="T29">If</text:span><text:span text:style-name="T5">(</text:span>rollSum <text:span text:style-name="T5">=</text:span> <text:span text:style-name="T8">9</text:span>, numberOfNinesRolled <text:span text:style-name="T5">:=</text:span> numberOfNinesRolled <text:span text:style-name="T5">+</text:span> <text:span text:style-name="T8">1</text:span><text:span text:style-name="T5">)</text:span>;</text:p>
      <text:p text:style-name="P24"><text:s text:c="4"/><text:span text:style-name="T29">If</text:span><text:span text:style-name="T5">(</text:span>rollSum <text:span text:style-name="T5">=</text:span> <text:span text:style-name="T8">10</text:span>, numberOfTensRolled <text:span text:style-name="T5">:=</text:span> numberOfTensRolled <text:span text:style-name="T5">+</text:span> <text:span text:style-name="T8">1</text:span><text:span text:style-name="T5">)</text:span>;</text:p>
      <text:p text:style-name="P24"><text:s text:c="4"/><text:span text:style-name="T29">If</text:span><text:span text:style-name="T5">(</text:span>rollSum <text:span text:style-name="T5">=</text:span> <text:span text:style-name="T8">11</text:span>, numberOfElevensRolled <text:span text:style-name="T5">:=</text:span> numberOfElevensRolled<text:span text:style-name="T5">+</text:span><text:span text:style-name="T8">1</text:span><text:span text:style-name="T5">)</text:span>;</text:p>
      <text:p text:style-name="P24"><text:s text:c="4"/><text:span text:style-name="T29">If</text:span><text:span text:style-name="T5">(</text:span>rollSum <text:span text:style-name="T5">=</text:span> <text:span text:style-name="T8">12</text:span>, numberOfTwelvesRolled <text:span text:style-name="T5">:=</text:span> numberOfTwelvesRolled<text:span text:style-name="T5">+</text:span><text:span text:style-name="T8">1</text:span><text:span text:style-name="T5">)</text:span>;</text:p>
      <text:p text:style-name="P24"><text:s text:c="4"/></text:p>
      <text:p text:style-name="P24"><text:s text:c="4"/></text:p>
      <text:p text:style-name="P24"><text:s text:c="4"/><text:span text:style-name="T22">//Increment the roll variable to the next roll number.</text:span></text:p>
      <text:p text:style-name="P24"><text:s text:c="4"/>roll <text:span text:style-name="T5">:=</text:span> roll <text:span text:style-name="T5">+</text:span> <text:span text:style-name="T8">1</text:span>;</text:p>
      <text:p text:style-name="P24">];</text:p>
      <text:p text:style-name="P25"/>
      <text:p text:style-name="P25"/>
      <text:p text:style-name="P37">//Print the contents of the sum count variables for visual analysis.</text:p>
      <text:p text:style-name="P24"><text:span text:style-name="T13">NewLine</text:span><text:span text:style-name="T5">()</text:span>;</text:p>
      <text:p text:style-name="P24"><text:span text:style-name="T13">NewLine</text:span><text:span text:style-name="T5">()</text:span>;</text:p>
      <text:p text:style-name="P24"><text:span text:style-name="T13">Echo</text:span><text:span text:style-name="T5">(</text:span><text:span text:style-name="T15">"Number of Twos rolled: "</text:span>, numberOfTwosRolled<text:span text:style-name="T5">)</text:span>;</text:p>
      <text:p text:style-name="P24"><text:span text:style-name="T13">Echo</text:span><text:span text:style-name="T5">(</text:span><text:span text:style-name="T15">"Number of Threes rolled: "</text:span>, numberOfThreesRolled<text:span text:style-name="T5">)</text:span>;</text:p>
      <text:p text:style-name="P24"><text:soft-page-break/><text:span text:style-name="T13">Echo</text:span><text:span text:style-name="T5">(</text:span><text:span text:style-name="T15">"Number of Fours rolled: "</text:span>, numberOfFoursRolled<text:span text:style-name="T5">)</text:span>;</text:p>
      <text:p text:style-name="P24"><text:span text:style-name="T13">Echo</text:span><text:span text:style-name="T5">(</text:span><text:span text:style-name="T15">"Number of Fives rolled: "</text:span>, numberOfFivesRolled<text:span text:style-name="T5">)</text:span>;</text:p>
      <text:p text:style-name="P24"><text:span text:style-name="T13">Echo</text:span><text:span text:style-name="T5">(</text:span><text:span text:style-name="T15">"Number of Sixes rolled: "</text:span>, numberOfSixesRolled<text:span text:style-name="T5">)</text:span>;</text:p>
      <text:p text:style-name="P24"><text:span text:style-name="T13">Echo</text:span><text:span text:style-name="T5">(</text:span><text:span text:style-name="T15">"Number of Sevens rolled: "</text:span>, numberOfSevensRolled<text:span text:style-name="T5">)</text:span>;</text:p>
      <text:p text:style-name="P24"><text:span text:style-name="T13">Echo</text:span><text:span text:style-name="T5">(</text:span><text:span text:style-name="T15">"Number of Eights rolled: "</text:span>, numberOfEightsRolled<text:span text:style-name="T5">)</text:span>;</text:p>
      <text:p text:style-name="P24"><text:span text:style-name="T13">Echo</text:span><text:span text:style-name="T5">(</text:span><text:span text:style-name="T15">"Number of Nines rolled: "</text:span>, numberOfNinesRolled<text:span text:style-name="T5">)</text:span>;</text:p>
      <text:p text:style-name="P24"><text:span text:style-name="T13">Echo</text:span><text:span text:style-name="T5">(</text:span><text:span text:style-name="T15">"Number of Tens rolled: "</text:span>, numberOfTensRolled<text:span text:style-name="T5">)</text:span>;</text:p>
      <text:p text:style-name="P24"><text:span text:style-name="T13">Echo</text:span><text:span text:style-name="T5">(</text:span><text:span text:style-name="T15">"Number of Elevens rolled: "</text:span>, numberOfElevensRolled<text:span text:style-name="T5">)</text:span>;</text:p>
      <text:p text:style-name="P24"><text:span text:style-name="T13">Echo</text:span><text:span text:style-name="T5">(</text:span><text:span text:style-name="T15">"Number of Twelves rolled: "</text:span>, numberOfTwelvesRolled<text:span text:style-name="T5">)</text:span>;</text:p>
      <text:p text:style-name="P25"/>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These are the rolls:</text:p>
      <text:p text:style-name="P24"><text:s text:c="6"/>4,8,6,4,6,9,7,11,9,3,11,6,11,7,11,4,7,7,8,7,3,6,7,7,7,12,4,</text:p>
      <text:p text:style-name="P24"><text:tab/> 12,7,8,12,6,8,10,10,5,9,8,4,5,3,5,7,7,4,6,7,7,5,8,</text:p>
      <text:p text:style-name="P24"><text:s text:c="6"/></text:p>
      <text:p text:style-name="P24"><text:s text:c="6"/>Number of Twos rolled: 0 </text:p>
      <text:p text:style-name="P24"><text:s text:c="6"/>Number of Threes rolled: 3 </text:p>
      <text:p text:style-name="P24"><text:s text:c="6"/>Number of Fours rolled: 6 </text:p>
      <text:p text:style-name="P24"><text:s text:c="6"/>Number of Fives rolled: 4 </text:p>
      <text:p text:style-name="P24"><text:s text:c="6"/>Number of Sixes rolled: 6 </text:p>
      <text:p text:style-name="P24"><text:s text:c="6"/>Number of Sevens rolled: 13 </text:p>
      <text:p text:style-name="P24"><text:s text:c="6"/>Number of Eights rolled: 6 </text:p>
      <text:p text:style-name="P24"><text:s text:c="6"/>Number of Nines rolled: 3 </text:p>
      <text:p text:style-name="P24"><text:s text:c="6"/>Number of Tens rolled: 2 </text:p>
      <text:p text:style-name="P24"><text:s text:c="6"/>Number of Elevens rolled: 4 </text:p>
      <text:p text:style-name="P24"><text:s text:c="6"/>Number of Twelves rolled: 3</text:p>
      <text:p text:style-name="P43">. <text:s text:c="2"/>%/output</text:p>
      <text:p text:style-name="Preformatted_20_Text"/>
      <text:h text:style-name="Heading_20_2" text:outline-level="2">Exercises</text:h>
      <text:h text:style-name="Heading_20_3" text:outline-level="3">Exercise 1</text:h>
      <text:p text:style-name="Preformatted_20_Text">Create a program which uses a while loop to print the even integers from 2 to 50 inclusive.</text:p>
      <text:h text:style-name="Heading_20_3" text:outline-level="3">Exercise 2</text:h>
      <text:p text:style-name="Preformatted_20_Text">Create a program which prints all the multiples of 5 between 5 and 50 inclusive.</text:p>
      <text:h text:style-name="Heading_20_3" text:outline-level="3"><text:soft-page-break/>Exercise 3</text:h>
      <text:p text:style-name="Preformatted_20_Text">Create a program which simulates the flipping of a coin 500 times. <text:s/>Print the number of times the coin came up heads and the number of times it came up tails after the loop is finished executing.</text:p>
      <text:p text:style-name="P55"/>
      <text:h text:style-name="Heading_20_1" text:outline-level="1">Predicate Functions</text:h>
      <text:p text:style-name="Text_20_body">A <text:span text:style-name="T6">predicate function</text:span> is a function that either returns <text:span text:style-name="T11">True</text:span> or <text:span text:style-name="T11">False</text:span>. <text:s/>Most predicate functions in MathPiper have names which begin with "<text:span text:style-name="T6">Is</text:span>". <text:s/>For example, <text:span text:style-name="T6">IsEven()</text:span>, <text:span text:style-name="T6">IsOdd()</text:span>, <text:span text:style-name="T6">IsInteger()</text:span>, etc. <text:s/>The following examples show some of the predicate functions that are in MathPiper:</text:p>
      <text:p text:style-name="Preformatted_20_Text"/>
      <text:p text:style-name="Preformatted_20_Text">In&gt; IsEven(4)</text:p>
      <text:p text:style-name="P21">Result&gt; True</text:p>
      <text:p text:style-name="Preformatted_20_Text"/>
      <text:p text:style-name="Preformatted_20_Text">In&gt; IsEven(5)</text:p>
      <text:p text:style-name="P21">Result&gt; False</text:p>
      <text:p text:style-name="Preformatted_20_Text"/>
      <text:p text:style-name="Preformatted_20_Text">In&gt; IsZero(0)</text:p>
      <text:p text:style-name="P21">Result&gt; True</text:p>
      <text:p text:style-name="Preformatted_20_Text"/>
      <text:p text:style-name="Preformatted_20_Text">In&gt; IsZero(1)</text:p>
      <text:p text:style-name="P21">Result&gt; False</text:p>
      <text:p text:style-name="Preformatted_20_Text"/>
      <text:p text:style-name="Preformatted_20_Text">In&gt; IsNegativeInteger(-1)</text:p>
      <text:p text:style-name="P21">Result&gt; True</text:p>
      <text:p text:style-name="Preformatted_20_Text"/>
      <text:p text:style-name="Preformatted_20_Text">In&gt; IsNegativeInteger(1)</text:p>
      <text:p text:style-name="P21">Result&gt; False</text:p>
      <text:p text:style-name="Preformatted_20_Text"/>
      <text:p text:style-name="Preformatted_20_Text">In&gt; IsPrime(7)</text:p>
      <text:p text:style-name="P21">Result&gt; True</text:p>
      <text:p text:style-name="P21"/>
      <text:p text:style-name="Preformatted_20_Text">In&gt; IsPrime(100)</text:p>
      <text:p text:style-name="P21">Result&gt; False</text:p>
      <text:p text:style-name="Preformatted_20_Text"/>
      <text:p text:style-name="Text_20_body">There is also an <text:span text:style-name="T6">IsBound()</text:span> and an <text:span text:style-name="T6">IsUnbound()</text:span> function that can be used to determine whether or not a value is bound to a given variable:</text:p>
      <text:p text:style-name="Preformatted_20_Text"/>
      <text:p text:style-name="Preformatted_20_Text">In&gt; a</text:p>
      <text:p text:style-name="P21">Result&gt; a</text:p>
      <text:p text:style-name="Preformatted_20_Text"/>
      <text:p text:style-name="Preformatted_20_Text">In&gt; IsBound(a)</text:p>
      <text:p text:style-name="P21">Result&gt; False</text:p>
      <text:p text:style-name="Preformatted_20_Text"/>
      <text:p text:style-name="Preformatted_20_Text">In&gt; a := 1</text:p>
      <text:p text:style-name="P21">Result&gt; 1</text:p>
      <text:p text:style-name="Preformatted_20_Text"/>
      <text:p text:style-name="Preformatted_20_Text">In&gt; IsBound(a)</text:p>
      <text:p text:style-name="P21">Result&gt; True</text:p>
      <text:p text:style-name="Preformatted_20_Text"/>
      <text:p text:style-name="Preformatted_20_Text">In&gt; Clear(a)</text:p>
      <text:p text:style-name="P21"><text:soft-page-break/>Result&gt; True</text:p>
      <text:p text:style-name="Preformatted_20_Text"/>
      <text:p text:style-name="Preformatted_20_Text">In&gt; a</text:p>
      <text:p text:style-name="P21">Result&gt; a</text:p>
      <text:p text:style-name="P21"/>
      <text:p text:style-name="Preformatted_20_Text">In&gt; IsBound(a)</text:p>
      <text:p text:style-name="P21">Result&gt; False</text:p>
      <text:p text:style-name="P21"/>
      <text:p text:style-name="Text_20_body">The complete list of predicate functions is contained in the <text:span text:style-name="T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6">IsPrime()</text:span> function in order to determine which integers are prime and which integers are not prime: </text:p>
      <text:p text:style-name="P25"/>
      <text:p text:style-name="P36">%mathpiper</text:p>
      <text:p text:style-name="P25"/>
      <text:p text:style-name="P37">//Determine which numbers between 1 and 20 (inclusive) are prime.</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20</text:span><text:span text:style-name="T5">)</text:span></text:p>
      <text:p text:style-name="P24">[</text:p>
      <text:p text:style-name="P24"><text:s text:c="4"/>primeStatus <text:span text:style-name="T5">:=</text:span> <text:span text:style-name="T13">IsPrime</text:span><text:span text:style-name="T5">(</text:span>x<text:span text:style-name="T5">)</text:span>;</text:p>
      <text:p text:style-name="P24"><text:s text:c="4"/></text:p>
      <text:p text:style-name="P24"><text:s text:c="4"/><text:span text:style-name="T13">Echo</text:span><text:span text:style-name="T5">(</text:span>x, <text:span text:style-name="T15">"is prime: "</text:span>, primeStatus<text:span text:style-name="T5">)</text:span>;</text:p>
      <text:p text:style-name="P24"><text:s text:c="4"/></text:p>
      <text:p text:style-name="P24"><text:s text:c="4"/>x <text:span text:style-name="T5">:=</text:span> x <text:span text:style-name="T5">+</text:span> <text:span text:style-name="T8">1</text:span>;</text:p>
      <text:p text:style-name="P24">];</text:p>
      <text:p text:style-name="P34"/>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is prime: False </text:p>
      <text:p text:style-name="P24"><text:s text:c="6"/>2 is prime: True </text:p>
      <text:p text:style-name="P24"><text:s text:c="6"/>3 is prime: True </text:p>
      <text:p text:style-name="P24"><text:s text:c="6"/>4 is prime: False </text:p>
      <text:p text:style-name="P24"><text:s text:c="6"/>5 is prime: True </text:p>
      <text:p text:style-name="P24"><text:s text:c="6"/>6 is prime: False </text:p>
      <text:p text:style-name="P24"><text:s text:c="6"/>7 is prime: True </text:p>
      <text:p text:style-name="P24"><text:s text:c="6"/>8 is prime: False </text:p>
      <text:p text:style-name="P24"><text:soft-page-break/><text:s text:c="6"/>9 is prime: False </text:p>
      <text:p text:style-name="P24"><text:s text:c="6"/>10 is prime: False </text:p>
      <text:p text:style-name="P24"><text:s text:c="6"/>11 is prime: True </text:p>
      <text:p text:style-name="P24"><text:s text:c="6"/>12 is prime: False </text:p>
      <text:p text:style-name="P24"><text:s text:c="6"/>13 is prime: True </text:p>
      <text:p text:style-name="P24"><text:s text:c="6"/>14 is prime: False </text:p>
      <text:p text:style-name="P24"><text:s text:c="6"/>15 is prime: False </text:p>
      <text:p text:style-name="P24"><text:s text:c="6"/>16 is prime: False </text:p>
      <text:p text:style-name="P24"><text:s text:c="6"/>17 is prime: True </text:p>
      <text:p text:style-name="P24"><text:s text:c="6"/>18 is prime: False </text:p>
      <text:p text:style-name="P24"><text:s text:c="6"/>19 is prime: True </text:p>
      <text:p text:style-name="P24"><text:s text:c="6"/>20 is prime: False</text:p>
      <text:p text:style-name="P40">. <text:s text:c="2"/><text:span text:style-name="T18">%/output</text:span></text:p>
      <text:p text:style-name="P53">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If() function to only print a number if it is prime:</text:p>
      <text:p text:style-name="Preformatted_20_Text"/>
      <text:p text:style-name="P36"><text:bookmark-start text:name="DDE_LINK35"/>%mathpiper</text:p>
      <text:p text:style-name="P25"/>
      <text:p text:style-name="P37">//Print the prime numbers between 1 and 50 (inclusive).</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50</text:span><text:span text:style-name="T5">)</text:span></text:p>
      <text:p text:style-name="P24">[</text:p>
      <text:p text:style-name="P24"><text:s text:c="4"/>primeStatus <text:span text:style-name="T5">:=</text:span> <text:span text:style-name="T13">IsPrime</text:span><text:span text:style-name="T5">(</text:span>x<text:span text:style-name="T5">)</text:span>;</text:p>
      <text:p text:style-name="P24"><text:s text:c="4"/></text:p>
      <text:p text:style-name="P24"><text:s text:c="4"/><text:span text:style-name="T29">If</text:span><text:span text:style-name="T5">(</text:span>primeStatus <text:span text:style-name="T5">=</text:span> <text:span text:style-name="T15">True</text:span>, <text:span text:style-name="T29">Write</text:span><text:span text:style-name="T5">(</text:span>x,,<text:span text:style-name="T5">)</text:span> <text:span text:style-name="T5">)</text:span>;</text:p>
      <text:p text:style-name="P24"><text:s text:c="4"/></text:p>
      <text:p text:style-name="P24"><text:s text:c="4"/>x <text:span text:style-name="T5">:=</text:span> x <text:span text:style-name="T5">+</text:span> <text:span text:style-name="T8">1</text:span>;</text:p>
      <text:p text:style-name="P25"/>
      <text:p text:style-name="P24">];</text:p>
      <text:p text:style-name="P25"/>
      <text:p text:style-name="P36">%/mathpiper<text:bookmark-end text:name="DDE_LINK35"/></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3,5,7,11,13,17,19,23,29,31,37,41,43,47,</text:p>
      <text:p text:style-name="P43"><text:span text:style-name="T10">.</text:span> <text:s text:c="2"/>%/output</text:p>
      <text:p text:style-name="Text_20_body">This program is able to process a much larger range of numbers than the previous one without having its output fill up the text area. <text:s/>However, the program itself can be shortened by moving the <text:span text:style-name="T6">IsPrime()</text:span> function <text:span text:style-name="T6">inside</text:span> of the <text:soft-page-break/><text:span text:style-name="T6">If()</text:span> function instead of using the <text:span text:style-name="T6">primeStatus</text:span> variable to communicate with it:</text:p>
      <text:p text:style-name="P25"/>
      <text:p text:style-name="P36">%mathpiper</text:p>
      <text:p text:style-name="P25"/>
      <text:p text:style-name="P37">/*</text:p>
      <text:p text:style-name="P37"><text:s text:c="4"/>Print the prime numbers between 1 and 50 (inclusive).</text:p>
      <text:p text:style-name="P37"><text:s text:c="4"/>This is a shorter version which places the IsPrime() function</text:p>
      <text:p text:style-name="P37"><text:s text:c="4"/>inside of the If() function instead of using a variable.</text:p>
      <text:p text:style-name="P37">*/</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50</text:span><text:span text:style-name="T5">)</text:span></text:p>
      <text:p text:style-name="P24">[</text:p>
      <text:p text:style-name="P25"/>
      <text:p text:style-name="P24"><text:s text:c="4"/><text:span text:style-name="T29">If</text:span><text:span text:style-name="T5">(</text:span><text:span text:style-name="T13">IsPrime</text:span><text:span text:style-name="T5">(</text:span>x<text:span text:style-name="T5">)</text:span>, <text:span text:style-name="T29">Write</text:span><text:span text:style-name="T5">(</text:span>x,,<text:span text:style-name="T5">)</text:span> <text:span text:style-name="T5">)</text:span>;</text:p>
      <text:p text:style-name="P24"><text:s text:c="4"/></text:p>
      <text:p text:style-name="P24"><text:s text:c="4"/>x <text:span text:style-name="T5">:=</text:span> x <text:span text:style-name="T5">+</text:span> <text:span text:style-name="T8">1</text:span>;</text:p>
      <text:p text:style-name="P25"/>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3,5,7,11,13,17,19,23,29,31,37,41,43,47,</text:p>
      <text:p text:style-name="P40">. <text:s text:c="2"/><text:span text:style-name="T18">%/output</text:span></text:p>
      <text:h text:style-name="Heading_20_2" text:outline-level="2">Finding The Length Of A String With The Length() Function</text:h>
      <text:p text:style-name="Text_20_body">Strings can contain zero or more characters and the <text:span text:style-name="T6">Length()</text:span> function can be used to determine how many characters a string holds:</text:p>
      <text:p text:style-name="Preformatted_20_Text"/>
      <text:p text:style-name="Preformatted_20_Text">In&gt; s := "Red"</text:p>
      <text:p text:style-name="P21">Result&gt; "Red"</text:p>
      <text:p text:style-name="Preformatted_20_Text"/>
      <text:p text:style-name="Preformatted_20_Text">In&gt; Length(s)</text:p>
      <text:p text:style-name="P21">Result&gt; 3</text:p>
      <text:p text:style-name="Preformatted_20_Text"/>
      <text:p text:style-name="Text_20_body">In this example, the string "Red" is assigned to the variable <text:span text:style-name="T6">s</text:span> and then <text:span text:style-name="T6">s</text:span> is passed to the <text:span text:style-name="T6">Length()</text:span> function. <text:s/>The <text:span text:style-name="T6">Length()</text:span> function returned a <text:span text:style-name="T6">3</text:span> which means the string contained <text:span text:style-name="T6">3 characters</text:span>. <text:s/></text:p>
      <text:p text:style-name="Text_20_body">The following example shows that strings can also be passed to functions directly:</text:p>
      <text:p text:style-name="Preformatted_20_Text"><text:soft-page-break/></text:p>
      <text:p text:style-name="Preformatted_20_Text">In&gt; Length("Red")</text:p>
      <text:p text:style-name="P21">Result&gt; 3</text:p>
      <text:p text:style-name="Preformatted_20_Text"/>
      <text:p text:style-name="Text_20_body">An <text:span text:style-name="T6">empty string</text:span> is represented by <text:span text:style-name="T6">two double quote marks with no space in between them</text:span><text:span text:style-name="T7">.</text:span> <text:s/>The <text:span text:style-name="T6">length</text:span> of an empty string is <text:span text:style-name="T6">0</text:span>:</text:p>
      <text:p text:style-name="Preformatted_20_Text"/>
      <text:p text:style-name="Preformatted_20_Text">In&gt; Length("")</text:p>
      <text:p text:style-name="P21">Result&gt; 0</text:p>
      <text:h text:style-name="Heading_20_2" text:outline-level="2"><text:s/>Converting Numbers To Strings With The String() Function</text:h>
      <text:p text:style-name="Text_20_body">Sometimes it is useful to convert a number to a string so that the individual digits in the number can be analyzed or manipulated. <text:s/>The following example shows a <text:span text:style-name="T6">number</text:span> being converted to a <text:span text:style-name="T6">string</text:span> with the <text:span text:style-name="T6">String()</text:span> function so that its <text:span text:style-name="T6">leftmost</text:span> and <text:span text:style-name="T6">rightmost</text:span> digits can be placed into <text:span text:style-name="T6">variables</text:span>:</text:p>
      <text:p text:style-name="Preformatted_20_Text"/>
      <text:p text:style-name="Preformatted_20_Text">In&gt; number := 523</text:p>
      <text:p text:style-name="P21">Result&gt; 523</text:p>
      <text:p text:style-name="Preformatted_20_Text"/>
      <text:p text:style-name="Preformatted_20_Text">In&gt; stringNumber := String(number)</text:p>
      <text:p text:style-name="P21">Result&gt; "523"</text:p>
      <text:p text:style-name="Preformatted_20_Text"/>
      <text:p text:style-name="Preformatted_20_Text">In&gt; leftmostDigit := stringNumber[1]</text:p>
      <text:p text:style-name="P21">Result&gt; "5"</text:p>
      <text:p text:style-name="Preformatted_20_Text"/>
      <text:p text:style-name="Preformatted_20_Text">In&gt; rightmostDigit := stringNumber[ Length(stringNumber) ]</text:p>
      <text:p text:style-name="P21">Result&gt; "3"</text:p>
      <text:p text:style-name="Text_20_body"/>
      <text:p text:style-name="Text_20_body">Notice that the Length() function is used here to determine which character in <text:span text:style-name="T6">stringNumber</text:span> held the <text:span text:style-name="T6">rightmost</text:span> digit.</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6">prime numbers</text:span> between <text:span text:style-name="T6">1</text:span> and <text:span text:style-name="T6">500</text:span> which have a <text:span text:style-name="T6">7 as their rightmost digit</text:span>. <text:s/>There are three important things which are shown in this program:</text:p>
      <text:p text:style-name="P67">1) Function calls <text:span text:style-name="T6">can have their parameters placed on more than one line</text:span> if the parameters are too long to fit on a <text:span text:style-name="T6">single line</text:span>. <text:s/>In this case, a long code block is being placed inside of an If() function.</text:p>
      <text:p text:style-name="P67">2) Code blocks (which are considered to be compound expressions) <text:span text:style-name="T6">cannot have a semicolon placed after them if they are in a function call</text:span>. <text:s/>If a <text:soft-page-break/>semicolon is placed after this code block, an error will be produced.</text:p>
      <text:p text:style-name="P67">3) If() functions can be placed inside of other If() functions in order to make more complex decisions. <text:s/>This is referred to as <text:span text:style-name="T6">nesting</text:span> functions.</text:p>
      <text:p text:style-name="Text_20_body">When the program is executed, it finds 24 prime numbers which have 7 as their rightmost digit:</text:p>
      <text:p text:style-name="P25"/>
      <text:p text:style-name="P36">%mathpiper</text:p>
      <text:p text:style-name="P25"/>
      <text:p text:style-name="P37">/*</text:p>
      <text:p text:style-name="P37"><text:s text:c="4"/>Find all the prime numbers between 1 and 500 which have a 7</text:p>
      <text:p text:style-name="P37"><text:s text:c="4"/>as their rightmost digit.</text:p>
      <text:p text:style-name="P37">*/</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500</text:span><text:span text:style-name="T5">)</text:span></text:p>
      <text:p text:style-name="P24">[</text:p>
      <text:p text:style-name="P24"><text:s text:c="4"/><text:span text:style-name="T22">//Notice how function parameters can be put on more than one line.</text:span></text:p>
      <text:p text:style-name="P24"><text:s text:c="4"/><text:span text:style-name="T29">If</text:span><text:span text:style-name="T5">(</text:span><text:span text:style-name="T13">IsPrime</text:span><text:span text:style-name="T5">(</text:span>x<text:span text:style-name="T5">)</text:span>,</text:p>
      <text:p text:style-name="P24"><text:s text:c="8"/>[</text:p>
      <text:p text:style-name="P24"><text:s text:c="12"/>stringVersionOfNumber <text:span text:style-name="T5">:=</text:span> <text:span text:style-name="T29">String</text:span><text:span text:style-name="T5">(</text:span>x<text:span text:style-name="T5">)</text:span>;</text:p>
      <text:p text:style-name="P24"><text:s text:c="12"/></text:p>
      <text:p text:style-name="P24"><text:s text:c="12"/>stringLength <text:span text:style-name="T5">:=</text:span> <text:span text:style-name="T29">Length</text:span><text:span text:style-name="T5">(</text:span>stringVersionOfNumber<text:span text:style-name="T5">)</text:span>;</text:p>
      <text:p text:style-name="P24"><text:s text:c="12"/></text:p>
      <text:p text:style-name="P24"><text:s text:c="12"/><text:span text:style-name="T22">//Notice that If() functions can be placed inside of other </text:span></text:p>
      <text:p text:style-name="P24"><text:s text:c="12"/><text:span text:style-name="T22">// If() functions.</text:span></text:p>
      <text:p text:style-name="P24"><text:s text:c="12"/><text:span text:style-name="T29">If</text:span><text:span text:style-name="T5">(</text:span>stringVersionOfNumber[stringLength] <text:span text:style-name="T5">=</text:span> <text:span text:style-name="T15">"7"</text:span>, <text:span text:style-name="T29">Write</text:span><text:span text:style-name="T5">(</text:span>x,,<text:span text:style-name="T5">)</text:span> <text:span text:style-name="T5">)</text:span>;</text:p>
      <text:p text:style-name="P24"><text:s text:c="12"/></text:p>
      <text:p text:style-name="P24"><text:s text:c="8"/>] <text:span text:style-name="T22">//Notice that semicolons cannot be placed after code blocks </text:span></text:p>
      <text:p text:style-name="P24"><text:s text:c="10"/><text:span text:style-name="T22">//which are in function calls.</text:span></text:p>
      <text:p text:style-name="P24"><text:s text:c="10"/></text:p>
      <text:p text:style-name="P24"><text:s text:c="4"/><text:span text:style-name="T5">)</text:span>; <text:span text:style-name="T22">//This is the close parentheses for the outer If() function.</text:span></text:p>
      <text:p text:style-name="P24"><text:s text:c="4"/></text:p>
      <text:p text:style-name="P24"><text:s text:c="4"/>x <text:span text:style-name="T5">:=</text:span> x <text:span text:style-name="T5">+</text:span> <text:span text:style-name="T8">1</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7,17,37,47,67,97,107,127,137,157,167,197,227,257,277,307,317,</text:p>
      <text:p text:style-name="P24"><text:s text:c="6"/>337,347,367,397,457,467,487,</text:p>
      <text:p text:style-name="P41">. <text:s text:c="2"/><text:span text:style-name="T18">%/output</text:span></text:p>
      <text:p text:style-name="Text_20_body">It would be nice if we had the ability to store these numbers someplace so that they could be processed further and this is discussed in the next section.</text:p>
      <text:h text:style-name="Heading_20_2" text:outline-level="2"><text:soft-page-break/>Exercises</text:h>
      <text:h text:style-name="Heading_20_3" text:outline-level="3">Exercise 1</text:h>
      <text:p text:style-name="Preformatted_20_Text">Write a program which uses a loop to determine how many prime numbers there are between 1 and 1000. <text:s/>You do not need to print the numbers themselves, just how many there are.</text:p>
      <text:h text:style-name="Heading_20_3" text:outline-level="3">Exercise 2</text:h>
      <text:p text:style-name="Preformatted_20_Text">Write a program which uses a loop to print all of the prime numbers between 10 and 99 which contain the digit 3 in either their 1's place, or their 10's place, or both places.</text:p>
      <text:h text:style-name="Heading_20_1" text:outline-level="1">Lists: Values That Hold Sequences Of Expressions</text:h>
      <text:p text:style-name="Text_20_body">The <text:span text:style-name="T6">list</text:span> value type is designed to hold expressions in an <text:span text:style-name="T6">ordered collection</text:span> or <text:span text:style-name="T6">sequence</text:span>. <text:s/>Lists are very flexible and they are one of the most heavily used value types in MathPiper. <text:s/>Lists can <text:span text:style-name="T6">hold expressions of any type</text:span>, they can be made to <text:span text:style-name="T6">grow and shrink as needed</text:span>, and they can be <text:span text:style-name="T6">nested</text:span>. <text:s/>Expressions in a list can be <text:span text:style-name="T6">accessed by their position</text:span> in the list (similar to the way that characters in a string are accessed) and they can also be <text:span text:style-name="T6">replaced by other expressions</text:span>.</text:p>
      <text:p text:style-name="Text_20_body">One way to create a list is by placing zero or more expressions separated by commas inside of a <text:span text:style-name="T6">pair of braces {}</text:span>. <text:s/>In the following example, a list is created that contains various expressions and then it is assigned to the variable <text:span text:style-name="T6">x</text:span>:</text:p>
      <text:p text:style-name="Preformatted_20_Text"/>
      <text:p text:style-name="Preformatted_20_Text">In&gt; <text:bookmark-start text:name="DDE_LINK15"/>x := {7,42,"Hello",1/2,var}<text:bookmark-end text:name="DDE_LINK15"/></text:p>
      <text:p text:style-name="P21">Result&gt; {7,42,"Hello",1/2,var}</text:p>
      <text:p text:style-name="Preformatted_20_Text"/>
      <text:p text:style-name="Preformatted_20_Text">In&gt; x</text:p>
      <text:p text:style-name="P21">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1">Result&gt; 5</text:p>
      <text:p text:style-name="Preformatted_20_Text"/>
      <text:p text:style-name="Text_20_body">A single expression in a list can be accessed by placing a set of <text:span text:style-name="T6">brackets </text:span><text:span text:style-name="T11">[]</text:span> to the right of the variable that is bound to the list and then putting the expression's position number inside of the brackets (<text:span text:style-name="T9">Note: the first expression in the list is at position 1 counting from the left end of the list</text:span>): </text:p>
      <text:p text:style-name="Preformatted_20_Text"/>
      <text:p text:style-name="Preformatted_20_Text">In&gt; x[1]</text:p>
      <text:p text:style-name="P21">Result&gt; 7</text:p>
      <text:p text:style-name="Preformatted_20_Text"/>
      <text:p text:style-name="Preformatted_20_Text">In&gt; x[2]</text:p>
      <text:p text:style-name="P21">Result&gt; 42</text:p>
      <text:p text:style-name="Preformatted_20_Text"/>
      <text:p text:style-name="Preformatted_20_Text">In&gt; x[3]</text:p>
      <text:p text:style-name="P21">Result&gt; "Hello"</text:p>
      <text:p text:style-name="Preformatted_20_Text"/>
      <text:p text:style-name="Preformatted_20_Text">In&gt; x[4]</text:p>
      <text:p text:style-name="P21">Result&gt; 1/2</text:p>
      <text:p text:style-name="Preformatted_20_Text"/>
      <text:p text:style-name="Preformatted_20_Text">In&gt; x[5]</text:p>
      <text:p text:style-name="P21">Result&gt; var</text:p>
      <text:p text:style-name="Preformatted_20_Text"/>
      <text:p text:style-name="Text_20_body"><text:soft-page-break/>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n <text:span text:style-name="T6">unbound</text:span> <text:span text:style-name="T6">variable</text:span>. <text:s/></text:p>
      <text:p text:style-name="Text_20_body">Lists can also hold other lists as shown in the following example:</text:p>
      <text:p text:style-name="Preformatted_20_Text"/>
      <text:p text:style-name="Preformatted_20_Text">In&gt; x := {20, 30, <text:span text:style-name="T6">{31, 32, 33}</text:span>, 40}</text:p>
      <text:p text:style-name="P21">Result&gt; {20,30,{31,32,33},40}</text:p>
      <text:p text:style-name="Preformatted_20_Text"/>
      <text:p text:style-name="Preformatted_20_Text">In&gt; x[1]</text:p>
      <text:p text:style-name="P21">Result&gt; 20</text:p>
      <text:p text:style-name="Preformatted_20_Text"/>
      <text:p text:style-name="Preformatted_20_Text">In&gt; x[2]</text:p>
      <text:p text:style-name="P21">Result&gt; 30</text:p>
      <text:p text:style-name="Preformatted_20_Text"/>
      <text:p text:style-name="Preformatted_20_Text">In&gt; x[3]</text:p>
      <text:p text:style-name="P21">Result&gt; {31,32,33}</text:p>
      <text:p text:style-name="Preformatted_20_Text"/>
      <text:p text:style-name="Preformatted_20_Text">In&gt; x[4]</text:p>
      <text:p text:style-name="P21">Result&gt; 40</text:p>
      <text:p text:style-name="Preformatted_20_Text"><text:s/></text:p>
      <text:p text:style-name="Text_20_body">The expression in the <text:span text:style-name="T6">3rd</text:span> position in the list is another <text:span text:style-name="T6">list</text:span> which contains the integers <text:span text:style-name="T6">31</text:span>, <text:span text:style-name="T6">32</text:span>, and <text:span text:style-name="T6">33</text:span>. <text:s/></text:p>
      <text:p text:style-name="Text_20_body">An expression in this second list can be accessed by two <text:span text:style-name="T6">two sets of brackets</text:span>:</text:p>
      <text:p text:style-name="Preformatted_20_Text"/>
      <text:p text:style-name="Preformatted_20_Text">In&gt; x[3][2]</text:p>
      <text:p text:style-name="P21">Result&gt; 32</text:p>
      <text:p text:style-name="Preformatted_20_Text"/>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39">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1">Result&gt; {21,22,23}</text:p>
      <text:p text:style-name="Preformatted_20_Text"/>
      <text:p text:style-name="Preformatted_20_Text">In&gt; Append(testList, 24)</text:p>
      <text:p text:style-name="P21">Result&gt; {21,22,23,24}</text:p>
      <text:p text:style-name="Preformatted_20_Text"/>
      <text:p text:style-name="Text_20_body">However, instead of changing the <text:span text:style-name="T6">original</text:span> list, <text:span text:style-name="T6">Append()</text:span> creates a <text:span text:style-name="T6">copy</text:span> of the <text:soft-page-break/><text:span text:style-name="T6">original</text:span> list and appends the expression to the <text:span text:style-name="T6">copy</text:span>. <text:s/>This can be confirmed by evaluating the variable <text:span text:style-name="T6">testList</text:span> after the <text:span text:style-name="T6">Append()</text:span> function has been called:</text:p>
      <text:p text:style-name="Preformatted_20_Text"/>
      <text:p text:style-name="Preformatted_20_Text">In&gt; testList</text:p>
      <text:p text:style-name="P21">Result&gt; {21,22,23}</text:p>
      <text:p text:style-name="Preformatted_20_Text"/>
      <text:p text:style-name="Text_20_body">Notice that the list that is bound to <text:span text:style-name="T6">testList</text:span> was not modified by the <text:span text:style-name="T6">Append()</text:span> function. <text:s/>This is called a <text:span text:style-name="T6">nondestructive list operation</text:span> and <text:span text:style-name="T6">most MathPiper functions that manipulate lists do so nondestructively</text:span>. <text:s/>To have the new list bound to the variable that is being used, the following technique can be employed:</text:p>
      <text:p text:style-name="Preformatted_20_Text"/>
      <text:p text:style-name="Preformatted_20_Text">In&gt; testList := {21,22,23}</text:p>
      <text:p text:style-name="P21">Result&gt; {21,22,23}</text:p>
      <text:p text:style-name="Preformatted_20_Text"/>
      <text:p text:style-name="Preformatted_20_Text">In&gt; testList := Append(testList, 24)</text:p>
      <text:p text:style-name="P21">Result&gt; {21,22,23,24}</text:p>
      <text:p text:style-name="Preformatted_20_Text"/>
      <text:p text:style-name="Preformatted_20_Text">In&gt; testList</text:p>
      <text:p text:style-name="P21">Result&gt; {21,22,23,24}</text:p>
      <text:p text:style-name="Preformatted_20_Text"/>
      <text:p text:style-name="Text_20_body">After this code has been executed, the new list has indeed been bound to <text:span text:style-name="T6">testList</text:span> as desired.</text:p>
      <text:p text:style-name="Text_20_body">There are some functions, such as DestructiveAppend(), which <text:span text:style-name="T6">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6">select each expression in a list in turn</text:span> so that an operation can be performed on these expressions. <text:s/>The following program uses a while loop to print each of the expressions in a list:</text:p>
      <text:p text:style-name="Preformatted_20_Text"/>
      <text:p text:style-name="P36"><text:bookmark-start text:name="DDE_LINK37"/>%mathpiper</text:p>
      <text:p text:style-name="P25"/>
      <text:p text:style-name="P37">//Print each number in the list.</text:p>
      <text:p text:style-name="P25"/>
      <text:p text:style-name="P24">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4">y <text:span text:style-name="T5">:=</text:span> <text:span text:style-name="T8">1</text:span>;</text:p>
      <text:p text:style-name="P25"/>
      <text:p text:style-name="P24"><text:span text:style-name="T13">While</text:span><text:span text:style-name="T5">(</text:span>y <text:span text:style-name="T5">&lt;=</text:span> <text:span text:style-name="T13">Length</text:span>(x)<text:span text:style-name="T5">)</text:span></text:p>
      <text:p text:style-name="P24">[</text:p>
      <text:p text:style-name="P24"><text:s text:c="4"/><text:span text:style-name="T13">Echo</text:span><text:span text:style-name="T5">(</text:span>y, <text:span text:style-name="T15">"- "</text:span>, x[y]<text:span text:style-name="T5">)</text:span>;</text:p>
      <text:p text:style-name="P24"><text:s text:c="4"/>y <text:span text:style-name="T5">:=</text:span> y <text:span text:style-name="T5">+</text:span> <text:span text:style-name="T8">1</text:span>;</text:p>
      <text:p text:style-name="P24">];</text:p>
      <text:p text:style-name="P25"><text:soft-page-break/></text:p>
      <text:p text:style-name="P36">%/mathpiper<text:bookmark-end text:name="DDE_LINK37"/></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 55 </text:p>
      <text:p text:style-name="P24"><text:s text:c="6"/>2 - 93 </text:p>
      <text:p text:style-name="P24"><text:s text:c="6"/>3 - 40 </text:p>
      <text:p text:style-name="P24"><text:s text:c="6"/>4 - 21 </text:p>
      <text:p text:style-name="P24"><text:s text:c="6"/>5 - 7 </text:p>
      <text:p text:style-name="P24"><text:s text:c="6"/>6 - 24 </text:p>
      <text:p text:style-name="P24"><text:s text:c="6"/>7 - 15 </text:p>
      <text:p text:style-name="P24"><text:s text:c="6"/>8 - 14 </text:p>
      <text:p text:style-name="P24"><text:s text:c="6"/>9 - 82</text:p>
      <text:p text:style-name="P45"><text:span text:style-name="T10">.</text:span> <text:s text:c="2"/>%/output</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Preformatted_20_Text"/>
      <text:p text:style-name="P36">%mathpiper</text:p>
      <text:p text:style-name="P25"/>
      <text:p text:style-name="P37">//Determine if 53 is in the list.</text:p>
      <text:p text:style-name="P25"/>
      <text:p text:style-name="P24"><text:span text:style-name="T26">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4"><text:span text:style-name="T26">index</text:span> <text:span text:style-name="T5">:=</text:span> <text:span text:style-name="T8">1</text:span>;</text:p>
      <text:p text:style-name="P25"/>
      <text:p text:style-name="P24"><text:span text:style-name="T13">While</text:span><text:span text:style-name="T5">(</text:span><text:span text:style-name="T7">index</text:span> <text:span text:style-name="T5">&lt;=</text:span> <text:span text:style-name="T13">Length</text:span>(testList)<text:span text:style-name="T5">)</text:span></text:p>
      <text:p text:style-name="P24">[</text:p>
      <text:p text:style-name="P24"><text:s text:c="4"/><text:span text:style-name="T13">If</text:span><text:span text:style-name="T5">(</text:span><text:span text:style-name="T7">testList</text:span>[index] <text:span text:style-name="T5">=</text:span> <text:span text:style-name="T8">53</text:span>,</text:p>
      <text:p text:style-name="P24"><text:s text:c="8"/><text:span text:style-name="T13">Echo</text:span><text:span text:style-name="T5">(</text:span><text:span text:style-name="T15">"53 was found in the list at position"</text:span>, index<text:span text:style-name="T5">))</text:span>;</text:p>
      <text:p text:style-name="P24"><text:s text:c="8"/></text:p>
      <text:p text:style-name="P24"><text:s text:c="4"/>index <text:span text:style-name="T5">:=</text:span> index <text:span text:style-name="T5">+</text:span> <text:span text:style-name="T8">1</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53 was found in the list at position 5</text:p>
      <text:p text:style-name="P40"><text:bookmark-start text:name="DDE_LINK13"/>.<text:bookmark-end text:name="DDE_LINK13"/> <text:s text:c="2"/><text:span text:style-name="T18">%/output</text:span></text:p>
      <text:p text:style-name="Text_20_body">When this program was executed, it determined that <text:span text:style-name="T11">53</text:span> was present in the list at position <text:span text:style-name="T6">5</text:span>.</text:p>
      <text:h text:style-name="Heading_20_3" text:outline-level="3"><text:soft-page-break/>Using A While Loop And Append() To Place Values In A List</text:h>
      <text:p text:style-name="Text_20_body">In an earlier section it was mentioned that it would be nice if we could store a set of values for later processing and this can be done with a <text:span text:style-name="T6">while loop</text:span> and the <text:span text:style-name="T6">Append()</text:span> function. <text:s/>The following program creates an empty list and assigned it to the variable <text:span text:style-name="T6">primes</text:span>. <text:s/>The <text:span text:style-name="T6">while loop</text:span> and the <text:span text:style-name="T6">IsPrime()</text:span> function is then used to locate the prime integers between 1 and 50 and the <text:span text:style-name="T6">Append()</text:span> function is used to place them in the list. <text:s/>The last part of the program then prints some information about the numbers that were placed into the list:</text:p>
      <text:p text:style-name="P25"/>
      <text:p text:style-name="P36">%mathpiper</text:p>
      <text:p text:style-name="P25"/>
      <text:p text:style-name="P37">//Place the prime numbers between 1 and 50 (inclusive) into a list.</text:p>
      <text:p text:style-name="P25"/>
      <text:p text:style-name="P37">//Create an empty list.</text:p>
      <text:p text:style-name="P24">primes <text:span text:style-name="T5">:=</text:span> <text:span text:style-name="T5">{}</text:span>;</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50</text:span><text:span text:style-name="T5">)</text:span></text:p>
      <text:p text:style-name="P24">[</text:p>
      <text:p text:style-name="P24"><text:s text:c="4"/><text:span text:style-name="T22">/*</text:span></text:p>
      <text:p text:style-name="P37"><text:s text:c="8"/>If x is prime, append it to the end of the list and then assign</text:p>
      <text:p text:style-name="P37"><text:s text:c="8"/>the new list that is created to the variable 'primes'.</text:p>
      <text:p text:style-name="P37"><text:s text:c="4"/>*/</text:p>
      <text:p text:style-name="P24"><text:s text:c="4"/><text:span text:style-name="T29">If</text:span><text:span text:style-name="T5">(</text:span><text:span text:style-name="T13">IsPrime</text:span><text:span text:style-name="T5">(</text:span>x<text:span text:style-name="T5">)</text:span>, primes <text:span text:style-name="T5">:=</text:span> <text:span text:style-name="T13">Append</text:span><text:span text:style-name="T5">(</text:span>primes, x <text:span text:style-name="T5">)</text:span> <text:span text:style-name="T5">)</text:span>;</text:p>
      <text:p text:style-name="P24"><text:s text:c="4"/></text:p>
      <text:p text:style-name="P24"><text:s text:c="4"/>x <text:span text:style-name="T5">:=</text:span> x <text:span text:style-name="T5">+</text:span> <text:span text:style-name="T8">1</text:span>;</text:p>
      <text:p text:style-name="P24">];</text:p>
      <text:p text:style-name="P25"/>
      <text:p text:style-name="P37">//Print information about the primes that were found.</text:p>
      <text:p text:style-name="P24"><text:span text:style-name="T13">Echo</text:span><text:span text:style-name="T5">(</text:span><text:span text:style-name="T15">"Primes "</text:span>, primes<text:span text:style-name="T5">)</text:span>;</text:p>
      <text:p text:style-name="P24"><text:span text:style-name="T13">Echo</text:span><text:span text:style-name="T5">(</text:span><text:span text:style-name="T15">"The number of primes in the list = "</text:span>, <text:span text:style-name="T29">Length</text:span><text:span text:style-name="T5">(</text:span>primes<text:span text:style-name="T5">)</text:span> <text:span text:style-name="T5">)</text:span>;</text:p>
      <text:p text:style-name="P24"><text:span text:style-name="T13">Echo</text:span><text:span text:style-name="T5">(</text:span><text:span text:style-name="T15">"The first number in the list = "</text:span>, primes[<text:span text:style-name="T8">1</text:span>] <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Primes {2,3,5,7,11,13,17,19,23,29,31,37,41,43,47} </text:p>
      <text:p text:style-name="P24"><text:s text:c="6"/>The number of primes in the list = 15 </text:p>
      <text:p text:style-name="P24"><text:s text:c="6"/>The first number in the list = 2</text:p>
      <text:p text:style-name="P41">. <text:s text:c="2"/><text:span text:style-name="T18">%/output</text:span></text:p>
      <text:p text:style-name="Text_20_body">The ability to place values into a list with a loop is very powerful and we will be using this ability throughout the rest of the book.</text:p>
      <text:h text:style-name="Heading_20_2" text:outline-level="2"><text:soft-page-break/>Exercises</text:h>
      <text:h text:style-name="Heading_20_3" text:outline-level="3">Exercise 1</text:h>
      <text:p text:style-name="Preformatted_20_Text">Create a program that uses a loop and an IsOdd()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loop and an IsNegativeNumber()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3</text:h>
      <text:p text:style-name="Preformatted_20_Text">Create a program that uses a loop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39">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text:span text:style-name="T6">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
      <text:p text:style-name="P36"><text:soft-page-break/>%mathpiper</text:p>
      <text:p text:style-name="P25"/>
      <text:p text:style-name="P37">//Print all values in a list.</text:p>
      <text:p text:style-name="P25"/>
      <text:p text:style-name="P24"><text:span text:style-name="T13">ForEach</text:span><text:span text:style-name="T5">(</text:span><text:span text:style-name="T7">value</text:span>,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4">[</text:p>
      <text:p text:style-name="P24"><text:s text:c="4"/><text:span text:style-name="T13">Echo</text:span><text:span text:style-name="T5">(</text:span><text:span text:style-name="T7">value</text:span><text:span text:style-name="T5">)</text:span>; </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50 </text:p>
      <text:p text:style-name="P24"><text:s text:c="6"/>51 </text:p>
      <text:p text:style-name="P24"><text:s text:c="6"/>52 </text:p>
      <text:p text:style-name="P24"><text:s text:c="6"/>53 </text:p>
      <text:p text:style-name="P24"><text:s text:c="6"/>54 </text:p>
      <text:p text:style-name="P24"><text:s text:c="6"/>55 </text:p>
      <text:p text:style-name="P24"><text:s text:c="6"/>56 </text:p>
      <text:p text:style-name="P24"><text:s text:c="6"/>57 </text:p>
      <text:p text:style-name="P24"><text:s text:c="6"/>58 </text:p>
      <text:p text:style-name="P24"><text:s text:c="6"/>59</text:p>
      <text:p text:style-name="P39"><text:span text:style-name="T10">. <text:s text:c="2"/></text:span><text:span text:style-name="T18">%/output</text:span></text:p>
      <text:h text:style-name="Heading_20_2" text:outline-level="2">Calculate The Sum Of The Numbers In A List Using ForEach()</text:h>
      <text:p text:style-name="Text_20_body">In previous examples, counting code in the form <text:span text:style-name="T6">x := x + 1</text:span> was used to count how many times a while loop was executed. <text:s/>The following program uses a <text:span text:style-name="T6">ForEach()</text:span> function and a line of code similar to this counter to calculate the <text:span text:style-name="T6">sum of the numbers in a list</text:span>:</text:p>
      <text:p text:style-name="P25"/>
      <text:p text:style-name="P36">%mathpiper</text:p>
      <text:p text:style-name="P25"/>
      <text:p text:style-name="P37">/*</text:p>
      <text:p text:style-name="P37"><text:s text:c="2"/>This program calculates the sum of the numbers</text:p>
      <text:p text:style-name="P37"><text:s text:c="2"/>in a list.</text:p>
      <text:p text:style-name="P37">*/</text:p>
      <text:p text:style-name="P25"/>
      <text:p text:style-name="P37">//This variable is used to accumulate the sum.</text:p>
      <text:p text:style-name="P24">sum <text:span text:style-name="T5">:=</text:span> <text:span text:style-name="T8">0</text:span>;</text:p>
      <text:p text:style-name="P25"/>
      <text:p text:style-name="P24"><text:span text:style-name="T13">ForEach</text:span><text:span text:style-name="T5">(</text:span>x, <text:span text:style-name="T5">{</text:span><text:span text:style-name="T8">1</text:span>,<text:span text:style-name="T8">2</text:span>,<text:span text:style-name="T8">3</text:span>,<text:span text:style-name="T8">4</text:span>,<text:span text:style-name="T8">5</text:span>,<text:span text:style-name="T8">6</text:span>,<text:span text:style-name="T8">7</text:span>,<text:span text:style-name="T8">8</text:span>,<text:span text:style-name="T8">9</text:span>,<text:span text:style-name="T8">10</text:span><text:span text:style-name="T5">}</text:span> <text:span text:style-name="T5">)</text:span></text:p>
      <text:p text:style-name="P24">[</text:p>
      <text:p text:style-name="P24"><text:s text:c="4"/><text:span text:style-name="T22">/*</text:span></text:p>
      <text:p text:style-name="P37"><text:s text:c="6"/>Add the contents of x to the contents of sum</text:p>
      <text:p text:style-name="P37"><text:soft-page-break/><text:s text:c="6"/>and place the result back into sum.</text:p>
      <text:p text:style-name="P37"><text:s text:c="4"/>*/</text:p>
      <text:p text:style-name="P24"><text:s text:c="4"/>sum <text:span text:style-name="T5">:=</text:span> sum <text:span text:style-name="T5">+</text:span> x;</text:p>
      <text:p text:style-name="P24"><text:s text:c="4"/></text:p>
      <text:p text:style-name="P24"><text:s text:c="4"/><text:span text:style-name="T22">//Print the sum as it is being accumulated.</text:span></text:p>
      <text:p text:style-name="P24"><text:s text:c="4"/><text:span text:style-name="T29">Write</text:span><text:span text:style-name="T5">(</text:span>sum,,<text:span text:style-name="T5">)</text:span>;</text:p>
      <text:p text:style-name="P24">];</text:p>
      <text:p text:style-name="P25"/>
      <text:p text:style-name="P24"><text:span text:style-name="T13">NewLine</text:span><text:span text:style-name="T5">()</text:span>; <text:span text:style-name="T13">NewLine</text:span><text:span text:style-name="T5">()</text:span>;</text:p>
      <text:p text:style-name="P25"/>
      <text:p text:style-name="P24"><text:span text:style-name="T13">Echo</text:span><text:span text:style-name="T5">(</text:span><text:span text:style-name="T15">"The sum of the numbers in the list = "</text:span>, sum<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3,6,10,15,21,28,36,45,55,</text:p>
      <text:p text:style-name="P24"><text:s text:c="6"/></text:p>
      <text:p text:style-name="P24"><text:s text:c="6"/>The sum of the numbers in the list = 55</text:p>
      <text:p text:style-name="P40">. <text:s text:c="2"/><text:span text:style-name="T18">%/output</text:span></text:p>
      <text:p text:style-name="Text_20_body">In the above program, the integers <text:span text:style-name="T6">1</text:span> through <text:span text:style-name="T6">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39">first .. last</text:p>
          </table:table-cell>
        </table:table-row>
      </table:table>
      <text:p text:style-name="Preformatted_20_Text"/>
      <text:p text:style-name="Text_20_body">A programmer often needs to create a list which contains <text:span text:style-name="T6">consecutive integers</text:span> and the <text:span text:style-name="T6">..</text:span> "<text:span text:style-name="T6">range"</text:span> operator can be used to do this. <text:s/>The <text:span text:style-name="T6">first</text:span> integer in the list is placed before the <text:span text:style-name="T6">..</text:span> operator and the <text:span text:style-name="T6">last</text:span> integer in the list is placed after it (<text:span text:style-name="T9">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21">Result&gt; {1,2,3,4,5,6,7,8,9,10}</text:p>
      <text:p text:style-name="Preformatted_20_Text"/>
      <text:p text:style-name="Preformatted_20_Text">In&gt; 10 .. 1</text:p>
      <text:p text:style-name="P21">Result&gt; {10,9,8,7,6,5,4,3,2,1}</text:p>
      <text:p text:style-name="Preformatted_20_Text"/>
      <text:p text:style-name="Preformatted_20_Text">In&gt; 1 .. 100</text:p>
      <text:p text:style-name="P21"><text:soft-page-break/>Result&gt; {1,2,3,4,5,6,7,8,9,10,11,12,13,14,15,16,17,18,19,20,</text:p>
      <text:p text:style-name="P68">21,22,23,24,25,26,27,28,29,30,31,32,33,34,35,36,37,</text:p>
      <text:p text:style-name="P68">38,39,40,41,42,43,44,45,46,47,48,49,50,51,52,53,54,</text:p>
      <text:p text:style-name="P68">55,56,57,58,59,60,61,62,63,64,65,66,67,68,69,70,71,</text:p>
      <text:p text:style-name="P68">72,73,74,75,76,77,78,79,80,81,82,83,84,85,86,87,88,</text:p>
      <text:p text:style-name="P68">89,90,91,92,93,94,95,96,97,98,99,100}</text:p>
      <text:p text:style-name="Preformatted_20_Text"/>
      <text:p text:style-name="Preformatted_20_Text">In&gt; -10 .. 10</text:p>
      <text:p text:style-name="P21">Result&gt; {-10,-9,-8,-7,-6,-5,-4,-3,-2,-1,0,1,2,3,4,5,6,7,8,9,10}</text:p>
      <text:p text:style-name="P21"/>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1">Result&gt; </text:p>
      <text:p text:style-name="P28">Error parsing expression, near token .3.</text:p>
      <text:h text:style-name="Heading_20_2" text:outline-level="2">Using ForEach() With The Range Operator To Print The Prime Numbers Between 1 And 100</text:h>
      <text:p text:style-name="Text_20_body">The following program shows how to use a <text:span text:style-name="T6">ForEach()</text:span> function instead of a <text:span text:style-name="T6">While()</text:span> function to print the prime numbers between 1 and 100. <text:s/>Notice that loops that are implemented with <text:span text:style-name="T6">ForEach()</text:span> <text:span text:style-name="T6">often require less typing</text:span> than their <text:span text:style-name="T6">While()</text:span> based equivalents:</text:p>
      <text:p text:style-name="P25"/>
      <text:p text:style-name="P36">%mathpiper</text:p>
      <text:p text:style-name="P25"/>
      <text:p text:style-name="P37">/*</text:p>
      <text:p text:style-name="P37"><text:s text:c="2"/>This program prints the prime integers between 1 and 100 using</text:p>
      <text:p text:style-name="P37"><text:s text:c="2"/>a ForEach() function instead of a While() function. <text:s/>Notice that</text:p>
      <text:p text:style-name="P37"><text:s text:c="2"/>the ForEach() version requires less typing than the While()</text:p>
      <text:p text:style-name="P37"><text:s text:c="2"/>version.</text:p>
      <text:p text:style-name="P37">*/</text:p>
      <text:p text:style-name="P25"/>
      <text:p text:style-name="P24"><text:span text:style-name="T13">ForEach</text:span><text:span text:style-name="T5">(</text:span>x, <text:span text:style-name="T8">1</text:span> .. <text:span text:style-name="T8">100</text:span><text:span text:style-name="T5">)</text:span></text:p>
      <text:p text:style-name="P24">[</text:p>
      <text:p text:style-name="P24"><text:s text:c="4"/><text:span text:style-name="T29">If</text:span><text:span text:style-name="T5">(</text:span><text:span text:style-name="T13">IsPrime</text:span><text:span text:style-name="T5">(</text:span>x<text:span text:style-name="T5">)</text:span>, <text:span text:style-name="T29">Write</text:span><text:span text:style-name="T5">(</text:span>x,,<text:span text:style-name="T5">)</text:span> <text:span text:style-name="T5">)</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oft-page-break/><text:s text:c="6"/><text:span text:style-name="T25">Side Effects:</text:span></text:p>
      <text:p text:style-name="P24"><text:s text:c="6"/>2,3,5,7,11,13,17,19,23,29,31,37,41,43,47,53,59,61,67,71,</text:p>
      <text:p text:style-name="P24"><text:s text:c="6"/>73,79,83,89,97,</text:p>
      <text:p text:style-name="P40">. <text:s text:c="2"/><text:span text:style-name="T18">%/output</text:span></text:p>
      <text:h text:style-name="Heading_20_3" text:outline-level="3">Using ForEach() And The Range Operator To Place The Prime Numbers Between 1 And 50 Into A List</text:h>
      <text:p text:style-name="Text_20_body">A ForEach() function can also be used to place values in a list, just the the While() function can:</text:p>
      <text:p text:style-name="P25"/>
      <text:p text:style-name="P36">%mathpiper</text:p>
      <text:p text:style-name="P25"/>
      <text:p text:style-name="P37">/*</text:p>
      <text:p text:style-name="P37"><text:s text:c="2"/>Place the prime numbers between 1 and 50 into </text:p>
      <text:p text:style-name="P37"><text:s text:c="2"/>a list using a ForEach() function.</text:p>
      <text:p text:style-name="P37">*/</text:p>
      <text:p text:style-name="P25"/>
      <text:p text:style-name="P37">//Create a new list.</text:p>
      <text:p text:style-name="P24">primes <text:span text:style-name="T5">:=</text:span> <text:span text:style-name="T5">{}</text:span>;</text:p>
      <text:p text:style-name="P25"/>
      <text:p text:style-name="P24"><text:span text:style-name="T13">ForEach</text:span><text:span text:style-name="T5">(</text:span>number, <text:span text:style-name="T8">1</text:span> .. <text:span text:style-name="T8">50</text:span><text:span text:style-name="T5">)</text:span></text:p>
      <text:p text:style-name="P24">[</text:p>
      <text:p text:style-name="P24"><text:s text:c="4"/><text:span text:style-name="T22">/*</text:span></text:p>
      <text:p text:style-name="P37"><text:s text:c="6"/>If number is prime, append it to the end of the list and </text:p>
      <text:p text:style-name="P37"><text:s text:c="6"/>then assign the new list that is created to the variable </text:p>
      <text:p text:style-name="P37"><text:s text:c="6"/>'primes'.</text:p>
      <text:p text:style-name="P37"><text:s text:c="4"/>*/</text:p>
      <text:p text:style-name="P24"><text:s text:c="4"/><text:span text:style-name="T29">If</text:span><text:span text:style-name="T5">(</text:span><text:span text:style-name="T13">IsPrime</text:span><text:span text:style-name="T5">(</text:span>number<text:span text:style-name="T5">)</text:span>, primes <text:span text:style-name="T5">:=</text:span> <text:span text:style-name="T13">Append</text:span><text:span text:style-name="T5">(</text:span>primes, number <text:span text:style-name="T5">)</text:span> <text:span text:style-name="T5">)</text:span>;</text:p>
      <text:p text:style-name="P24">];</text:p>
      <text:p text:style-name="P25"/>
      <text:p text:style-name="P37">//Print information about the primes that were found.</text:p>
      <text:p text:style-name="P24"><text:span text:style-name="T13">Echo</text:span><text:span text:style-name="T5">(</text:span><text:span text:style-name="T15">"Primes "</text:span>, primes<text:span text:style-name="T5">)</text:span>;</text:p>
      <text:p text:style-name="P24"><text:span text:style-name="T13">Echo</text:span><text:span text:style-name="T5">(</text:span><text:span text:style-name="T15">"The number of primes in the list = "</text:span>, <text:span text:style-name="T29">Length</text:span><text:span text:style-name="T5">(</text:span>primes<text:span text:style-name="T5">)</text:span> <text:span text:style-name="T5">)</text:span>;</text:p>
      <text:p text:style-name="P24"><text:span text:style-name="T13">Echo</text:span><text:span text:style-name="T5">(</text:span><text:span text:style-name="T15">"The first number in the list = "</text:span>, primes[<text:span text:style-name="T8">1</text:span>] <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Primes {2,3,5,7,11,13,17,19,23,29,31,37,41,43,47} </text:p>
      <text:p text:style-name="P24"><text:s text:c="6"/>The number of primes in the list = 15 </text:p>
      <text:p text:style-name="P24"><text:s text:c="6"/>The first number in the list = 2</text:p>
      <text:p text:style-name="P40">. <text:s text:c="2"/><text:span text:style-name="T18">%/output</text:span></text:p>
      <text:p text:style-name="Text_20_body"><text:soft-page-break/>As can be seen from the above examples, the <text:span text:style-name="T6">ForEach()</text:span> function and the <text:span text:style-name="T6">range operator</text:span> can do a significant amount of work with very little typing. <text:s/>You will discover in the next section that MathPiper has functions which are even more powerful than these two.</text:p>
      <text:h text:style-name="Heading_20_3" text:outline-level="3">Exercises</text:h>
      <text:h text:style-name="Heading_20_3" text:outline-level="3">Exercise 1</text:h>
      <text:p text:style-name="Preformatted_20_Text">Create a program that uses a <text:span text:style-name="T6">ForEach()</text:span> function and an <text:span text:style-name="T6">IsOdd()</text:span>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text:span text:style-name="T6">ForEach()</text:span> function and an <text:span text:style-name="T6">IsNegativeNumber()</text:span>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3</text:h>
      <text:p text:style-name="Preformatted_20_Text">Create a program that uses a <text:span text:style-name="T6">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3" text:outline-level="3">Exercise 4</text:h>
      <text:p text:style-name="Preformatted_20_Text">Create a program that uses a <text:span text:style-name="T6">while loop</text:span> to make a list that contains <text:span text:style-name="T6">1000</text:span> <text:span text:style-name="T6">random integers</text:span> between <text:span text:style-name="T6">1</text:span> and <text:span text:style-name="T6">100</text:span> inclusive. <text:s/>Then, use a <text:span text:style-name="T6">ForEach()</text:span> function to determine how many integers in the list are <text:span text:style-name="T6">prime</text:span> and use an <text:span text:style-name="T6">Echo()</text:span> function to print this total.</text:p>
      <text:h text:style-name="Heading_20_1" text:outline-level="1"><text:bookmark-start text:name="DDE_LINK39"/>Functions &amp; Operators Which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Which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39">TableForm(list)</text:p>
          </table:table-cell>
        </table:table-row>
      </table:table>
      <text:p text:style-name="Preformatted_20_Text"/>
      <text:p text:style-name="Text_20_body">The <text:span text:style-name="T6">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10">2,4,6,8,10,12,14,16,18,20}</text:span></text:p>
      <text:p text:style-name="P21">Result&gt; {2,4,6,8,10,12,14,16,18,20}</text:p>
      <text:p text:style-name="Preformatted_20_Text"/>
      <text:p text:style-name="Preformatted_20_Text">In&gt; TableForm(testList)</text:p>
      <text:p text:style-name="P21">Result&gt; True</text:p>
      <text:p text:style-name="P29">Side Effects&gt;</text:p>
      <text:p text:style-name="P29">2</text:p>
      <text:p text:style-name="P29">4</text:p>
      <text:p text:style-name="P29">6</text:p>
      <text:p text:style-name="P29">8</text:p>
      <text:p text:style-name="P29">10</text:p>
      <text:p text:style-name="P29">12</text:p>
      <text:p text:style-name="P29">14</text:p>
      <text:p text:style-name="P29">16</text:p>
      <text:p text:style-name="P29">18</text:p>
      <text:p text:style-name="P29">20</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39">Contains(list, expression)</text:p>
          </table:table-cell>
        </table:table-row>
      </table:table>
      <text:p text:style-name="Standard"><text:soft-page-break/></text:p>
      <text:p text:style-name="Text_20_body">The following code shows Contains() being used to locate a number in a list:</text:p>
      <text:p text:style-name="Preformatted_20_Text"/>
      <text:p text:style-name="Preformatted_20_Text">In&gt; Contains({50,51,52,53,54,55,56,57,58,59}, <text:span text:style-name="T7">53</text:span>)</text:p>
      <text:p text:style-name="P21">Result&gt; True</text:p>
      <text:p text:style-name="Preformatted_20_Text"/>
      <text:p text:style-name="Preformatted_20_Text">In&gt; Contains({50,51,52,53,54,55,56,57,58,59}, 75)</text:p>
      <text:p text:style-name="P21">Result&gt; False</text:p>
      <text:p text:style-name="Preformatted_20_Text"/>
      <text:p text:style-name="Text_20_body">The <text:span text:style-name="T6">Not()</text:span> function can also be used with predicate functions like Contains() to change their results to the opposite truth value:</text:p>
      <text:p text:style-name="Preformatted_20_Text"/>
      <text:p text:style-name="Preformatted_20_Text">In&gt; Not Contains({50,51,52,53,54,55,56,57,58,59}, 75)</text:p>
      <text:p text:style-name="P21">Result&gt; True</text:p>
      <text:h text:style-name="Heading_20_3" text:outline-level="3">Find()</text:h>
      <table:table table:name="Table11" table:style-name="Table11">
        <table:table-column table:style-name="Table11.A"/>
        <table:table-row>
          <table:table-cell table:style-name="Table11.A1" office:value-type="string">
            <text:p text:style-name="P39">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text:span text:style-name="T6">position of its first occurrence</text:span> is returned and if it is not found, <text:span text:style-name="T6">-1</text:span> is returned:</text:p>
      <text:p text:style-name="Preformatted_20_Text"/>
      <text:p text:style-name="Preformatted_20_Text">In&gt; <text:bookmark-start text:name="DDE_LINK16"/>Find({23, 15, 67, 98, 64}, 15)<text:bookmark-end text:name="DDE_LINK16"/></text:p>
      <text:p text:style-name="P21">Result&gt; 2</text:p>
      <text:p text:style-name="P24"/>
      <text:p text:style-name="P24">In&gt; Find({23, 15, 67, 98, 64}, 8)</text:p>
      <text:p text:style-name="P21">Result&gt; -1</text:p>
      <text:h text:style-name="Heading_20_3" text:outline-level="3">Count()</text:h>
      <table:table table:name="Table12" table:style-name="Table12">
        <table:table-column table:style-name="Table12.A"/>
        <table:table-row>
          <table:table-cell table:style-name="Table12.A1" office:value-type="string">
            <text:p text:style-name="P39">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1">Result&gt; {a,b,b,c,c,c,d,d,d,d,e,e,e,e,e}</text:p>
      <text:p text:style-name="Preformatted_20_Text"/>
      <text:p text:style-name="Preformatted_20_Text">In&gt; Count(testList, c)</text:p>
      <text:p text:style-name="P21">Result&gt; 3</text:p>
      <text:p text:style-name="Preformatted_20_Text"/>
      <text:p text:style-name="Preformatted_20_Text">In&gt; Count(testList, e)</text:p>
      <text:p text:style-name="P21">Result&gt; 5</text:p>
      <text:p text:style-name="P21"/>
      <text:p text:style-name="P24">In&gt; Count(testList, z)</text:p>
      <text:p text:style-name="P21"><text:soft-page-break/>Result&gt; 0</text:p>
      <text:h text:style-name="Heading_20_3" text:outline-level="3">Select()</text:h>
      <table:table table:name="Table13" table:style-name="Table13">
        <table:table-column table:style-name="Table13.A"/>
        <table:table-row>
          <table:table-cell table:style-name="Table13.A1" office:value-type="string">
            <text:p text:style-name="P39">Select(predicate function, list)</text:p>
          </table:table-cell>
        </table:table-row>
      </table:table>
      <text:p text:style-name="Text_20_body"/>
      <text:p text:style-name="Text_20_body"><text:span text:style-name="T6">Select()</text:span> returns a list that contains all the expressions in a list which make a given predicate function return <text:span text:style-name="T6">True</text:span>:</text:p>
      <text:p text:style-name="Preformatted_20_Text"/>
      <text:p text:style-name="Preformatted_20_Text">In&gt; Select("IsPositiveInteger",{46,87,59,-27,11,86,-21,-58,-86,-52})</text:p>
      <text:p text:style-name="P21">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1">Result&gt; {33,99,67,65}</text:p>
      <text:p text:style-name="Preformatted_20_Text"/>
      <text:p text:style-name="Preformatted_20_Text">In&gt; Select("IsEven", {16,14,82,92,33,74,99,67,65,52})</text:p>
      <text:p text:style-name="P21">Result&gt; {16,14,82,92,74,52}</text:p>
      <text:p text:style-name="Preformatted_20_Text"/>
      <text:p text:style-name="Preformatted_20_Text">In&gt; Select("IsPrime", 1 .. 75)</text:p>
      <text:p text:style-name="P21">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39">Nth(list, index)</text:p>
          </table:table-cell>
        </table:table-row>
      </table:table>
      <text:p text:style-name="Text_20_body"/>
      <text:p text:style-name="Text_20_body">The <text:span text:style-name="T6">Nth()</text:span> function simply returns the expression which is at a given position in a list. <text:s/>This example shows the <text:span text:style-name="T6">third</text:span> expression in a list being obtained:</text:p>
      <text:p text:style-name="Preformatted_20_Text"/>
      <text:p text:style-name="Preformatted_20_Text">In&gt; testList := {a,b,c,d,e,f,g}</text:p>
      <text:p text:style-name="P21">Result&gt; {a,b,c,d,e,f,g}</text:p>
      <text:p text:style-name="Preformatted_20_Text"/>
      <text:p text:style-name="Preformatted_20_Text">In&gt; Nth(testList, 3)</text:p>
      <text:p text:style-name="P21">Result&gt; c</text:p>
      <text:p text:style-name="Preformatted_20_Text"/>
      <text:p text:style-name="Text_20_body"><text:soft-page-break/>As discussed earlier, the <text:span text:style-name="T6">[]</text:span> operator can also be used to obtain a single expression from a list:</text:p>
      <text:p text:style-name="Preformatted_20_Text"/>
      <text:p text:style-name="Preformatted_20_Text">In&gt; testList[3]</text:p>
      <text:p text:style-name="P21">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1">Result&gt; c</text:p>
      <text:h text:style-name="Heading_20_3" text:outline-level="3">The : Prepend Operator</text:h>
      <table:table table:name="Table28" table:style-name="Table28">
        <table:table-column table:style-name="Table28.A"/>
        <table:table-row>
          <table:table-cell table:style-name="Table28.A1" office:value-type="string">
            <text:p text:style-name="P39">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1">Result&gt; {b,c,d}</text:p>
      <text:p text:style-name="Preformatted_20_Text"/>
      <text:p text:style-name="Preformatted_20_Text">In&gt; testList := a:testList</text:p>
      <text:p text:style-name="P21">Result&gt; {a,b,c,d}</text:p>
      <text:h text:style-name="Heading_20_3" text:outline-level="3">Concat()</text:h>
      <table:table table:name="Table27" table:style-name="Table27">
        <table:table-column table:style-name="Table27.A"/>
        <table:table-row table:style-name="Table27.1">
          <table:table-cell table:style-name="Table27.A1" office:value-type="string">
            <text:p text:style-name="P39">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Concat({a,b,c}, {1,2,3}, {x,y,z})</text:p>
      <text:p text:style-name="P21">Result&gt; {a,b,c,1,2,3,x,y,z}</text:p>
      <text:h text:style-name="Heading_20_3" text:outline-level="3">Insert(), Delete(), &amp; Replace()</text:h>
      <table:table table:name="Table17" table:style-name="Table17">
        <table:table-column table:style-name="Table17.A"/>
        <table:table-row>
          <table:table-cell table:style-name="Table17.A1" office:value-type="string">
            <text:p text:style-name="P39">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39">Delete(list, index)</text:p>
          </table:table-cell>
        </table:table-row>
      </table:table>
      <text:p text:style-name="Text_20_body"/>
      <table:table table:name="Table23" table:style-name="Table23">
        <table:table-column table:style-name="Table23.A"/>
        <text:soft-page-break/>
        <table:table-row>
          <table:table-cell table:style-name="Table23.A1" office:value-type="string">
            <text:p text:style-name="P39">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1">Result&gt; {a,b,c,d,e,f,g}</text:p>
      <text:p text:style-name="Preformatted_20_Text"/>
      <text:p text:style-name="Preformatted_20_Text">In&gt; testList := Insert(testList, 4, 123)</text:p>
      <text:p text:style-name="P21">Result&gt; {a,b,c,123,d,e,f,g}</text:p>
      <text:p text:style-name="Preformatted_20_Text"/>
      <text:p text:style-name="Preformatted_20_Text">In&gt; testList := Delete(testList, 4)</text:p>
      <text:p text:style-name="P21">Result&gt; {a,b,c,d,e,f,g}</text:p>
      <text:p text:style-name="Preformatted_20_Text"/>
      <text:p text:style-name="Preformatted_20_Text">In&gt; testList := Replace(testList, 4, xxx)</text:p>
      <text:p text:style-name="P21">Result&gt; {a,b,c,xxx,e,f,g}</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39">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1">Result&gt; {a,b,c,d,e,f,g}</text:p>
      <text:p text:style-name="Preformatted_20_Text"/>
      <text:p text:style-name="Preformatted_20_Text">In&gt; Take(testList, 3)</text:p>
      <text:p text:style-name="P21">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1">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text:soft-page-break/>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1">Result&gt; {c,d,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39">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1">Result&gt; {a,b,c,d,e,f,g}</text:p>
      <text:p text:style-name="Preformatted_20_Text"/>
      <text:p text:style-name="P24">In&gt; Drop(testList, 3)</text:p>
      <text:p text:style-name="P21">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4">In&gt; Drop(testList, -3)</text:p>
      <text:p text:style-name="P21">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4">In&gt; Drop(testList, {3,5})</text:p>
      <text:p text:style-name="P21">Result&gt; {a,b,f,g}</text:p>
      <text:h text:style-name="Heading_20_3" text:outline-level="3">FillList()</text:h>
      <table:table table:name="Table21" table:style-name="Table21">
        <table:table-column table:style-name="Table21.A"/>
        <table:table-row>
          <table:table-cell table:style-name="Table21.A1" office:value-type="string">
            <text:p text:style-name="P39">FillList(expression, length)</text:p>
          </table:table-cell>
        </table:table-row>
      </table:table>
      <text:p text:style-name="Text_20_body"/>
      <text:p text:style-name="Text_20_body"><text:soft-page-break/>The FillList() function simply creates a list which is of size "length" and fills it with "length" copies of the given expression:</text:p>
      <text:p text:style-name="Preformatted_20_Text"/>
      <text:p text:style-name="Preformatted_20_Text">In&gt; FillList(a, 5)</text:p>
      <text:p text:style-name="P21">Result&gt; {a,a,a,a,a}</text:p>
      <text:p text:style-name="Preformatted_20_Text"/>
      <text:p text:style-name="Preformatted_20_Text">In&gt; FillList(42,8)</text:p>
      <text:p text:style-name="P21">Result&g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39">RemoveDuplicates(list)</text:p>
          </table:table-cell>
        </table:table-row>
      </table:table>
      <text:p text:style-name="Text_20_body"/>
      <text:p text:style-name="Text_20_body"><text:span text:style-name="T6">RemoveDuplicates()</text:span> removes any duplicate expressions that are contained in a list:</text:p>
      <text:p text:style-name="Preformatted_20_Text"/>
      <text:p text:style-name="Preformatted_20_Text">In&gt; testList := {a,a,b,c,c,b,b,a,b,c,c}</text:p>
      <text:p text:style-name="P21">Result&gt; {a,a,b,c,c,b,b,a,b,c,c}</text:p>
      <text:p text:style-name="Preformatted_20_Text"/>
      <text:p text:style-name="Preformatted_20_Text">In&gt; RemoveDuplicates(testList)</text:p>
      <text:p text:style-name="P21">Result&gt; {a,b,c}</text:p>
      <text:h text:style-name="Heading_20_3" text:outline-level="3">Reverse()</text:h>
      <table:table table:name="Table24" table:style-name="Table24">
        <table:table-column table:style-name="Table24.A"/>
        <table:table-row>
          <table:table-cell table:style-name="Table24.A1" office:value-type="string">
            <text:p text:style-name="P39">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1">Result&gt; {a,b,c,d,e,f,g,h}</text:p>
      <text:p text:style-name="Preformatted_20_Text"/>
      <text:p text:style-name="Preformatted_20_Text">In&gt; Reverse(testList)</text:p>
      <text:p text:style-name="P21">Result&gt; {h,g,f,e,d,c,b,a}</text:p>
      <text:h text:style-name="Heading_20_3" text:outline-level="3">Partition()</text:h>
      <table:table table:name="Table26" table:style-name="Table26">
        <table:table-column table:style-name="Table26.A"/>
        <table:table-row>
          <table:table-cell table:style-name="Table26.A1" office:value-type="string">
            <text:p text:style-name="P39">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xt:bookmark-start text:name="DDE_LINK38"/>testList := {a,b,c,d,e,f,g,h}<text:bookmark-end text:name="DDE_LINK38"/></text:p>
      <text:p text:style-name="P21">Result&gt; {a,b,c,d,e,f,g,h}</text:p>
      <text:p text:style-name="Preformatted_20_Text"><text:soft-page-break/></text:p>
      <text:p text:style-name="Preformatted_20_Text">In&gt; Partition(testList, 2)</text:p>
      <text:p text:style-name="P21">Result&gt; {{a,b},{c,d},{e,f},{g,h}}</text:p>
      <text:p text:style-name="Preformatted_20_Text"/>
      <text:p text:style-name="Text_20_body">If the partition_size does not divide the length of the list <text:span text:style-name="T6">evenly</text:span>, the remaining elements are discarded:</text:p>
      <text:p text:style-name="Preformatted_20_Text"/>
      <text:p text:style-name="Preformatted_20_Text"><text:bookmark-start text:name="DDE_LINK36"/>In&gt; Partition(testList, 3)</text:p>
      <text:p text:style-name="P21">Result&gt; {{h,b,c},{d,e,f}}</text:p>
      <text:p text:style-name="Preformatted_20_Text"/>
      <text:p text:style-name="Text_20_body">The number of elements that Partition() will discard can be calculated by dividing the length of a list by the partition size and obtaining the <text:span text:style-name="T6">remainder</text:span>:</text:p>
      <text:p text:style-name="Preformatted_20_Text"/>
      <text:p text:style-name="P24"><text:bookmark-end text:name="DDE_LINK36"/>In&gt; Length(testList) % 3</text:p>
      <text:p text:style-name="P21">Result&gt; 2</text:p>
      <text:p text:style-name="Preformatted_20_Text"/>
      <text:p text:style-name="P53">Remember that <text:span text:style-name="T6">%</text:span> is the remainder operator. <text:s/>It divides two integers and returns their remainder.</text:p>
      <text:h text:style-name="Heading_20_3" text:outline-level="3">Table() </text:h>
      <table:table table:name="Table38" table:style-name="Table38">
        <table:table-column table:style-name="Table38.A"/>
        <table:table-row>
          <table:table-cell table:style-name="Table38.A1" office:value-type="string">
            <text:p text:style-name="P39">Table(expression, variable, begin_value, end_value, step_amount)</text:p>
          </table:table-cell>
        </table:table-row>
      </table:table>
      <text:p text:style-name="Preformatted_20_Text"/>
      <text:p text:style-name="Text_20_body">The Table() function creates a list of values by doing the following:</text:p>
      <text:p text:style-name="P69">1) <text:s/>Generating a sequence of values between a "begin_value" and an "end_value" with each value being incremented by the "step_amount".</text:p>
      <text:p text:style-name="P69">2) <text:s/>Placing each value in the sequence into the specified "variable", one value at a time.</text:p>
      <text:p text:style-name="P69">3) <text:s/>Evaluating the defined "expression" (which contains the defined "variable") for each value, one at a time.</text:p>
      <text:p text:style-name="P69">4) <text:s/>Placing the result of each "expression" evaluation into the result list.</text:p>
      <text:p text:style-name="P69"/>
      <text:p text:style-name="Text_20_body">This example generates a list which contains the integers 1 through 10:</text:p>
      <text:p text:style-name="Preformatted_20_Text"/>
      <text:p text:style-name="Preformatted_20_Text">In&gt; Table(x, x, 1, 10, 1)</text:p>
      <text:p text:style-name="P21">Result&gt; {1,2,3,4,5,6,7,8,9,10}</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text:soft-page-break/></text:p>
      <text:p text:style-name="Preformatted_20_Text">In&gt; <text:bookmark-start text:name="DDE_LINK40"/>Table(x*2, x, 1, 10, 1)<text:bookmark-end text:name="DDE_LINK40"/></text:p>
      <text:p text:style-name="P21">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1">Result&gt; {0,0.1,0.2,0.3,0.4,0.5,0.6,0.7,0.8,0.9,1}</text:p>
      <text:h text:style-name="Heading_20_3" text:outline-level="3">HeapSort()</text:h>
      <table:table table:name="Table37" table:style-name="Table37">
        <table:table-column table:style-name="Table37.A"/>
        <table:table-row>
          <table:table-cell table:style-name="Table37.A1" office:value-type="string">
            <text:p text:style-name="Preformatted_20_Text">HeapSort(list, compare)</text:p>
          </table:table-cell>
        </table:table-row>
      </table:table>
      <text:p text:style-name="Preformatted_20_Text"/>
      <text:p text:style-name="Text_20_body"><text:span text:style-name="T6">HeapSort()</text:span> sorts the elements of <text:span text:style-name="T6">list</text:span> into the order indicated by <text:span text:style-name="T6">compare</text:span> with compare typically being the <text:span text:style-name="T6">less than</text:span> operator "<text:span text:style-name="T6">&lt;</text:span>" or the <text:span text:style-name="T6">greater than</text:span> operator "<text:span text:style-name="T6">&gt;</text:span>":</text:p>
      <text:p text:style-name="Preformatted_20_Text"/>
      <text:p text:style-name="Preformatted_20_Text">In&gt; HeapSort({4,7,23,53,-2,1}, "&lt;");</text:p>
      <text:p text:style-name="P21">Result: {-2,1,4,7,23,53}</text:p>
      <text:p text:style-name="Preformatted_20_Text"/>
      <text:p text:style-name="Preformatted_20_Text">In&gt; HeapSort({4,7,23,53,-2,1}, "&gt;");</text:p>
      <text:p text:style-name="P21">Result: {53,23,7,4,1,-2}</text:p>
      <text:p text:style-name="Preformatted_20_Text"/>
      <text:p text:style-name="Preformatted_20_Text">In&gt; HeapSort({1/2,3/5,7/8,5/16,3/32}, "&lt;")</text:p>
      <text:p text:style-name="P21">Result: {3/32,5/16,1/2,3/5,7/8}</text:p>
      <text:p text:style-name="Preformatted_20_Text"/>
      <text:p text:style-name="Preformatted_20_Text">In&gt; HeapSort({.5,3/5,.76,5/16,3/32}, "&lt;")</text:p>
      <text:p text:style-name="P21">Result: {3/32,5/16,.5,3/5,.76}</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39">RandomIntegerVector(length, lowest_possible, highest_possible)</text:p>
          </table:table-cell>
        </table:table-row>
      </table:table>
      <text:p text:style-name="Preformatted_20_Text"/>
      <text:p text:style-name="Text_20_body">A vector i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1"><text:soft-page-break/>Result&gt; {73,93,80,37,55,93,40,21,7,24}</text:p>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39">Max(list)</text:p>
          </table:table-cell>
        </table:table-row>
      </table:table>
      <text:p text:style-name="Preformatted_20_Text"/>
      <text:p text:style-name="P52">If two values are passed to Max(), it determines which one is larger:</text:p>
      <text:p text:style-name="Preformatted_20_Text"/>
      <text:p text:style-name="Preformatted_20_Text">In&gt; Max(10, 20)</text:p>
      <text:p text:style-name="P21">Result&gt; 20</text:p>
      <text:p text:style-name="Preformatted_20_Text"/>
      <text:p text:style-name="P52">If a list of values are passed to Max(), it finds the larg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ax(testList)</text:p>
      <text:p text:style-name="P21">Result&gt; 93</text:p>
      <text:p text:style-name="P24"/>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39">Min(list)</text:p>
          </table:table-cell>
        </table:table-row>
      </table:table>
      <text:p text:style-name="Preformatted_20_Text"/>
      <text:p text:style-name="P52">If two values are passed to Min(), it determines which one is smaller:</text:p>
      <text:p text:style-name="Preformatted_20_Text"/>
      <text:p text:style-name="Preformatted_20_Text">In&gt; Min(10, 20)</text:p>
      <text:p text:style-name="P21">Result&gt; 10</text:p>
      <text:p text:style-name="Preformatted_20_Text"/>
      <text:p text:style-name="P52">If a list of values are passed to Min(), it finds the small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in(testList)</text:p>
      <text:p text:style-name="P22">Result&gt; 7</text:p>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39">Mod(dividend, divisor)</text:p>
          </table:table-cell>
        </table:table-row>
      </table:table>
      <text:p text:style-name="Text_20_body"/>
      <text:p text:style-name="Text_20_body"><text:soft-page-break/><text:span text:style-name="T6">Div()</text:span> stands for "divide" and determines the whole number of times a divisor goes into a dividend:</text:p>
      <text:p text:style-name="Preformatted_20_Text"/>
      <text:p text:style-name="Preformatted_20_Text">In&gt; Div(7, 3)</text:p>
      <text:p text:style-name="P21">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1">Result&gt; 1</text:p>
      <text:p text:style-name="P21"/>
      <text:p text:style-name="Text_20_body">The remainder/modulo operator <text:span text:style-name="T6">%</text:span> can also be used to calculate a remainder:</text:p>
      <text:p text:style-name="Preformatted_20_Text"/>
      <text:p text:style-name="Preformatted_20_Text">In&gt; 7 % 2</text:p>
      <text:p text:style-name="P21">Result&gt; 1</text:p>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39">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52">If two integers are passed to Gcd(), it calculates their greatest common divisor:</text:p>
      <text:p text:style-name="P31"/>
      <text:p text:style-name="P31">In&gt; Gcd(21, 56)</text:p>
      <text:p text:style-name="P22">Result&gt; 7</text:p>
      <text:p text:style-name="P31"/>
      <text:p text:style-name="P52">If a list of integers are passed to Gcd(), it finds the greatest common divisor of all the integers in the list:</text:p>
      <text:p text:style-name="P31"/>
      <text:p text:style-name="P31">In&gt; Gcd({9, 66, 123})</text:p>
      <text:p text:style-name="P22">Result&g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39">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52">If two integers are passed to Lcm(), it calculates their least common multiple:</text:p>
      <text:p text:style-name="P31"><text:soft-page-break/></text:p>
      <text:p text:style-name="P26">In&gt; Lcm(14, 8)</text:p>
      <text:p text:style-name="P22">Result&gt; 56</text:p>
      <text:p text:style-name="P31"/>
      <text:p text:style-name="P52">If a list of integers are passed to Lcm(), it finds the least common multiple of all the integers in the list:</text:p>
      <text:p text:style-name="P31"/>
      <text:p text:style-name="P26">In&gt; Lcm({3,7,9,11})</text:p>
      <text:p text:style-name="P22">Result&gt; 693</text:p>
      <text:h text:style-name="Heading_20_3" text:outline-level="3">Sum()</text:h>
      <table:table table:name="Table35" table:style-name="Table35">
        <table:table-column table:style-name="Table35.A"/>
        <table:table-row>
          <table:table-cell table:style-name="Table35.A1" office:value-type="string">
            <text:p text:style-name="P39">Sum(list)</text:p>
          </table:table-cell>
        </table:table-row>
      </table:table>
      <text:p text:style-name="P32"/>
      <text:p text:style-name="Text_20_body"><text:span text:style-name="T6">Sum()</text:span> can find the sum of a list that is passed to it:</text:p>
      <text:p text:style-name="Text_20_body">In&gt; testList := RandomIntegerVector(10,1,99)</text:p>
      <text:p text:style-name="P21">Result&gt; {73,93,80,37,55,93,40,21,7,24}</text:p>
      <text:p text:style-name="Preformatted_20_Text"/>
      <text:p text:style-name="Preformatted_20_Text">In&gt; Sum(testList)</text:p>
      <text:p text:style-name="P21">Result&gt; 523</text:p>
      <text:p text:style-name="P21"/>
      <text:p text:style-name="Preformatted_20_Text"/>
      <text:p text:style-name="Preformatted_20_Text">In&gt; testList := 1 .. 10</text:p>
      <text:p text:style-name="P21">Result&gt; {1,2,3,4,5,6,7,8,9,10}</text:p>
      <text:p text:style-name="Preformatted_20_Text"/>
      <text:p text:style-name="Preformatted_20_Text">In&gt; Sum(testList)</text:p>
      <text:p text:style-name="P21">Result&gt; 55</text:p>
      <text:h text:style-name="Heading_20_3" text:outline-level="3">Product()</text:h>
      <table:table table:name="Table36" table:style-name="Table36">
        <table:table-column table:style-name="Table36.A"/>
        <table:table-row>
          <table:table-cell table:style-name="Table36.A1" office:value-type="string">
            <text:p text:style-name="P39">Product(list)</text:p>
          </table:table-cell>
        </table:table-row>
      </table:table>
      <text:p text:style-name="Preformatted_20_Text"/>
      <text:p text:style-name="Text_20_body">This function has two calling formats, only one of which is discussed here. <text:s/>Product<text:span text:style-name="T6">(list)</text:span> multiplies all the expressions in a list together and returns their product:</text:p>
      <text:p text:style-name="Preformatted_20_Text"/>
      <text:p text:style-name="Preformatted_20_Text">In&gt; Product({1,2,3})</text:p>
      <text:p text:style-name="P21">Result&gt; 6</text:p>
      <text:h text:style-name="Heading_20_2" text:outline-level="2">Exercises</text:h>
      <text:h text:style-name="Heading_20_3" text:outline-level="3">Exercise 1</text:h>
      <text:p text:style-name="Preformatted_20_Text">Create a program that uses <text:span text:style-name="T6">RandomIntegerVector()</text:span> to create a 100 member <text:soft-page-break/>list that contains random integers between 1 and 5 inclusive. <text:s/>Use <text:span text:style-name="T6">Count()</text:span> to determine how many of each digit 1-5 are in the list and then print this information. <text:s/>Hint: you can use the HeapSort() function to sort the generated list to make it easier to check if your program is counting correctly.</text:p>
      <text:h text:style-name="Heading_20_3" text:outline-level="3">Exercise 2</text:h>
      <text:p text:style-name="Preformatted_20_Text">Create a program that uses <text:span text:style-name="T6">RandomIntegerVector()</text:span> to create a 100 member list that contains random integers between 1 and 50 inclusive and use <text:span text:style-name="T6">Contains()</text:span> to determine if the number 25 is in the list. <text:s/>Print "25 was in the list." if 25 was found in the list and "25 was not in the list." if it wasn't found.</text:p>
      <text:h text:style-name="Heading_20_3" text:outline-level="3">Exercise 3</text:h>
      <text:p text:style-name="Preformatted_20_Text">Create a program that uses <text:span text:style-name="T6">RandomIntegerVector()</text:span> to create a 100 member list that contains random integers between 1 and 50 inclusive and use Find<text:span text:style-name="T6">()</text:span> to determine if the number 10 is in the list. <text:s/>Print the position of 10 if it was found in the list and "10 was not in the list." if it wasn't found.</text:p>
      <text:h text:style-name="Heading_20_3" text:outline-level="3">Exercise 4</text:h>
      <text:p text:style-name="Preformatted_20_Text">Create a program that uses <text:span text:style-name="T6">RandomIntegerVector()</text:span> to create a 100 member list that contains random integers between 0 and 3 inclusive.<text:span text:style-name="T6"> <text:s/></text:span><text:span text:style-name="T7">Use </text:span><text:span text:style-name="T6">Select()</text:span><text:span text:style-name="T7"> with the </text:span><text:span text:style-name="T6">IsNonZeroInteger()</text:span><text:span text:style-name="T7"> predicate function to obtain all of the nonzero integers in this list.</text:span></text:p>
      <text:h text:style-name="Heading_20_3" text:outline-level="3">Exercise 5</text:h>
      <text:p text:style-name="Preformatted_20_Text">Create a program that uses <text:span text:style-name="T6">Table()</text:span> to obtain a list which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6">inside</text:span> of another loop it is called a <text:span text:style-name="T6">nested loop </text:span><text:span text:style-name="T7">and this nesting can be extended to numerous levels if needed. <text:s/>This means that loop 1 can have loop 2 placed inside of it, loop 2 can have loop 3 placed inside of it, loop 3 can have loop 4 placed inside of it, and so on.</text:span></text:p>
      <text:p text:style-name="P52">Nesting loops allows the programmer to accomplish an enormous amount of work with very little typing. </text:p>
      <text:h text:style-name="P73" text:outline-level="2">Generate All The Combinations That Can Be Entered Into A Two Digit Wheel Lock Using Two Nested Loops</text:h>
      <text:p text:style-name="Text_20_body"><draw:frame draw:style-name="fr3" draw:name="graphics1" text:anchor-type="paragraph" svg:x="2.2028in" svg:y="0.0402in" svg:width="1.8819in" svg:height="2.8854in" draw:z-index="11"><draw:image xlink:href="Pictures/100000000000012C000001CC9095BB03.jpg" xlink:type="simple" xlink:show="embed" xlink:actuate="onLoad"/></draw:frame></text:p>
      <text:p text:style-name="Text_20_body"><text:span text:style-name="T7">The following program generates all the combinations that can be entered into a two digit wheel lock. <text:s/>It uses a nested loop to accomplish this with the "</text:span><text:span text:style-name="T6">inside</text:span><text:span text:style-name="T7">" nested loop being used to generate </text:span><text:span text:style-name="T6">one's place</text:span><text:span text:style-name="T7"> digits and the "</text:span><text:span text:style-name="T6">outside</text:span><text:span text:style-name="T7">" loop being used to generate </text:span><text:span text:style-name="T6">ten's place</text:span><text:span text:style-name="T7"> digits.</text:span></text:p>
      <text:p text:style-name="P27"/>
      <text:p text:style-name="P36">%mathpiper</text:p>
      <text:p text:style-name="P25"/>
      <text:p text:style-name="P37">/*</text:p>
      <text:p text:style-name="P37"><text:s text:c="2"/>Generate all the combinations can be entered into a two </text:p>
      <text:p text:style-name="P37"><text:s text:c="2"/>digit wheel lock.</text:p>
      <text:p text:style-name="P37">*/</text:p>
      <text:p text:style-name="P25"/>
      <text:p text:style-name="P24">combinations <text:span text:style-name="T5">:=</text:span> <text:span text:style-name="T5">{}</text:span>;</text:p>
      <text:p text:style-name="P25"/>
      <text:p text:style-name="P24"><text:soft-page-break/><text:span text:style-name="T13">ForEach</text:span><text:span text:style-name="T5">(</text:span>digit1, <text:span text:style-name="T8">0</text:span> .. <text:span text:style-name="T8">9</text:span><text:span text:style-name="T5">)</text:span> <text:span text:style-name="T22">//This loop is called the "outside" loop.</text:span></text:p>
      <text:p text:style-name="P24">[</text:p>
      <text:p text:style-name="P24"><text:s text:c="4"/><text:span text:style-name="T13">ForEach</text:span><text:span text:style-name="T5">(</text:span>digit2, <text:span text:style-name="T8">0</text:span> .. <text:span text:style-name="T8">9</text:span><text:span text:style-name="T5">)</text:span><text:span text:style-name="T22">//This loop is called the "inside" loop.</text:span></text:p>
      <text:p text:style-name="P24"><text:s text:c="4"/>[</text:p>
      <text:p text:style-name="P24"><text:s text:c="8"/>combinations <text:span text:style-name="T5">:=</text:span> <text:span text:style-name="T13">Append</text:span><text:span text:style-name="T5">(</text:span>combinations, <text:span text:style-name="T5">{</text:span>digit1, digit2<text:span text:style-name="T5">})</text:span>;</text:p>
      <text:p text:style-name="P24"><text:s text:c="4"/>];</text:p>
      <text:p text:style-name="P24">];</text:p>
      <text:p text:style-name="P25"/>
      <text:p text:style-name="P24"><text:span text:style-name="T13">Echo</text:span><text:span text:style-name="T5">(</text:span><text:span text:style-name="T13">TableForm</text:span><text:span text:style-name="T5">(</text:span>combinations<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0,0}</text:p>
      <text:p text:style-name="P24"><text:s text:c="6"/>{0,1}</text:p>
      <text:p text:style-name="P24"><text:s text:c="6"/>{0,2}</text:p>
      <text:p text:style-name="P24"><text:s text:c="6"/>{0,3}</text:p>
      <text:p text:style-name="P24"><text:s text:c="6"/>{0,4}</text:p>
      <text:p text:style-name="P24"><text:s text:c="6"/>{0,5}</text:p>
      <text:p text:style-name="P24"><text:s text:c="6"/>{0,6}</text:p>
      <text:p text:style-name="P24"><text:s text:c="8"/>.</text:p>
      <text:p text:style-name="P24"><text:s text:c="8"/>. <text:s/>//The middle of the list has not been shown.</text:p>
      <text:p text:style-name="P24"><text:s text:c="8"/>.</text:p>
      <text:p text:style-name="P24"><text:s text:c="6"/>{9,3}</text:p>
      <text:p text:style-name="P24"><text:s text:c="6"/>{9,4}</text:p>
      <text:p text:style-name="P24"><text:s text:c="6"/>{9,5}</text:p>
      <text:p text:style-name="P24"><text:s text:c="6"/>{9,6}</text:p>
      <text:p text:style-name="P24"><text:s text:c="6"/>{9,7}</text:p>
      <text:p text:style-name="P24"><text:s text:c="6"/>{9,8}</text:p>
      <text:p text:style-name="P24"><text:s text:c="6"/>{9,9}</text:p>
      <text:p text:style-name="P24"><text:s text:c="6"/>True</text:p>
      <text:p text:style-name="P40"><text:span text:style-name="T7">. <text:s text:c="2"/></text:span><text:span text:style-name="T19">%/output</text:span></text:p>
      <text:p text:style-name="Text_20_body">The relationship between the outside loop and the inside loop is interesting because each time the <text:span text:style-name="T6">outside loop cycles once</text:span>, the <text:span text:style-name="T6">inside loop cycles 10 times</text:span>. <text:s/>Study this program carefully because nested loops can be used to solve a wide range of problems and therefore understanding how they work is important.</text:p>
      <text:h text:style-name="Heading_20_2" text:outline-level="2">Exercises</text:h>
      <text:h text:style-name="Heading_20_3" text:outline-level="3">Exercise 1</text:h>
      <text:p text:style-name="Preformatted_20_Text">Create a program that will generate all of the combinations that can be entered into a three digit wheel lock. <text:s/>(Hint: a triple nested loop can be <text:soft-page-break/>used to accomplish this.)</text:p>
      <text:h text:style-name="Heading_20_1" text:outline-level="1">User Defined Functions</text:h>
      <text:p text:style-name="Text_20_body">In computer programming, a <text:span text:style-name="T6">function</text:span> is a named section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6">arguments</text:span> or <text:span text:style-name="T6">actual parameter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1">Result&gt; True</text:p>
      <text:p text:style-name="P21"/>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text:p>
      <text:p text:style-name="Text_20_body">Variables like num1 and num2 which are used in a function to accept values from calling code are called <text:span text:style-name="T6">formal parameters</text:span>. <text:s/><text:span text:style-name="T6">Formal parameter variables</text:span> are used inside a function to process the <text:span text:style-name="T6">values/actual parameters/arguments</text:span> that were placed into them by the calling code.</text:p>
      <text:p text:style-name="Text_20_body">The code on the <text:span text:style-name="T6">right side</text:span> of the <text:span text:style-name="T6">assignment operator</text:span> is <text:span text:style-name="T6">bound</text:span> to the function name "<text:span text:style-name="T6">addNums</text:span>" and it is executed each time <text:span text:style-name="T6">addNums()</text:span> is called. <text:s/>The following example shows the new <text:span text:style-name="T6">addNums()</text:span> function being called multiple times with different values being passed to it:</text:p>
      <text:p text:style-name="Preformatted_20_Text"/>
      <text:p text:style-name="Preformatted_20_Text">In&gt; addNums(2,3)</text:p>
      <text:p text:style-name="P21">Result&gt; 5</text:p>
      <text:p text:style-name="Preformatted_20_Text"/>
      <text:p text:style-name="Preformatted_20_Text">In&gt; addNums(4,5)</text:p>
      <text:p text:style-name="P21">Result&gt; 9</text:p>
      <text:p text:style-name="P21"/>
      <text:p text:style-name="Preformatted_20_Text">In&gt; addNums(9,1)</text:p>
      <text:p text:style-name="P21">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text:span text:style-name="T6">convention</text:span> in MathPiper for <text:span text:style-name="T9">user </text:span><text:soft-page-break/><text:span text:style-name="T9">defined function names to begin with a lower case letter to distinguish them from the functions that come with MathPiper</text:span><text:span text:style-name="T6">.</text:span></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5"/>
      <text:p text:style-name="P36">%mathpiper</text:p>
      <text:p text:style-name="P25"/>
      <text:p text:style-name="P24"><text:span text:style-name="T23">evenIntegers</text:span><text:span text:style-name="T5">(</text:span>endInteger<text:span text:style-name="T5">)</text:span> <text:span text:style-name="T5">:=</text:span></text:p>
      <text:p text:style-name="P24">[</text:p>
      <text:p text:style-name="P24"><text:s text:c="4"/>resultList <text:span text:style-name="T5">:=</text:span> <text:span text:style-name="T5">{}</text:span>;</text:p>
      <text:p text:style-name="P24"/>
      <text:p text:style-name="P24"><text:s text:c="4"/>x <text:span text:style-name="T5">:=</text:span> <text:span text:style-name="T8">2</text:span>;</text:p>
      <text:p text:style-name="P24"><text:s text:c="4"/></text:p>
      <text:p text:style-name="P24"><text:s text:c="4"/><text:span text:style-name="T13">While</text:span><text:span text:style-name="T5">(</text:span>x <text:span text:style-name="T5">&lt;=</text:span> endInteger<text:span text:style-name="T5">)</text:span></text:p>
      <text:p text:style-name="P24"><text:s text:c="4"/>[</text:p>
      <text:p text:style-name="P24"><text:s text:c="8"/>resultList <text:span text:style-name="T5">:=</text:span> <text:span text:style-name="T13">Append</text:span><text:span text:style-name="T5">(</text:span>resultList, x<text:span text:style-name="T5">)</text:span>;</text:p>
      <text:p text:style-name="P24"/>
      <text:p text:style-name="P24"><text:s text:c="8"/>x <text:span text:style-name="T5">:=</text:span> x <text:span text:style-name="T5">+</text:span> <text:span text:style-name="T8">2</text:span>;</text:p>
      <text:p text:style-name="P24"><text:s text:c="4"/>];</text:p>
      <text:p text:style-name="P24"><text:s text:c="4"/></text:p>
      <text:p text:style-name="P24"><text:s text:c="4"/><text:span text:style-name="T22">/*</text:span></text:p>
      <text:p text:style-name="P37"><text:tab/>The result of the last expression which is executed in a function </text:p>
      <text:p text:style-name="P37"><text:tab/>is the result that the function returns to the caller. <text:s/>In this case,</text:p>
      <text:p text:style-name="P37"><text:tab/>resultList is purposely being executed last so that its contents are</text:p>
      <text:p text:style-name="P37"><text:tab/>returned to the caller.</text:p>
      <text:p text:style-name="P37"><text:s text:c="4"/>*/</text:p>
      <text:p text:style-name="P24"><text:s text:c="4"/>resultList;</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41">. <text:s text:c="2"/><text:span text:style-name="T18">%/output</text:span></text:p>
      <text:p text:style-name="P24">In&gt; a := evenIntegers(10)</text:p>
      <text:p text:style-name="P21">Result&gt; {2,4,6,8,10}</text:p>
      <text:p text:style-name="P21"/>
      <text:p text:style-name="P24">In&gt; Length(a)</text:p>
      <text:p text:style-name="P21">Result&gt; 5</text:p>
      <text:p text:style-name="Preformatted_20_Text"/>
      <text:p text:style-name="Text_20_body">The function <text:span text:style-name="T6">evenIntegers()</text:span> returns a list which contains all the even integers from 2 up through the value that was passed into it. <text:s/>The fold was first executed in order to define the <text:span text:style-name="T6">evenIntegers()</text:span> function and make it ready for use. <text:s/>The <text:span text:style-name="T6">evenIntegers()</text:span> function was then called from the MathPiper console and 10 was passed to it. <text:s/></text:p>
      <text:p text:style-name="Text_20_body"><text:soft-page-break/>After the function was finished executing, it returned a list of even integers as a result and this result was assigned to the variable 'a'. <text:s/>We then passed the list that was assigned to 'a' to the <text:span text:style-name="T6">Length()</text:span> function in order to determine its size.</text:p>
      <text:p text:style-name="Text_20_body"/>
      <text:h text:style-name="Heading_20_2" text:outline-level="2">Global Variables, Local Variables, &amp; Local()</text:h>
      <text:p text:style-name="Text_20_body">The new <text:span text:style-name="T6">evenIntegers()</text:span> function seems to work well, but there is a problem. <text:s/>The variables '<text:span text:style-name="T6">x</text:span>' and <text:span text:style-name="T6">resultList</text:span> were defined inside the function as <text:span text:style-name="T6">global variables</text:span> which means they are accessible from anywhere, including from within other functions, within other folds (as shown here):</text:p>
      <text:p text:style-name="P25"/>
      <text:p text:style-name="P36">%mathpiper</text:p>
      <text:p text:style-name="P25"/>
      <text:p text:style-name="P24"><text:span text:style-name="T13">Echo</text:span><text:span text:style-name="T5">(</text:span>x, <text:span text:style-name="T15">","</text:span>, resultList<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2 ,{2,4,6,8,10}</text:p>
      <text:p text:style-name="P40">. <text:s text:c="2"/><text:span text:style-name="T18">%/output</text:span></text:p>
      <text:p text:style-name="Text_20_body">and from within the MathPiper console:</text:p>
      <text:p text:style-name="Text_20_body"/>
      <text:p text:style-name="Preformatted_20_Text">In&gt; x</text:p>
      <text:p text:style-name="P21">Result&gt; 12</text:p>
      <text:p text:style-name="Preformatted_20_Text"/>
      <text:p text:style-name="Preformatted_20_Text">In&gt; resultList</text:p>
      <text:p text:style-name="P21">Result&gt; {2,4,6,8,10}</text:p>
      <text:p text:style-name="Preformatted_20_Text"/>
      <text:p text:style-name="Text_20_body"><text:span text:style-name="T9">Using global variables inside of functions is usually not a good idea</text:span>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6">Local()</text:span> can be called inside of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text:span text:style-name="T6">evenIntegers()</text:span> function which uses <text:span text:style-name="T6">Local()</text:span> to make '<text:span text:style-name="T6">x</text:span><text:span text:style-name="T7">'</text:span> and <text:span text:style-name="T6">resultList</text:span> local variables:</text:p>
      <text:p text:style-name="P25"><text:soft-page-break/></text:p>
      <text:p text:style-name="P36">%mathpiper</text:p>
      <text:p text:style-name="P25"/>
      <text:p text:style-name="P37">/*</text:p>
      <text:p text:style-name="P37"><text:s/>This version of evenIntegers() uses Local() to make</text:p>
      <text:p text:style-name="P37"><text:s/>x and resultList local variables</text:p>
      <text:p text:style-name="P37">*/</text:p>
      <text:p text:style-name="P25"/>
      <text:p text:style-name="P24"><text:span text:style-name="T23">evenIntegers</text:span><text:span text:style-name="T5">(</text:span>endInteger<text:span text:style-name="T5">)</text:span> <text:span text:style-name="T5">:=</text:span></text:p>
      <text:p text:style-name="P24">[</text:p>
      <text:p text:style-name="P24"><text:s text:c="4"/><text:span text:style-name="T13">Local</text:span><text:span text:style-name="T5">(</text:span>x,resultList<text:span text:style-name="T5">)</text:span>;</text:p>
      <text:p text:style-name="P24"><text:s text:c="4"/></text:p>
      <text:p text:style-name="P24"><text:s text:c="4"/>resultList <text:span text:style-name="T5">:=</text:span> <text:span text:style-name="T5">{}</text:span>;</text:p>
      <text:p text:style-name="P24"/>
      <text:p text:style-name="P24"><text:s text:c="4"/>x <text:span text:style-name="T5">:=</text:span> <text:span text:style-name="T8">2</text:span>;</text:p>
      <text:p text:style-name="P24"><text:s text:c="4"/></text:p>
      <text:p text:style-name="P24"><text:s text:c="4"/><text:span text:style-name="T13">While</text:span><text:span text:style-name="T5">(</text:span>x <text:span text:style-name="T5">&lt;=</text:span> endInteger<text:span text:style-name="T5">)</text:span></text:p>
      <text:p text:style-name="P24"><text:s text:c="4"/>[</text:p>
      <text:p text:style-name="P24"><text:s text:c="8"/>resultList <text:span text:style-name="T5">:=</text:span> <text:span text:style-name="T13">Append</text:span><text:span text:style-name="T5">(</text:span>resultList, x<text:span text:style-name="T5">)</text:span>;</text:p>
      <text:p text:style-name="P24"/>
      <text:p text:style-name="P24"><text:s text:c="8"/>x <text:span text:style-name="T5">:=</text:span> x <text:span text:style-name="T5">+</text:span> <text:span text:style-name="T8">2</text:span>;</text:p>
      <text:p text:style-name="P24"><text:s text:c="4"/>];</text:p>
      <text:p text:style-name="P24"><text:s text:c="4"/></text:p>
      <text:p text:style-name="P24"><text:bookmark-start text:name="DDE_LINK45"/><text:s text:c="4"/><text:span text:style-name="T22">/*</text:span></text:p>
      <text:p text:style-name="P37"><text:tab/>The result of the last expression which is executed in a function </text:p>
      <text:p text:style-name="P37"><text:tab/>is the result that the function returns to the caller. <text:s/>In this case,</text:p>
      <text:p text:style-name="P37"><text:tab/>resultList is purposely being executed last so that its contents are</text:p>
      <text:p text:style-name="P37"><text:tab/>returned to the caller.</text:p>
      <text:p text:style-name="P37"><text:s text:c="4"/>*/<text:bookmark-end text:name="DDE_LINK45"/></text:p>
      <text:p text:style-name="P24"><text:s text:c="4"/>resultList;</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40">. <text:s text:c="2"/><text:span text:style-name="T18">%/output</text:span></text:p>
      <text:p text:style-name="P53">We can verify that '<text:span text:style-name="T6">x</text:span><text:span text:style-name="T7">'</text:span> and <text:span text:style-name="T6">resultList</text:span> are now local variables by first clearing them, calling <text:span text:style-name="T6">evenIntegers()</text:span>, and then seeing what '<text:span text:style-name="T6">x</text:span>' and <text:span text:style-name="T6">resultList</text:span> contain:</text:p>
      <text:p text:style-name="Preformatted_20_Text"/>
      <text:p text:style-name="Preformatted_20_Text">In&gt; Clear(x, resultList)</text:p>
      <text:p text:style-name="P21">Result&gt; True</text:p>
      <text:p text:style-name="Preformatted_20_Text"/>
      <text:p text:style-name="Preformatted_20_Text">In&gt; evenIntegers(10)</text:p>
      <text:p text:style-name="P21">Result&gt; {2,4,6,8,10}</text:p>
      <text:p text:style-name="Preformatted_20_Text"/>
      <text:p text:style-name="Preformatted_20_Text">In&gt; x</text:p>
      <text:p text:style-name="P21">Result&gt; x</text:p>
      <text:p text:style-name="Preformatted_20_Text"><text:soft-page-break/></text:p>
      <text:p text:style-name="Preformatted_20_Text">In&gt; resultList</text:p>
      <text:p text:style-name="P21">Result&gt; resultList</text:p>
      <text:h text:style-name="Heading_20_2" text:outline-level="2">Exercises</text:h>
      <text:h text:style-name="Heading_20_3" text:outline-level="3">Exercise 1</text:h>
      <text:p text:style-name="Preformatted_20_Text">Create a function called <text:span text:style-name="T6">tenOddIntegers()</text:span> which returns a list which contains 10 random odd integers between 1 and 99 inclusive.</text:p>
      <text:h text:style-name="Heading_20_3" text:outline-level="3">Exercise 2</text:h>
      <text:p text:style-name="Preformatted_20_Text">Create a function called <text:span text:style-name="T6">convertStringToList(string)</text:span> which takes a string as a parameter and returns a list which contains all of the characters in the string. <text:s/>Here is an example of how the function should work:</text:p>
      <text:p text:style-name="Preformatted_20_Text"/>
      <text:p text:style-name="Preformatted_20_Text">In&gt; convertStringToList("Hello friend!")</text:p>
      <text:p text:style-name="P21">Result&gt; {"H","e","l","l","o"," ","f","r","i","e","n","d","!"}</text:p>
      <text:p text:style-name="Preformatted_20_Text"/>
      <text:p text:style-name="Preformatted_20_Text">In&gt; convertStringToList("Computer Algebra System")</text:p>
      <text:p text:style-name="P21">Result&gt; {"C","o","m","p","u","t","e","r"," ","A","l","g","e","b","r","a"," ","S","y","s","t","e","m"}</text:p>
      <text:p text:style-name="Preformatted_20_Text"/>
      <text:h text:style-name="Heading_20_1" text:outline-level="1">Miscellaneous topics</text:h>
      <text:h text:style-name="Heading_20_2" text:outline-level="2">Incrementing And Decrementing Variables With The ++ And -- Operators</text:h>
      <text:p text:style-name="Text_20_body">Up until this point we have been adding 1 to a variable with code in the form of <text:span text:style-name="T6">x := x + 1</text:span> and subtracting 1 from a variable with code in the form of <text:span text:style-name="T6">x := x - 1</text:span>. <text:s/>Another name for <text:span text:style-name="T6">adding</text:span> 1 to a variable is <text:span text:style-name="T6">incrementing</text:span> it and <text:span text:style-name="T6">decrementing</text:span> a variable means to <text:span text:style-name="T6">subtract</text:span> 1 from it. <text:s/>Now that you have had some experience with these longer forms, it is time to show you shorter versions of them.</text:p>
      <text:h text:style-name="Heading_20_3" text:outline-level="3">Incrementing Variables With The ++ Operator</text:h>
      <text:p text:style-name="Text_20_body">The number 1 can be added to a variable by simply placing the ++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2</text:p>
      <text:p text:style-name="Preformatted_20_Text"/>
      <text:p text:style-name="Text_20_body">Here is a program that uses the <text:span text:style-name="T6">++</text:span> operator to increment a loop index variable:</text:p>
      <text:p text:style-name="P36"/>
      <text:p text:style-name="P36">%mathpiper</text:p>
      <text:p text:style-name="Preformatted_20_Text"/>
      <text:p text:style-name="P24">count <text:span text:style-name="T31">:=</text:span> <text:span text:style-name="T8">1</text:span>;</text:p>
      <text:p text:style-name="Preformatted_20_Text"/>
      <text:p text:style-name="P24"><text:span text:style-name="T29">While</text:span><text:span text:style-name="T5">(</text:span>count <text:span text:style-name="T5">&lt;=</text:span> <text:span text:style-name="T8">10</text:span><text:span text:style-name="T5">)</text:span></text:p>
      <text:p text:style-name="P24">[</text:p>
      <text:p text:style-name="P24"><text:s text:c="4"/><text:span text:style-name="T13">Echo</text:span><text:span text:style-name="T5">(</text:span>count<text:span text:style-name="T5">)</text:span>;</text:p>
      <text:p text:style-name="P24"><text:s text:c="4"/></text:p>
      <text:p text:style-name="P24"><text:s text:c="4"/>count<text:span text:style-name="T5">++</text:span>; <text:span text:style-name="T22">//The ++ operator increments the count variable.</text:span></text:p>
      <text:p text:style-name="P24">];</text:p>
      <text:p text:style-name="Preformatted_20_Text"/>
      <text:p text:style-name="P36">%/mathpiper</text:p>
      <text:p text:style-name="Preformatted_20_Text"/>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oft-page-break/><text:s text:c="6"/>2 </text:p>
      <text:p text:style-name="P24"><text:s text:c="6"/>3 </text:p>
      <text:p text:style-name="P24"><text:s text:c="6"/>4 </text:p>
      <text:p text:style-name="P24"><text:s text:c="6"/>5 </text:p>
      <text:p text:style-name="P24"><text:s text:c="6"/>6 </text:p>
      <text:p text:style-name="P24"><text:s text:c="6"/>7 </text:p>
      <text:p text:style-name="P24"><text:s text:c="6"/>8 </text:p>
      <text:p text:style-name="P24"><text:s text:c="6"/>9 </text:p>
      <text:p text:style-name="P24"><text:s text:c="6"/>10</text:p>
      <text:p text:style-name="P40">. <text:s text:c="2"/><text:span text:style-name="T18">%/output</text:span></text:p>
      <text:h text:style-name="Heading_20_3" text:outline-level="3">Decrementing Variables With The -- Operator</text:h>
      <text:p text:style-name="Text_20_body">The number 1 can be subtracted from a variable by simply placing the <text:span text:style-name="T6">--</text:span>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0</text:p>
      <text:p text:style-name="Preformatted_20_Text"/>
      <text:p text:style-name="Text_20_body">Here is a program that uses the <text:span text:style-name="T6">--</text:span> operator to decrement a loop index variable:</text:p>
      <text:p text:style-name="P36"/>
      <text:p text:style-name="P36">%mathpiper</text:p>
      <text:p text:style-name="Preformatted_20_Text"/>
      <text:p text:style-name="P24">count <text:span text:style-name="T31">:=</text:span> <text:span text:style-name="T8">10</text:span>;</text:p>
      <text:p text:style-name="Preformatted_20_Text"/>
      <text:p text:style-name="P24"><text:span text:style-name="T29">While</text:span><text:span text:style-name="T5">(</text:span>count <text:span text:style-name="T5">&gt;=</text:span> <text:span text:style-name="T8">1</text:span><text:span text:style-name="T5">)</text:span></text:p>
      <text:p text:style-name="P24">[</text:p>
      <text:p text:style-name="P24"><text:s text:c="4"/><text:span text:style-name="T13">Echo</text:span><text:span text:style-name="T5">(</text:span>count<text:span text:style-name="T5">)</text:span>;</text:p>
      <text:p text:style-name="P24"><text:s text:c="4"/></text:p>
      <text:p text:style-name="P24"><text:s text:c="4"/>count<text:span text:style-name="T5">--</text:span>; <text:span text:style-name="T22">//The -- operator decrements the count variable.</text:span></text:p>
      <text:p text:style-name="P24">];</text:p>
      <text:p text:style-name="Preformatted_20_Text"/>
      <text:p text:style-name="P36">%/mathpiper</text:p>
      <text:p text:style-name="Preformatted_20_Text"/>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0 </text:p>
      <text:p text:style-name="P24"><text:s text:c="6"/>9 </text:p>
      <text:p text:style-name="P24"><text:s text:c="6"/>8 </text:p>
      <text:p text:style-name="P24"><text:s text:c="6"/>7 </text:p>
      <text:p text:style-name="P24"><text:soft-page-break/><text:s text:c="6"/>6 </text:p>
      <text:p text:style-name="P24"><text:s text:c="6"/>5 </text:p>
      <text:p text:style-name="P24"><text:s text:c="6"/>4 </text:p>
      <text:p text:style-name="P24"><text:s text:c="6"/>3 </text:p>
      <text:p text:style-name="P24"><text:s text:c="6"/>2 </text:p>
      <text:p text:style-name="P24"><text:s text:c="6"/>1</text:p>
      <text:p text:style-name="P46">. <text:s text:c="2"/>%/out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3 - <text:date style:data-style-name="N37" text:date-value="2009-08-17T02:09:36.99">08/17/09</text:date><text:tab/>Introduction To Programming<text:tab/><text:page-number text:select-page="current">2</text:page-number>/<text:page-count>124</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8-17T02:09:37</dc:date>
    <meta:editing-cycles>389</meta:editing-cycles>
    <meta:editing-duration>PT231H51M02S</meta:editing-duration>
    <meta:document-statistic meta:table-count="39" meta:image-count="1" meta:object-count="17" meta:page-count="124" meta:paragraph-count="2716" meta:word-count="26035" meta:character-count="15794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